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84%"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7%" fo:text-align="left" style:tab-stop-distance="1in" fo:margin-left="0.955in" fo:margin-right="0in" fo:text-indent="-0.37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7%" fo:text-align="left" style:tab-stop-distance="1in" fo:margin-left="0.50833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7%" fo:text-align="left" style:tab-stop-distance="1in" fo:margin-left="0.50833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80">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6">
      <style:text-properties fo:font-variant="normal" fo:text-transform="none" fo:color="#191b0e"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7f7f7f"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7%" fo:text-align="left" style:tab-stop-distance="1in" fo:margin-left="0.375in" fo:margin-right="0in" fo:text-indent="-0.375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draw:fill="none" draw:stroke="solid" svg:stroke-width="0.01389in" svg:stroke-color="#000000" svg:stroke-opacity="100%"/>
    </style:style>
    <style:style style:family="text" style:name="a109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89%" fo:text-align="left" style:tab-stop-distance="1in" fo:margin-left="0.9375in" fo:margin-right="0in" fo:text-indent="-0.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7%" fo:text-align="left" style:tab-stop-distance="1in" fo:margin-left="1.3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7%" fo:text-align="left" style:tab-stop-distance="1in" fo:margin-left="0.375in" fo:margin-right="0in" fo:text-indent="-0.375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7%" fo:text-align="left" style:tab-stop-distance="1in" fo:margin-left="1.3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7%" fo:text-align="left" style:tab-stop-distance="1in" fo:margin-left="0.49167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8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7%" fo:text-align="left" style:tab-stop-distance="1in" fo:margin-left="0.58in" fo:margin-right="0in" fo:text-indent="0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7%" fo:text-align="left" style:tab-stop-distance="1in" fo:margin-left="0.375in" fo:margin-right="0in" fo:text-indent="-0.375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7%" fo:text-align="left" style:tab-stop-distance="1in" fo:margin-left="0.375in" fo:margin-right="0in" fo:text-indent="-0.375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7%" fo:text-align="left" style:tab-stop-distance="1in" fo:margin-left="0.42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7%" fo:text-align="left" style:tab-stop-distance="1in" fo:margin-left="0.42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7%" fo:text-align="left" style:tab-stop-distance="1in" fo:margin-left="0.8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7%" fo:text-align="left" style:tab-stop-distance="1in" fo:margin-left="0.42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7%"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4%"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4">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7%" fo:text-align="left" style:tab-stop-distance="1in" fo:margin-left="0.42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191b0e"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107%" fo:text-align="center"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7%" fo:text-align="left" style:tab-stop-distance="1in" fo:margin-left="0.375in" fo:margin-right="0in" fo:text-indent="-0.375in" fo:margin-top="0.13889in" fo:margin-bottom="0.11111in" style:punctuation-wrap="hanging" style:vertical-align="auto" style:writing-mode="lr-tb">
        <style:tab-stops>
          <style:tab-stop style:position="0.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7%" fo:text-align="left" style:tab-stop-distance="1in" fo:margin-left="1.96667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7%" fo:text-align="left" style:tab-stop-distance="1in" fo:margin-left="0.955in" fo:margin-right="0in" fo:text-indent="-0.37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4">
      <style:paragraph-properties fo:line-height="97%" fo:text-align="left" style:tab-stop-distance="1in" fo:margin-left="0.375in" fo:margin-right="0in" fo:text-indent="-0.375in" fo:margin-top="0.13889in" fo:margin-bottom="0.11111in" style:punctuation-wrap="hanging" style:vertical-align="auto" style:writing-mode="lr-tb">
        <style:tab-stops>
          <style:tab-stop style:position="0.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1">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4%" fo:text-align="left" style:tab-stop-distance="1in" fo:margin-left="1.16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4%" fo:text-align="left" style:tab-stop-distance="1in" fo:margin-left="1.16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7%" fo:text-align="left" style:tab-stop-distance="1in" fo:margin-left="1.81333in" fo:margin-right="0in" fo:text-indent="-0.42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575b5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1b1c1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7%" fo:text-align="left" style:tab-stop-distance="1in" fo:margin-left="1.81333in" fo:margin-right="0in" fo:text-indent="-0.42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4%" fo:text-align="left" style:tab-stop-distance="1in" fo:margin-left="1.16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0">
      <style:paragraph-properties fo:line-height="97%" fo:text-align="left" style:tab-stop-distance="1in" fo:margin-left="0.25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7%" fo:text-align="left" style:tab-stop-distance="1in" fo:margin-left="0.42in" fo:margin-right="0in" fo:text-indent="0.4916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191b0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7%"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191b0e"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7%" fo:text-align="left" style:tab-stop-distance="1in" fo:margin-left="1.96667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191b0e"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191b0e"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191b0e"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7%" fo:text-align="left" style:tab-stop-distance="1in" fo:margin-left="0.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191b0e" style:text-line-through-type="none" style:text-line-through-style="none" style:text-line-through-width="auto" style:text-line-through-color="font-color" style:text-position="0% 100%" fo:font-family="Franklin Gothic Book" style:font-family-asian="Calibri" style:font-family-complex="Times New Roman" style:font-family-generic-asian="swiss" style:font-family-generic-complex="roman"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7%"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191b0e" style:text-line-through-type="none" style:text-line-through-style="none" style:text-line-through-width="auto" style:text-line-through-color="font-color" style:text-position="0% 100%" fo:font-family="Franklin Gothic Book" style:font-family-asian="Calibri" style:font-family-complex="Times New Roman" style:font-family-generic-asian="swiss" style:font-family-generic-complex="roman"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7%"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3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191b0e" style:text-line-through-type="none" style:text-line-through-style="none" style:text-line-through-width="auto" style:text-line-through-color="font-color" style:text-position="0% 100%" fo:font-family="Franklin Gothic Book" style:font-family-asian="Calibri" style:font-family-complex="Times New Roman" style:font-family-generic-asian="swiss" style:font-family-generic-complex="roman"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191b0e" style:text-line-through-type="none" style:text-line-through-style="none" style:text-line-through-width="auto" style:text-line-through-color="font-color" style:text-position="0% 100%" fo:font-family="Franklin Gothic Book" style:font-family-asian="Calibri" style:font-family-complex="Times New Roman" style:font-family-generic-asian="swiss" style:font-family-generic-complex="roman"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7%"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7%"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7%" fo:text-align="left" style:tab-stop-distance="1in" fo:margin-left="1.0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7">
      <style:paragraph-properties fo:line-height="107%"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7%" fo:text-align="left" style:tab-stop-distance="1in" fo:margin-left="0.955in" fo:margin-right="0in" fo:text-indent="-0.37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7%" fo:text-align="left" style:tab-stop-distance="1in" fo:margin-left="1.08833in" fo:margin-right="0in" fo:text-indent="0.49167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9">
      <style:paragraph-properties fo:line-height="9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7%" fo:text-align="left" style:tab-stop-distance="1in" fo:margin-left="0.5in" fo:margin-right="0in" fo:text-indent="-0.5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7%"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7%"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7%" fo:text-align="left" style:tab-stop-distance="1in" fo:margin-left="1.475in" fo:margin-right="0in" fo:text-indent="-0.42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191b0e"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7%" fo:text-align="left" style:tab-stop-distance="1in" fo:margin-left="0.955in" fo:margin-right="0in" fo:text-indent="-0.375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7%" fo:text-align="left" style:tab-stop-distance="1in" fo:margin-left="1.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7%"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191b0e"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072">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255">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346">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25in" text:min-label-width="0.3125in"/>
        <style:text-properties fo:font-family="Courier New" style:font-family-generic="modern" style:font-pitch="fixed" fo:font-size="100%"/>
      </text:list-level-style-bullet>
      <text:list-level-style-bullet text:level="7" text:bullet-char="o">
        <style:list-level-properties text:space-before="2.75in" text:min-label-width="0.3125in"/>
        <style:text-properties fo:font-family="Courier New" style:font-family-generic="modern" style:font-pitch="fixed" fo:font-size="100%"/>
      </text:list-level-style-bullet>
      <text:list-level-style-bullet text:level="8" text:bullet-char="o">
        <style:list-level-properties text:space-before="3.25in" text:min-label-width="0.3125in"/>
        <style:text-properties fo:font-family="Courier New" style:font-family-generic="modern" style:font-pitch="fixed" fo:font-size="100%"/>
      </text:list-level-style-bullet>
      <text:list-level-style-bullet text:level="9" text:bullet-char="o">
        <style:list-level-properties text:space-before="3.75in" text:min-label-width="0.3125in"/>
        <style:text-properties fo:font-family="Courier New" style:font-family-generic="modern" style:font-pitch="fixed" fo:font-size="100%"/>
      </text:list-level-style-bullet>
    </text:list-style>
    <text:list-style style:name="a116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92">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34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76">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01">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988">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0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39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09">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30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25">
      <text:list-level-style-number text:level="1" style:num-format="" style:num-list-format-name="">
        <style:list-level-properties text:space-before="1.54667in" text:min-label-width="0.42in"/>
      </text:list-level-style-number>
      <text:list-level-style-number text:level="2" style:num-format="" style:num-list-format-name="">
        <style:list-level-properties text:space-before="2.12667in" text:min-label-width="0.42in"/>
      </text:list-level-style-number>
      <text:list-level-style-number text:level="3" style:num-format="" style:num-list-format-name="">
        <style:list-level-properties text:space-before="2.62667in" text:min-label-width="0.42in"/>
      </text:list-level-style-number>
      <text:list-level-style-number text:level="4" style:num-format="" style:num-list-format-name="">
        <style:list-level-properties text:space-before="3.12667in" text:min-label-width="0.42in"/>
      </text:list-level-style-number>
      <text:list-level-style-number text:level="5" style:num-format="" style:num-list-format-name="">
        <style:list-level-properties text:space-before="3.62667in" text:min-label-width="0.42in"/>
      </text:list-level-style-number>
      <text:list-level-style-number text:level="6" style:num-format="" style:num-list-format-name="">
        <style:list-level-properties text:space-before="3.87667in" text:min-label-width="0.42in"/>
      </text:list-level-style-number>
      <text:list-level-style-number text:level="7" style:num-format="" style:num-list-format-name="">
        <style:list-level-properties text:space-before="4.37667in" text:min-label-width="0.42in"/>
      </text:list-level-style-number>
      <text:list-level-style-number text:level="8" style:num-format="" style:num-list-format-name="">
        <style:list-level-properties text:space-before="4.87667in" text:min-label-width="0.42in"/>
      </text:list-level-style-number>
      <text:list-level-style-number text:level="9" style:num-format="" style:num-list-format-name="">
        <style:list-level-properties text:space-before="5.37667in" text:min-label-width="0.42in"/>
      </text:list-level-style-number>
    </text:list-style>
    <text:list-style style:name="a1216">
      <text:list-level-style-number text:level="1" style:num-format="" style:num-list-format-name="">
        <style:list-level-properties text:space-before="0.42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7">
      <text:list-level-style-bullet text:level="1" text:bullet-char="">
        <style:list-level-properties text:space-before="0in" text:min-label-width="0.3125in"/>
        <style:text-properties fo:font-family="Symbol" style:font-family-generic="roman" style:font-pitch="variable" style:font-charset="x-symbol" fo:font-size="100%"/>
      </text:list-level-style-bullet>
      <text:list-level-style-bullet text:level="2" text:bullet-char="">
        <style:list-level-properties text:space-before="0.5in" text:min-label-width="0.3125in"/>
        <style:text-properties fo:font-family="Symbol" style:font-family-generic="roman" style:font-pitch="variable" style:font-charset="x-symbol" fo:font-size="100%"/>
      </text:list-level-style-bullet>
      <text:list-level-style-bullet text:level="3" text:bullet-char="">
        <style:list-level-properties text:space-before="1in" text:min-label-width="0.3125in"/>
        <style:text-properties fo:font-family="Symbol" style:font-family-generic="roman" style:font-pitch="variable" style:font-charset="x-symbol" fo:font-size="100%"/>
      </text:list-level-style-bullet>
      <text:list-level-style-bullet text:level="4" text:bullet-char="">
        <style:list-level-properties text:space-before="1.5in" text:min-label-width="0.3125in"/>
        <style:text-properties fo:font-family="Symbol" style:font-family-generic="roman" style:font-pitch="variable" style:font-charset="x-symbol" fo:font-size="100%"/>
      </text:list-level-style-bullet>
      <text:list-level-style-bullet text:level="5" text:bullet-char="">
        <style:list-level-properties text:space-before="2in" text:min-label-width="0.3125in"/>
        <style:text-properties fo:font-family="Symbol" style:font-family-generic="roman" style:font-pitch="variable" style:font-charset="x-symbol" fo:font-size="100%"/>
      </text:list-level-style-bullet>
      <text:list-level-style-bullet text:level="6" text:bullet-char="">
        <style:list-level-properties text:space-before="2.25in" text:min-label-width="0.3125in"/>
        <style:text-properties fo:font-family="Symbol" style:font-family-generic="roman" style:font-pitch="variable" style:font-charset="x-symbol" fo:font-size="100%"/>
      </text:list-level-style-bullet>
      <text:list-level-style-bullet text:level="7" text:bullet-char="">
        <style:list-level-properties text:space-before="2.75in" text:min-label-width="0.3125in"/>
        <style:text-properties fo:font-family="Symbol" style:font-family-generic="roman" style:font-pitch="variable" style:font-charset="x-symbol" fo:font-size="100%"/>
      </text:list-level-style-bullet>
      <text:list-level-style-bullet text:level="8" text:bullet-char="">
        <style:list-level-properties text:space-before="3.25in" text:min-label-width="0.3125in"/>
        <style:text-properties fo:font-family="Symbol" style:font-family-generic="roman" style:font-pitch="variable" style:font-charset="x-symbol" fo:font-size="100%"/>
      </text:list-level-style-bullet>
      <text:list-level-style-bullet text:level="9" text:bullet-char="">
        <style:list-level-properties text:space-before="3.75in" text:min-label-width="0.3125in"/>
        <style:text-properties fo:font-family="Symbol" style:font-family-generic="roman" style:font-pitch="variable" style:font-charset="x-symbol" fo:font-size="100%"/>
      </text:list-level-style-bullet>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3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19">
      <text:list-level-style-bullet text:level="1" text:bullet-char="§">
        <style:list-level-properties text:space-before="0in" text:min-label-width="0.42in"/>
        <style:text-properties fo:font-family="Wingdings" style:font-pitch="variable" fo:font-size="100%"/>
      </text:list-level-style-bullet>
      <text:list-level-style-bullet text:level="2" text:bullet-char="§">
        <style:list-level-properties text:space-before="0.58in" text:min-label-width="0.42in"/>
        <style:text-properties fo:font-family="Wingdings" style:font-pitch="variable" fo:font-size="100%"/>
      </text:list-level-style-bullet>
      <text:list-level-style-bullet text:level="3" text:bullet-char="§">
        <style:list-level-properties text:space-before="1.08in" text:min-label-width="0.42in"/>
        <style:text-properties fo:font-family="Wingdings" style:font-pitch="variable" fo:font-size="100%"/>
      </text:list-level-style-bullet>
      <text:list-level-style-bullet text:level="4" text:bullet-char="§">
        <style:list-level-properties text:space-before="1.58in" text:min-label-width="0.42in"/>
        <style:text-properties fo:font-family="Wingdings" style:font-pitch="variable" fo:font-size="100%"/>
      </text:list-level-style-bullet>
      <text:list-level-style-bullet text:level="5" text:bullet-char="§">
        <style:list-level-properties text:space-before="2.08in" text:min-label-width="0.42in"/>
        <style:text-properties fo:font-family="Wingdings" style:font-pitch="variable" fo:font-size="100%"/>
      </text:list-level-style-bullet>
      <text:list-level-style-bullet text:level="6" text:bullet-char="§">
        <style:list-level-properties text:space-before="2.33in" text:min-label-width="0.42in"/>
        <style:text-properties fo:font-family="Wingdings" style:font-pitch="variable" fo:font-size="100%"/>
      </text:list-level-style-bullet>
      <text:list-level-style-bullet text:level="7" text:bullet-char="§">
        <style:list-level-properties text:space-before="2.83in" text:min-label-width="0.42in"/>
        <style:text-properties fo:font-family="Wingdings" style:font-pitch="variable" fo:font-size="100%"/>
      </text:list-level-style-bullet>
      <text:list-level-style-bullet text:level="8" text:bullet-char="§">
        <style:list-level-properties text:space-before="3.33in" text:min-label-width="0.42in"/>
        <style:text-properties fo:font-family="Wingdings" style:font-pitch="variable" fo:font-size="100%"/>
      </text:list-level-style-bullet>
      <text:list-level-style-bullet text:level="9" text:bullet-char="§">
        <style:list-level-properties text:space-before="3.83in" text:min-label-width="0.42in"/>
        <style:text-properties fo:font-family="Wingdings" style:font-pitch="variable" fo:font-size="100%"/>
      </text:list-level-style-bullet>
    </text:list-style>
    <text:list-style style:name="a1038">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61">
      <text:list-level-style-number text:level="1" style:num-format="" style:num-list-format-name="">
        <style:list-level-properties text:space-before="0.25in"/>
      </text:list-level-style-number>
      <text:list-level-style-number text:level="2" style:num-format="" style:num-list-format-name="">
        <style:list-level-properties text:space-before="0.83in"/>
      </text:list-level-style-number>
      <text:list-level-style-number text:level="3" style:num-format="" style:num-list-format-name="">
        <style:list-level-properties text:space-before="1.33in"/>
      </text:list-level-style-number>
      <text:list-level-style-number text:level="4" style:num-format="" style:num-list-format-name="">
        <style:list-level-properties text:space-before="1.83in"/>
      </text:list-level-style-number>
      <text:list-level-style-number text:level="5" style:num-format="" style:num-list-format-name="">
        <style:list-level-properties text:space-before="2.33in"/>
      </text:list-level-style-number>
      <text:list-level-style-number text:level="6" style:num-format="" style:num-list-format-name="">
        <style:list-level-properties text:space-before="2.58in"/>
      </text:list-level-style-number>
      <text:list-level-style-number text:level="7" style:num-format="" style:num-list-format-name="">
        <style:list-level-properties text:space-before="3.08in"/>
      </text:list-level-style-number>
      <text:list-level-style-number text:level="8" style:num-format="" style:num-list-format-name="">
        <style:list-level-properties text:space-before="3.58in"/>
      </text:list-level-style-number>
      <text:list-level-style-number text:level="9" style:num-format="" style:num-list-format-name="">
        <style:list-level-properties text:space-before="4.08in"/>
      </text:list-level-style-number>
    </text:list-style>
    <text:list-style style:name="a1352">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17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81">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264">
      <text:list-level-style-number text:level="1" style:num-format="" style:num-list-format-name="">
        <style:list-level-properties text:space-before="0.42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67">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085">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176">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99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02">
      <text:list-level-style-bullet text:level="1" text:bullet-char="ü">
        <style:list-level-properties text:space-before="0in" text:min-label-width="0.42in"/>
        <style:text-properties fo:font-family="Wingdings" style:font-pitch="variable" fo:font-size="100%"/>
      </text:list-level-style-bullet>
      <text:list-level-style-bullet text:level="2" text:bullet-char="ü">
        <style:list-level-properties text:space-before="0.58in" text:min-label-width="0.42in"/>
        <style:text-properties fo:font-family="Wingdings" style:font-pitch="variable" fo:font-size="100%"/>
      </text:list-level-style-bullet>
      <text:list-level-style-bullet text:level="3" text:bullet-char="ü">
        <style:list-level-properties text:space-before="1.08in" text:min-label-width="0.42in"/>
        <style:text-properties fo:font-family="Wingdings" style:font-pitch="variable" fo:font-size="100%"/>
      </text:list-level-style-bullet>
      <text:list-level-style-bullet text:level="4" text:bullet-char="ü">
        <style:list-level-properties text:space-before="1.58in" text:min-label-width="0.42in"/>
        <style:text-properties fo:font-family="Wingdings" style:font-pitch="variable" fo:font-size="100%"/>
      </text:list-level-style-bullet>
      <text:list-level-style-bullet text:level="5" text:bullet-char="ü">
        <style:list-level-properties text:space-before="2.08in" text:min-label-width="0.42in"/>
        <style:text-properties fo:font-family="Wingdings" style:font-pitch="variable" fo:font-size="100%"/>
      </text:list-level-style-bullet>
      <text:list-level-style-bullet text:level="6" text:bullet-char="ü">
        <style:list-level-properties text:space-before="2.33in" text:min-label-width="0.42in"/>
        <style:text-properties fo:font-family="Wingdings" style:font-pitch="variable" fo:font-size="100%"/>
      </text:list-level-style-bullet>
      <text:list-level-style-bullet text:level="7" text:bullet-char="ü">
        <style:list-level-properties text:space-before="2.83in" text:min-label-width="0.42in"/>
        <style:text-properties fo:font-family="Wingdings" style:font-pitch="variable" fo:font-size="100%"/>
      </text:list-level-style-bullet>
      <text:list-level-style-bullet text:level="8" text:bullet-char="ü">
        <style:list-level-properties text:space-before="3.33in" text:min-label-width="0.42in"/>
        <style:text-properties fo:font-family="Wingdings" style:font-pitch="variable" fo:font-size="100%"/>
      </text:list-level-style-bullet>
      <text:list-level-style-bullet text:level="9" text:bullet-char="ü">
        <style:list-level-properties text:space-before="3.83in" text:min-label-width="0.42in"/>
        <style:text-properties fo:font-family="Wingdings" style:font-pitch="variable" fo:font-size="100%"/>
      </text:list-level-style-bullet>
    </text:list-style>
    <text:list-style style:name="a998">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812">
      <text:list-level-style-number text:level="1" style:num-format="" style:num-list-format-name="">
        <style:list-level-properties text:space-before="0.81333in" text:min-label-width="0.42in"/>
      </text:list-level-style-number>
      <text:list-level-style-number text:level="2" style:num-format="" style:num-list-format-name="">
        <style:list-level-properties text:space-before="1.39333in" text:min-label-width="0.42in"/>
      </text:list-level-style-number>
      <text:list-level-style-number text:level="3" style:num-format="" style:num-list-format-name="">
        <style:list-level-properties text:space-before="1.89333in" text:min-label-width="0.42in"/>
      </text:list-level-style-number>
      <text:list-level-style-number text:level="4" style:num-format="" style:num-list-format-name="">
        <style:list-level-properties text:space-before="2.39333in" text:min-label-width="0.42in"/>
      </text:list-level-style-number>
      <text:list-level-style-number text:level="5" style:num-format="" style:num-list-format-name="">
        <style:list-level-properties text:space-before="2.89333in" text:min-label-width="0.42in"/>
      </text:list-level-style-number>
      <text:list-level-style-number text:level="6" style:num-format="" style:num-list-format-name="">
        <style:list-level-properties text:space-before="3.14333in" text:min-label-width="0.42in"/>
      </text:list-level-style-number>
      <text:list-level-style-number text:level="7" style:num-format="" style:num-list-format-name="">
        <style:list-level-properties text:space-before="3.64333in" text:min-label-width="0.42in"/>
      </text:list-level-style-number>
      <text:list-level-style-number text:level="8" style:num-format="" style:num-list-format-name="">
        <style:list-level-properties text:space-before="4.14333in" text:min-label-width="0.42in"/>
      </text:list-level-style-number>
      <text:list-level-style-number text:level="9" style:num-format="" style:num-list-format-name="">
        <style:list-level-properties text:space-before="4.64333in" text:min-label-width="0.42in"/>
      </text:list-level-style-number>
    </text:list-style>
    <text:list-style style:name="a1089">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906">
      <text:list-level-style-bullet text:level="1" text:bullet-char="ü">
        <style:list-level-properties text:space-before="0in" text:min-label-width="0.42in"/>
        <style:text-properties fo:font-family="Wingdings" style:font-pitch="variable" fo:font-size="100%"/>
      </text:list-level-style-bullet>
      <text:list-level-style-bullet text:level="2" text:bullet-char="ü">
        <style:list-level-properties text:space-before="0.58in" text:min-label-width="0.42in"/>
        <style:text-properties fo:font-family="Wingdings" style:font-pitch="variable" fo:font-size="100%"/>
      </text:list-level-style-bullet>
      <text:list-level-style-bullet text:level="3" text:bullet-char="ü">
        <style:list-level-properties text:space-before="1.08in" text:min-label-width="0.42in"/>
        <style:text-properties fo:font-family="Wingdings" style:font-pitch="variable" fo:font-size="100%"/>
      </text:list-level-style-bullet>
      <text:list-level-style-bullet text:level="4" text:bullet-char="ü">
        <style:list-level-properties text:space-before="1.58in" text:min-label-width="0.42in"/>
        <style:text-properties fo:font-family="Wingdings" style:font-pitch="variable" fo:font-size="100%"/>
      </text:list-level-style-bullet>
      <text:list-level-style-bullet text:level="5" text:bullet-char="ü">
        <style:list-level-properties text:space-before="2.08in" text:min-label-width="0.42in"/>
        <style:text-properties fo:font-family="Wingdings" style:font-pitch="variable" fo:font-size="100%"/>
      </text:list-level-style-bullet>
      <text:list-level-style-bullet text:level="6" text:bullet-char="ü">
        <style:list-level-properties text:space-before="2.33in" text:min-label-width="0.42in"/>
        <style:text-properties fo:font-family="Wingdings" style:font-pitch="variable" fo:font-size="100%"/>
      </text:list-level-style-bullet>
      <text:list-level-style-bullet text:level="7" text:bullet-char="ü">
        <style:list-level-properties text:space-before="2.83in" text:min-label-width="0.42in"/>
        <style:text-properties fo:font-family="Wingdings" style:font-pitch="variable" fo:font-size="100%"/>
      </text:list-level-style-bullet>
      <text:list-level-style-bullet text:level="8" text:bullet-char="ü">
        <style:list-level-properties text:space-before="3.33in" text:min-label-width="0.42in"/>
        <style:text-properties fo:font-family="Wingdings" style:font-pitch="variable" fo:font-size="100%"/>
      </text:list-level-style-bullet>
      <text:list-level-style-bullet text:level="9" text:bullet-char="ü">
        <style:list-level-properties text:space-before="3.83in" text:min-label-width="0.42in"/>
        <style:text-properties fo:font-family="Wingdings" style:font-pitch="variable" fo:font-size="100%"/>
      </text:list-level-style-bullet>
    </text:list-style>
    <text:list-style style:name="a816">
      <text:list-level-style-number text:level="1" style:num-format="" style:num-list-format-name="">
        <style:list-level-properties text:space-before="0.81333in" text:min-label-width="0.42in"/>
      </text:list-level-style-number>
      <text:list-level-style-number text:level="2" style:num-format="" style:num-list-format-name="">
        <style:list-level-properties text:space-before="1.39333in" text:min-label-width="0.42in"/>
      </text:list-level-style-number>
      <text:list-level-style-number text:level="3" style:num-format="" style:num-list-format-name="">
        <style:list-level-properties text:space-before="1.89333in" text:min-label-width="0.42in"/>
      </text:list-level-style-number>
      <text:list-level-style-number text:level="4" style:num-format="" style:num-list-format-name="">
        <style:list-level-properties text:space-before="2.39333in" text:min-label-width="0.42in"/>
      </text:list-level-style-number>
      <text:list-level-style-number text:level="5" style:num-format="" style:num-list-format-name="">
        <style:list-level-properties text:space-before="2.89333in" text:min-label-width="0.42in"/>
      </text:list-level-style-number>
      <text:list-level-style-number text:level="6" style:num-format="" style:num-list-format-name="">
        <style:list-level-properties text:space-before="3.14333in" text:min-label-width="0.42in"/>
      </text:list-level-style-number>
      <text:list-level-style-number text:level="7" style:num-format="" style:num-list-format-name="">
        <style:list-level-properties text:space-before="3.64333in" text:min-label-width="0.42in"/>
      </text:list-level-style-number>
      <text:list-level-style-number text:level="8" style:num-format="" style:num-list-format-name="">
        <style:list-level-properties text:space-before="4.14333in" text:min-label-width="0.42in"/>
      </text:list-level-style-number>
      <text:list-level-style-number text:level="9" style:num-format="" style:num-list-format-name="">
        <style:list-level-properties text:space-before="4.64333in" text:min-label-width="0.42in"/>
      </text:list-level-style-number>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31">
      <text:list-level-style-number text:level="1" style:num-format="" style:num-list-format-name="">
        <style:list-level-properties text:space-before="0.08in"/>
      </text:list-level-style-number>
      <text:list-level-style-number text:level="2" style:num-format="" style:num-list-format-name="">
        <style:list-level-properties text:space-before="0.66in"/>
      </text:list-level-style-number>
      <text:list-level-style-number text:level="3" style:num-format="" style:num-list-format-name="">
        <style:list-level-properties text:space-before="1.16in"/>
      </text:list-level-style-number>
      <text:list-level-style-number text:level="4" style:num-format="" style:num-list-format-name="">
        <style:list-level-properties text:space-before="1.66in"/>
      </text:list-level-style-number>
      <text:list-level-style-number text:level="5" style:num-format="" style:num-list-format-name="">
        <style:list-level-properties text:space-before="2.16in"/>
      </text:list-level-style-number>
      <text:list-level-style-number text:level="6" style:num-format="" style:num-list-format-name="">
        <style:list-level-properties text:space-before="2.41in"/>
      </text:list-level-style-number>
      <text:list-level-style-number text:level="7" style:num-format="" style:num-list-format-name="">
        <style:list-level-properties text:space-before="2.91in"/>
      </text:list-level-style-number>
      <text:list-level-style-number text:level="8" style:num-format="" style:num-list-format-name="">
        <style:list-level-properties text:space-before="3.41in"/>
      </text:list-level-style-number>
      <text:list-level-style-number text:level="9" style:num-format="" style:num-list-format-name="">
        <style:list-level-properties text:space-before="3.91in"/>
      </text:list-level-style-number>
    </text:list-style>
    <text:list-style style:name="a1223">
      <text:list-level-style-number text:level="1" style:num-format="" style:num-list-format-name="">
        <style:list-level-properties text:space-before="0in" text:min-label-width="0.42in"/>
      </text:list-level-style-number>
      <text:list-level-style-number text:level="2" style:num-format="" style:num-list-format-name="">
        <style:list-level-properties text:space-before="0.58in" text:min-label-width="0.42in"/>
      </text:list-level-style-number>
      <text:list-level-style-number text:level="3" style:num-format="" style:num-list-format-name="">
        <style:list-level-properties text:space-before="1.08in" text:min-label-width="0.42in"/>
      </text:list-level-style-number>
      <text:list-level-style-number text:level="4" style:num-format="" style:num-list-format-name="">
        <style:list-level-properties text:space-before="1.58in" text:min-label-width="0.42in"/>
      </text:list-level-style-number>
      <text:list-level-style-number text:level="5" style:num-format="" style:num-list-format-name="">
        <style:list-level-properties text:space-before="2.08in" text:min-label-width="0.42in"/>
      </text:list-level-style-number>
      <text:list-level-style-number text:level="6" style:num-format="" style:num-list-format-name="">
        <style:list-level-properties text:space-before="2.33in" text:min-label-width="0.42in"/>
      </text:list-level-style-number>
      <text:list-level-style-number text:level="7" style:num-format="" style:num-list-format-name="">
        <style:list-level-properties text:space-before="2.83in" text:min-label-width="0.42in"/>
      </text:list-level-style-number>
      <text:list-level-style-number text:level="8" style:num-format="" style:num-list-format-name="">
        <style:list-level-properties text:space-before="3.33in" text:min-label-width="0.42in"/>
      </text:list-level-style-number>
      <text:list-level-style-number text:level="9" style:num-format="" style:num-list-format-name="">
        <style:list-level-properties text:space-before="3.83in" text:min-label-width="0.42in"/>
      </text:list-level-style-number>
    </text:list-style>
    <text:list-style style:name="a140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4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60">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134">
      <text:list-level-style-number text:level="1" style:num-format="" style:num-list-format-name="">
        <style:list-level-properties text:space-before="0.08in"/>
      </text:list-level-style-number>
      <text:list-level-style-number text:level="2" style:num-format="" style:num-list-format-name="">
        <style:list-level-properties text:space-before="0.66in"/>
      </text:list-level-style-number>
      <text:list-level-style-number text:level="3" style:num-format="" style:num-list-format-name="">
        <style:list-level-properties text:space-before="1.16in"/>
      </text:list-level-style-number>
      <text:list-level-style-number text:level="4" style:num-format="" style:num-list-format-name="">
        <style:list-level-properties text:space-before="1.66in"/>
      </text:list-level-style-number>
      <text:list-level-style-number text:level="5" style:num-format="" style:num-list-format-name="">
        <style:list-level-properties text:space-before="2.16in"/>
      </text:list-level-style-number>
      <text:list-level-style-number text:level="6" style:num-format="" style:num-list-format-name="">
        <style:list-level-properties text:space-before="2.41in"/>
      </text:list-level-style-number>
      <text:list-level-style-number text:level="7" style:num-format="" style:num-list-format-name="">
        <style:list-level-properties text:space-before="2.91in"/>
      </text:list-level-style-number>
      <text:list-level-style-number text:level="8" style:num-format="" style:num-list-format-name="">
        <style:list-level-properties text:space-before="3.41in"/>
      </text:list-level-style-number>
      <text:list-level-style-number text:level="9" style:num-format="" style:num-list-format-name="">
        <style:list-level-properties text:space-before="3.91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408">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56">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68">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36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779">
      <text:list-level-style-number text:level="1" style:num-format="I" style:num-suffix="." style:num-list-format-name="">
        <style:list-level-properties text:space-before="0in" text:min-label-width="0.9375in"/>
        <style:text-properties fo:font-family="Calibri Light" fo:font-size="100%"/>
      </text:list-level-style-number>
      <text:list-level-style-number text:level="2" style:num-format="I" style:num-suffix="." style:num-list-format-name="">
        <style:list-level-properties text:space-before="0.5in" text:min-label-width="0.9375in"/>
        <style:text-properties fo:font-family="Calibri Light" fo:font-size="100%"/>
      </text:list-level-style-number>
      <text:list-level-style-number text:level="3" style:num-format="I" style:num-suffix="." style:num-list-format-name="">
        <style:list-level-properties text:space-before="1in" text:min-label-width="0.9375in"/>
        <style:text-properties fo:font-family="Calibri Light" fo:font-size="100%"/>
      </text:list-level-style-number>
      <text:list-level-style-number text:level="4" style:num-format="I" style:num-suffix="." style:num-list-format-name="">
        <style:list-level-properties text:space-before="1.5in" text:min-label-width="0.9375in"/>
        <style:text-properties fo:font-family="Calibri Light" fo:font-size="100%"/>
      </text:list-level-style-number>
      <text:list-level-style-number text:level="5" style:num-format="I" style:num-suffix="." style:num-list-format-name="">
        <style:list-level-properties text:space-before="2in" text:min-label-width="0.9375in"/>
        <style:text-properties fo:font-family="Calibri Light" fo:font-size="100%"/>
      </text:list-level-style-number>
      <text:list-level-style-number text:level="6" style:num-format="I" style:num-suffix="." style:num-list-format-name="">
        <style:list-level-properties text:space-before="2.5in" text:min-label-width="0.9375in"/>
        <style:text-properties fo:font-family="Calibri Light" fo:font-size="100%"/>
      </text:list-level-style-number>
      <text:list-level-style-number text:level="7" style:num-format="I" style:num-suffix="." style:num-list-format-name="">
        <style:list-level-properties text:space-before="3in" text:min-label-width="0.9375in"/>
        <style:text-properties fo:font-family="Calibri Light" fo:font-size="100%"/>
      </text:list-level-style-number>
      <text:list-level-style-number text:level="8" style:num-format="I" style:num-suffix="." style:num-list-format-name="">
        <style:list-level-properties text:space-before="3.5in" text:min-label-width="0.9375in"/>
        <style:text-properties fo:font-family="Calibri Light" fo:font-size="100%"/>
      </text:list-level-style-number>
      <text:list-level-style-number text:level="9" style:num-format="I" style:num-suffix="." style:num-list-format-name="">
        <style:list-level-properties text:space-before="4in" text:min-label-width="0.9375in"/>
        <style:text-properties fo:font-family="Calibri Light" fo:font-size="100%"/>
      </text:list-level-style-number>
    </text:list-style>
    <text:list-style style:name="a127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81">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136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8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93">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2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1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97">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00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0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41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22">
      <text:list-level-style-bullet text:level="1" text:bullet-char="">
        <style:list-level-properties text:space-before="0in" text:min-label-width="0.3125in"/>
        <style:text-properties fo:font-family="Symbol" style:font-family-generic="roman" style:font-pitch="variable" style:font-charset="x-symbol" fo:font-size="100%"/>
      </text:list-level-style-bullet>
      <text:list-level-style-bullet text:level="2" text:bullet-char="">
        <style:list-level-properties text:space-before="0.5in" text:min-label-width="0.3125in"/>
        <style:text-properties fo:font-family="Symbol" style:font-family-generic="roman" style:font-pitch="variable" style:font-charset="x-symbol" fo:font-size="100%"/>
      </text:list-level-style-bullet>
      <text:list-level-style-bullet text:level="3" text:bullet-char="">
        <style:list-level-properties text:space-before="1in" text:min-label-width="0.3125in"/>
        <style:text-properties fo:font-family="Symbol" style:font-family-generic="roman" style:font-pitch="variable" style:font-charset="x-symbol" fo:font-size="100%"/>
      </text:list-level-style-bullet>
      <text:list-level-style-bullet text:level="4" text:bullet-char="">
        <style:list-level-properties text:space-before="1.5in" text:min-label-width="0.3125in"/>
        <style:text-properties fo:font-family="Symbol" style:font-family-generic="roman" style:font-pitch="variable" style:font-charset="x-symbol" fo:font-size="100%"/>
      </text:list-level-style-bullet>
      <text:list-level-style-bullet text:level="5" text:bullet-char="">
        <style:list-level-properties text:space-before="2in" text:min-label-width="0.3125in"/>
        <style:text-properties fo:font-family="Symbol" style:font-family-generic="roman" style:font-pitch="variable" style:font-charset="x-symbol" fo:font-size="100%"/>
      </text:list-level-style-bullet>
      <text:list-level-style-bullet text:level="6" text:bullet-char="">
        <style:list-level-properties text:space-before="2.25in" text:min-label-width="0.3125in"/>
        <style:text-properties fo:font-family="Symbol" style:font-family-generic="roman" style:font-pitch="variable" style:font-charset="x-symbol" fo:font-size="100%"/>
      </text:list-level-style-bullet>
      <text:list-level-style-bullet text:level="7" text:bullet-char="">
        <style:list-level-properties text:space-before="2.75in" text:min-label-width="0.3125in"/>
        <style:text-properties fo:font-family="Symbol" style:font-family-generic="roman" style:font-pitch="variable" style:font-charset="x-symbol" fo:font-size="100%"/>
      </text:list-level-style-bullet>
      <text:list-level-style-bullet text:level="8" text:bullet-char="">
        <style:list-level-properties text:space-before="3.25in" text:min-label-width="0.3125in"/>
        <style:text-properties fo:font-family="Symbol" style:font-family-generic="roman" style:font-pitch="variable" style:font-charset="x-symbol" fo:font-size="100%"/>
      </text:list-level-style-bullet>
      <text:list-level-style-bullet text:level="9" text:bullet-char="">
        <style:list-level-properties text:space-before="3.75in" text:min-label-width="0.3125in"/>
        <style:text-properties fo:font-family="Symbol" style:font-family-generic="roman" style:font-pitch="variable" style:font-charset="x-symbol" fo:font-size="100%"/>
      </text:list-level-style-bullet>
    </text:list-style>
    <text:list-style style:name="a1140">
      <text:list-level-style-number text:level="1" style:num-format="" style:num-list-format-name="">
        <style:list-level-properties text:space-before="0.08in"/>
      </text:list-level-style-number>
      <text:list-level-style-number text:level="2" style:num-format="" style:num-list-format-name="">
        <style:list-level-properties text:space-before="0.66in"/>
      </text:list-level-style-number>
      <text:list-level-style-number text:level="3" style:num-format="" style:num-list-format-name="">
        <style:list-level-properties text:space-before="1.16in"/>
      </text:list-level-style-number>
      <text:list-level-style-number text:level="4" style:num-format="" style:num-list-format-name="">
        <style:list-level-properties text:space-before="1.66in"/>
      </text:list-level-style-number>
      <text:list-level-style-number text:level="5" style:num-format="" style:num-list-format-name="">
        <style:list-level-properties text:space-before="2.16in"/>
      </text:list-level-style-number>
      <text:list-level-style-number text:level="6" style:num-format="" style:num-list-format-name="">
        <style:list-level-properties text:space-before="2.41in"/>
      </text:list-level-style-number>
      <text:list-level-style-number text:level="7" style:num-format="" style:num-list-format-name="">
        <style:list-level-properties text:space-before="2.91in"/>
      </text:list-level-style-number>
      <text:list-level-style-number text:level="8" style:num-format="" style:num-list-format-name="">
        <style:list-level-properties text:space-before="3.41in"/>
      </text:list-level-style-number>
      <text:list-level-style-number text:level="9" style:num-format="" style:num-list-format-name="">
        <style:list-level-properties text:space-before="3.91in"/>
      </text:list-level-style-number>
    </text:list-style>
    <text:list-style style:name="a1232">
      <text:list-level-style-number text:level="1" style:num-format="" style:num-list-format-name="">
        <style:list-level-properties text:space-before="0in" text:min-label-width="0.42in"/>
      </text:list-level-style-number>
      <text:list-level-style-number text:level="2" style:num-format="" style:num-list-format-name="">
        <style:list-level-properties text:space-before="0.58in" text:min-label-width="0.42in"/>
      </text:list-level-style-number>
      <text:list-level-style-number text:level="3" style:num-format="" style:num-list-format-name="">
        <style:list-level-properties text:space-before="1.08in" text:min-label-width="0.42in"/>
      </text:list-level-style-number>
      <text:list-level-style-number text:level="4" style:num-format="" style:num-list-format-name="">
        <style:list-level-properties text:space-before="1.58in" text:min-label-width="0.42in"/>
      </text:list-level-style-number>
      <text:list-level-style-number text:level="5" style:num-format="" style:num-list-format-name="">
        <style:list-level-properties text:space-before="2.08in" text:min-label-width="0.42in"/>
      </text:list-level-style-number>
      <text:list-level-style-number text:level="6" style:num-format="" style:num-list-format-name="">
        <style:list-level-properties text:space-before="2.33in" text:min-label-width="0.42in"/>
      </text:list-level-style-number>
      <text:list-level-style-number text:level="7" style:num-format="" style:num-list-format-name="">
        <style:list-level-properties text:space-before="2.83in" text:min-label-width="0.42in"/>
      </text:list-level-style-number>
      <text:list-level-style-number text:level="8" style:num-format="" style:num-list-format-name="">
        <style:list-level-properties text:space-before="3.33in" text:min-label-width="0.42in"/>
      </text:list-level-style-number>
      <text:list-level-style-number text:level="9" style:num-format="" style:num-list-format-name="">
        <style:list-level-properties text:space-before="3.83in" text:min-label-width="0.42in"/>
      </text:list-level-style-number>
    </text:list-style>
    <text:list-style style:name="a141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25">
      <text:list-level-style-number text:level="1" style:num-format="" style:num-list-format-name="">
        <style:list-level-properties text:space-before="0.49167in"/>
      </text:list-level-style-number>
      <text:list-level-style-number text:level="2" style:num-format="" style:num-list-format-name="">
        <style:list-level-properties text:space-before="1.07167in"/>
      </text:list-level-style-number>
      <text:list-level-style-number text:level="3" style:num-format="" style:num-list-format-name="">
        <style:list-level-properties text:space-before="1.57167in"/>
      </text:list-level-style-number>
      <text:list-level-style-number text:level="4" style:num-format="" style:num-list-format-name="">
        <style:list-level-properties text:space-before="2.07167in"/>
      </text:list-level-style-number>
      <text:list-level-style-number text:level="5" style:num-format="" style:num-list-format-name="">
        <style:list-level-properties text:space-before="2.57167in"/>
      </text:list-level-style-number>
      <text:list-level-style-number text:level="6" style:num-format="" style:num-list-format-name="">
        <style:list-level-properties text:space-before="2.82167in"/>
      </text:list-level-style-number>
      <text:list-level-style-number text:level="7" style:num-format="" style:num-list-format-name="">
        <style:list-level-properties text:space-before="3.32167in"/>
      </text:list-level-style-number>
      <text:list-level-style-number text:level="8" style:num-format="" style:num-list-format-name="">
        <style:list-level-properties text:space-before="3.82167in"/>
      </text:list-level-style-number>
      <text:list-level-style-number text:level="9" style:num-format="" style:num-list-format-name="">
        <style:list-level-properties text:space-before="4.32167in"/>
      </text:list-level-style-number>
    </text:list-style>
    <text:list-style style:name="a1052">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144">
      <text:list-level-style-number text:level="1" style:num-format="" style:num-list-format-name="">
        <style:list-level-properties text:space-before="0in" text:min-label-width="0.42in"/>
      </text:list-level-style-number>
      <text:list-level-style-number text:level="2" style:num-format="" style:num-list-format-name="">
        <style:list-level-properties text:space-before="0.58in" text:min-label-width="0.42in"/>
      </text:list-level-style-number>
      <text:list-level-style-number text:level="3" style:num-format="" style:num-list-format-name="">
        <style:list-level-properties text:space-before="1.08in" text:min-label-width="0.42in"/>
      </text:list-level-style-number>
      <text:list-level-style-number text:level="4" style:num-format="" style:num-list-format-name="">
        <style:list-level-properties text:space-before="1.58in" text:min-label-width="0.42in"/>
      </text:list-level-style-number>
      <text:list-level-style-number text:level="5" style:num-format="" style:num-list-format-name="">
        <style:list-level-properties text:space-before="2.08in" text:min-label-width="0.42in"/>
      </text:list-level-style-number>
      <text:list-level-style-number text:level="6" style:num-format="" style:num-list-format-name="">
        <style:list-level-properties text:space-before="2.33in" text:min-label-width="0.42in"/>
      </text:list-level-style-number>
      <text:list-level-style-number text:level="7" style:num-format="" style:num-list-format-name="">
        <style:list-level-properties text:space-before="2.83in" text:min-label-width="0.42in"/>
      </text:list-level-style-number>
      <text:list-level-style-number text:level="8" style:num-format="" style:num-list-format-name="">
        <style:list-level-properties text:space-before="3.33in" text:min-label-width="0.42in"/>
      </text:list-level-style-number>
      <text:list-level-style-number text:level="9" style:num-format="" style:num-list-format-name="">
        <style:list-level-properties text:space-before="3.83in" text:min-label-width="0.42in"/>
      </text:list-level-style-number>
    </text:list-style>
    <text:list-style style:name="a141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62">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74">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783">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148">
      <text:list-level-style-number text:level="1" style:num-format="" style:num-list-format-name="">
        <style:list-level-properties text:space-before="1.54667in" text:min-label-width="0.42in"/>
      </text:list-level-style-number>
      <text:list-level-style-number text:level="2" style:num-format="" style:num-list-format-name="">
        <style:list-level-properties text:space-before="2.12667in" text:min-label-width="0.42in"/>
      </text:list-level-style-number>
      <text:list-level-style-number text:level="3" style:num-format="" style:num-list-format-name="">
        <style:list-level-properties text:space-before="2.62667in" text:min-label-width="0.42in"/>
      </text:list-level-style-number>
      <text:list-level-style-number text:level="4" style:num-format="" style:num-list-format-name="">
        <style:list-level-properties text:space-before="3.12667in" text:min-label-width="0.42in"/>
      </text:list-level-style-number>
      <text:list-level-style-number text:level="5" style:num-format="" style:num-list-format-name="">
        <style:list-level-properties text:space-before="3.62667in" text:min-label-width="0.42in"/>
      </text:list-level-style-number>
      <text:list-level-style-number text:level="6" style:num-format="" style:num-list-format-name="">
        <style:list-level-properties text:space-before="3.87667in" text:min-label-width="0.42in"/>
      </text:list-level-style-number>
      <text:list-level-style-number text:level="7" style:num-format="" style:num-list-format-name="">
        <style:list-level-properties text:space-before="4.37667in" text:min-label-width="0.42in"/>
      </text:list-level-style-number>
      <text:list-level-style-number text:level="8" style:num-format="" style:num-list-format-name="">
        <style:list-level-properties text:space-before="4.87667in" text:min-label-width="0.42in"/>
      </text:list-level-style-number>
      <text:list-level-style-number text:level="9" style:num-format="" style:num-list-format-name="">
        <style:list-level-properties text:space-before="5.37667in" text:min-label-width="0.42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58">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878">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96">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101">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288">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05">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1015">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33">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108">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18">
      <text:list-level-style-bullet text:level="1" text:bullet-char="•">
        <style:list-level-properties text:space-before="0in" text:min-label-width="0.42in"/>
        <style:text-properties fo:font-family="Arial" style:font-family-generic="swiss" style:font-pitch="variable" fo:font-size="100%"/>
      </text:list-level-style-bullet>
      <text:list-level-style-bullet text:level="2" text:bullet-char="•">
        <style:list-level-properties text:space-before="0.58in" text:min-label-width="0.42in"/>
        <style:text-properties fo:font-family="Arial" style:font-family-generic="swiss" style:font-pitch="variable" fo:font-size="100%"/>
      </text:list-level-style-bullet>
      <text:list-level-style-bullet text:level="3" text:bullet-char="•">
        <style:list-level-properties text:space-before="1.08in" text:min-label-width="0.42in"/>
        <style:text-properties fo:font-family="Arial" style:font-family-generic="swiss" style:font-pitch="variable" fo:font-size="100%"/>
      </text:list-level-style-bullet>
      <text:list-level-style-bullet text:level="4" text:bullet-char="•">
        <style:list-level-properties text:space-before="1.58in" text:min-label-width="0.42in"/>
        <style:text-properties fo:font-family="Arial" style:font-family-generic="swiss" style:font-pitch="variable" fo:font-size="100%"/>
      </text:list-level-style-bullet>
      <text:list-level-style-bullet text:level="5" text:bullet-char="•">
        <style:list-level-properties text:space-before="2.08in" text:min-label-width="0.42in"/>
        <style:text-properties fo:font-family="Arial" style:font-family-generic="swiss" style:font-pitch="variable" fo:font-size="100%"/>
      </text:list-level-style-bullet>
      <text:list-level-style-bullet text:level="6" text:bullet-char="•">
        <style:list-level-properties text:space-before="2.33in" text:min-label-width="0.42in"/>
        <style:text-properties fo:font-family="Arial" style:font-family-generic="swiss" style:font-pitch="variable" fo:font-size="100%"/>
      </text:list-level-style-bullet>
      <text:list-level-style-bullet text:level="7" text:bullet-char="•">
        <style:list-level-properties text:space-before="2.83in" text:min-label-width="0.42in"/>
        <style:text-properties fo:font-family="Arial" style:font-family-generic="swiss" style:font-pitch="variable" fo:font-size="100%"/>
      </text:list-level-style-bullet>
      <text:list-level-style-bullet text:level="8" text:bullet-char="•">
        <style:list-level-properties text:space-before="3.33in" text:min-label-width="0.42in"/>
        <style:text-properties fo:font-family="Arial" style:font-family-generic="swiss" style:font-pitch="variable" fo:font-size="100%"/>
      </text:list-level-style-bullet>
      <text:list-level-style-bullet text:level="9" text:bullet-char="•">
        <style:list-level-properties text:space-before="3.83in" text:min-label-width="0.42in"/>
        <style:text-properties fo:font-family="Arial" style:font-family-generic="swiss" style:font-pitch="variable" fo:font-size="100%"/>
      </text:list-level-style-bullet>
    </text:list-style>
    <text:list-style style:name="a929">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33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70">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81">
      <text:list-level-style-number text:level="1" style:num-format="" style:num-list-format-name="">
        <style:list-level-properties text:space-before="0.50833in"/>
      </text:list-level-style-number>
      <text:list-level-style-number text:level="2" style:num-format="" style:num-list-format-name="">
        <style:list-level-properties text:space-before="1.08833in"/>
      </text:list-level-style-number>
      <text:list-level-style-number text:level="3" style:num-format="" style:num-list-format-name="">
        <style:list-level-properties text:space-before="1.58833in"/>
      </text:list-level-style-number>
      <text:list-level-style-number text:level="4" style:num-format="" style:num-list-format-name="">
        <style:list-level-properties text:space-before="2.08833in"/>
      </text:list-level-style-number>
      <text:list-level-style-number text:level="5" style:num-format="" style:num-list-format-name="">
        <style:list-level-properties text:space-before="2.58833in"/>
      </text:list-level-style-number>
      <text:list-level-style-number text:level="6" style:num-format="" style:num-list-format-name="">
        <style:list-level-properties text:space-before="2.83833in"/>
      </text:list-level-style-number>
      <text:list-level-style-number text:level="7" style:num-format="" style:num-list-format-name="">
        <style:list-level-properties text:space-before="3.33833in"/>
      </text:list-level-style-number>
      <text:list-level-style-number text:level="8" style:num-format="" style:num-list-format-name="">
        <style:list-level-properties text:space-before="3.83833in"/>
      </text:list-level-style-number>
      <text:list-level-style-number text:level="9" style:num-format="" style:num-list-format-name="">
        <style:list-level-properties text:space-before="4.33833in"/>
      </text:list-level-style-number>
    </text:list-style>
    <text:list-style style:name="a791">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37">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884">
      <text:list-level-style-number text:level="1" style:num-format="" style:num-list-format-name="">
        <style:list-level-properties text:space-before="0.50833in"/>
      </text:list-level-style-number>
      <text:list-level-style-number text:level="2" style:num-format="" style:num-list-format-name="">
        <style:list-level-properties text:space-before="1.08833in"/>
      </text:list-level-style-number>
      <text:list-level-style-number text:level="3" style:num-format="" style:num-list-format-name="">
        <style:list-level-properties text:space-before="1.58833in"/>
      </text:list-level-style-number>
      <text:list-level-style-number text:level="4" style:num-format="" style:num-list-format-name="">
        <style:list-level-properties text:space-before="2.08833in"/>
      </text:list-level-style-number>
      <text:list-level-style-number text:level="5" style:num-format="" style:num-list-format-name="">
        <style:list-level-properties text:space-before="2.58833in"/>
      </text:list-level-style-number>
      <text:list-level-style-number text:level="6" style:num-format="" style:num-list-format-name="">
        <style:list-level-properties text:space-before="2.83833in"/>
      </text:list-level-style-number>
      <text:list-level-style-number text:level="7" style:num-format="" style:num-list-format-name="">
        <style:list-level-properties text:space-before="3.33833in"/>
      </text:list-level-style-number>
      <text:list-level-style-number text:level="8" style:num-format="" style:num-list-format-name="">
        <style:list-level-properties text:space-before="3.83833in"/>
      </text:list-level-style-number>
      <text:list-level-style-number text:level="9" style:num-format="" style:num-list-format-name="">
        <style:list-level-properties text:space-before="4.33833in"/>
      </text:list-level-style-number>
    </text:list-style>
    <text:list-style style:name="a1248">
      <text:list-level-style-number text:level="1" style:num-format="1" style:num-suffix="." style:num-list-format-name="">
        <style:list-level-properties text:space-before="0in" text:min-label-width="0.375in"/>
        <style:text-properties fo:font-family="Calibri Light" fo:font-size="100%"/>
      </text:list-level-style-number>
      <text:list-level-style-number text:level="2" style:num-format="1" style:num-suffix="." style:num-list-format-name="">
        <style:list-level-properties text:space-before="0.58in" text:min-label-width="0.375in"/>
        <style:text-properties fo:font-family="Calibri Light" fo:font-size="100%"/>
      </text:list-level-style-number>
      <text:list-level-style-number text:level="3" style:num-format="1" style:num-suffix="." style:num-list-format-name="">
        <style:list-level-properties text:space-before="1.08in" text:min-label-width="0.375in"/>
        <style:text-properties fo:font-family="Calibri Light" fo:font-size="100%"/>
      </text:list-level-style-number>
      <text:list-level-style-number text:level="4" style:num-format="1" style:num-suffix="." style:num-list-format-name="">
        <style:list-level-properties text:space-before="1.58in" text:min-label-width="0.375in"/>
        <style:text-properties fo:font-family="Calibri Light" fo:font-size="100%"/>
      </text:list-level-style-number>
      <text:list-level-style-number text:level="5" style:num-format="1" style:num-suffix="." style:num-list-format-name="">
        <style:list-level-properties text:space-before="2.08in" text:min-label-width="0.375in"/>
        <style:text-properties fo:font-family="Calibri Light" fo:font-size="100%"/>
      </text:list-level-style-number>
      <text:list-level-style-number text:level="6" style:num-format="1" style:num-suffix="." style:num-list-format-name="">
        <style:list-level-properties text:space-before="2.33in" text:min-label-width="0.375in"/>
        <style:text-properties fo:font-family="Calibri Light" fo:font-size="100%"/>
      </text:list-level-style-number>
      <text:list-level-style-number text:level="7" style:num-format="1" style:num-suffix="." style:num-list-format-name="">
        <style:list-level-properties text:space-before="2.83in" text:min-label-width="0.375in"/>
        <style:text-properties fo:font-family="Calibri Light" fo:font-size="100%"/>
      </text:list-level-style-number>
      <text:list-level-style-number text:level="8" style:num-format="1" style:num-suffix="." style:num-list-format-name="">
        <style:list-level-properties text:space-before="3.33in" text:min-label-width="0.375in"/>
        <style:text-properties fo:font-family="Calibri Light" fo:font-size="100%"/>
      </text:list-level-style-number>
      <text:list-level-style-number text:level="9" style:num-format="1" style:num-suffix="." style:num-list-format-name="">
        <style:list-level-properties text:space-before="3.83in" text:min-label-width="0.375in"/>
        <style:text-properties fo:font-family="Calibri Light" fo:font-size="100%"/>
      </text:list-level-style-number>
    </text:list-style>
    <text:list-style style:name="a1068">
      <text:list-level-style-number text:level="1" style:num-format="" style:num-list-format-name="">
        <style:list-level-properties text:space-before="1.055in" text:min-label-width="0.42in"/>
      </text:list-level-style-number>
      <text:list-level-style-number text:level="2" style:num-format="" style:num-list-format-name="">
        <style:list-level-properties text:space-before="1.635in" text:min-label-width="0.42in"/>
      </text:list-level-style-number>
      <text:list-level-style-number text:level="3" style:num-format="" style:num-list-format-name="">
        <style:list-level-properties text:space-before="2.135in" text:min-label-width="0.42in"/>
      </text:list-level-style-number>
      <text:list-level-style-number text:level="4" style:num-format="" style:num-list-format-name="">
        <style:list-level-properties text:space-before="2.635in" text:min-label-width="0.42in"/>
      </text:list-level-style-number>
      <text:list-level-style-number text:level="5" style:num-format="" style:num-list-format-name="">
        <style:list-level-properties text:space-before="3.135in" text:min-label-width="0.42in"/>
      </text:list-level-style-number>
      <text:list-level-style-number text:level="6" style:num-format="" style:num-list-format-name="">
        <style:list-level-properties text:space-before="3.385in" text:min-label-width="0.42in"/>
      </text:list-level-style-number>
      <text:list-level-style-number text:level="7" style:num-format="" style:num-list-format-name="">
        <style:list-level-properties text:space-before="3.885in" text:min-label-width="0.42in"/>
      </text:list-level-style-number>
      <text:list-level-style-number text:level="8" style:num-format="" style:num-list-format-name="">
        <style:list-level-properties text:space-before="4.385in" text:min-label-width="0.42in"/>
      </text:list-level-style-number>
      <text:list-level-style-number text:level="9" style:num-format="" style:num-list-format-name="">
        <style:list-level-properties text:space-before="4.885in" text:min-label-width="0.42in"/>
      </text:list-level-style-number>
    </text:list-style>
    <text:list-style style:name="a979">
      <text:list-level-style-number text:level="1" style:num-format="1" style:num-suffix="." style:num-list-format-name="" text:start-value="2">
        <style:list-level-properties text:space-before="0in" text:min-label-width="0.5in"/>
        <style:text-properties fo:font-family="Franklin Gothic Book" style:font-family-generic="swiss" style:font-pitch="variable" fo:font-size="100%"/>
      </text:list-level-style-number>
      <text:list-level-style-number text:level="2" style:num-format="1" style:num-suffix="." style:num-list-format-name="" text:start-value="2">
        <style:list-level-properties text:space-before="0.58in" text:min-label-width="0.5in"/>
        <style:text-properties fo:font-family="Franklin Gothic Book" style:font-family-generic="swiss" style:font-pitch="variable" fo:font-size="100%"/>
      </text:list-level-style-number>
      <text:list-level-style-number text:level="3" style:num-format="1" style:num-suffix="." style:num-list-format-name="" text:start-value="2">
        <style:list-level-properties text:space-before="1.08in" text:min-label-width="0.5in"/>
        <style:text-properties fo:font-family="Franklin Gothic Book" style:font-family-generic="swiss" style:font-pitch="variable" fo:font-size="100%"/>
      </text:list-level-style-number>
      <text:list-level-style-number text:level="4" style:num-format="1" style:num-suffix="." style:num-list-format-name="" text:start-value="2">
        <style:list-level-properties text:space-before="1.58in" text:min-label-width="0.5in"/>
        <style:text-properties fo:font-family="Franklin Gothic Book" style:font-family-generic="swiss" style:font-pitch="variable" fo:font-size="100%"/>
      </text:list-level-style-number>
      <text:list-level-style-number text:level="5" style:num-format="1" style:num-suffix="." style:num-list-format-name="" text:start-value="2">
        <style:list-level-properties text:space-before="2.08in" text:min-label-width="0.5in"/>
        <style:text-properties fo:font-family="Franklin Gothic Book" style:font-family-generic="swiss" style:font-pitch="variable" fo:font-size="100%"/>
      </text:list-level-style-number>
      <text:list-level-style-number text:level="6" style:num-format="1" style:num-suffix="." style:num-list-format-name="" text:start-value="2">
        <style:list-level-properties text:space-before="2.33in" text:min-label-width="0.5in"/>
        <style:text-properties fo:font-family="Franklin Gothic Book" style:font-family-generic="swiss" style:font-pitch="variable" fo:font-size="100%"/>
      </text:list-level-style-number>
      <text:list-level-style-number text:level="7" style:num-format="1" style:num-suffix="." style:num-list-format-name="" text:start-value="2">
        <style:list-level-properties text:space-before="2.83in" text:min-label-width="0.5in"/>
        <style:text-properties fo:font-family="Franklin Gothic Book" style:font-family-generic="swiss" style:font-pitch="variable" fo:font-size="100%"/>
      </text:list-level-style-number>
      <text:list-level-style-number text:level="8" style:num-format="1" style:num-suffix="." style:num-list-format-name="" text:start-value="2">
        <style:list-level-properties text:space-before="3.33in" text:min-label-width="0.5in"/>
        <style:text-properties fo:font-family="Franklin Gothic Book" style:font-family-generic="swiss" style:font-pitch="variable" fo:font-size="100%"/>
      </text:list-level-style-number>
      <text:list-level-style-number text:level="9" style:num-format="1" style:num-suffix="." style:num-list-format-name="" text:start-value="2">
        <style:list-level-properties text:space-before="3.83in" text:min-label-width="0.5in"/>
        <style:text-properties fo:font-family="Franklin Gothic Book" style:font-family-generic="swiss" style:font-pitch="variable" fo:font-size="100%"/>
      </text:list-level-style-number>
    </text:list-style>
    <text:list-style style:name="a138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8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9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38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04">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207">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43">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8in" text:min-label-width="0.375in"/>
        <style:text-properties fo:font-family="Symbol" style:font-family-generic="roman" style:font-pitch="variable" style:font-charset="x-symbol" fo:font-size="100%"/>
      </text:list-level-style-bullet>
      <text:list-level-style-bullet text:level="3" text:bullet-char="">
        <style:list-level-properties text:space-before="1.08in" text:min-label-width="0.375in"/>
        <style:text-properties fo:font-family="Symbol" style:font-family-generic="roman" style:font-pitch="variable" style:font-charset="x-symbol" fo:font-size="100%"/>
      </text:list-level-style-bullet>
      <text:list-level-style-bullet text:level="4" text:bullet-char="">
        <style:list-level-properties text:space-before="1.58in" text:min-label-width="0.375in"/>
        <style:text-properties fo:font-family="Symbol" style:font-family-generic="roman" style:font-pitch="variable" style:font-charset="x-symbol" fo:font-size="100%"/>
      </text:list-level-style-bullet>
      <text:list-level-style-bullet text:level="5" text:bullet-char="">
        <style:list-level-properties text:space-before="2.08in" text:min-label-width="0.375in"/>
        <style:text-properties fo:font-family="Symbol" style:font-family-generic="roman" style:font-pitch="variable" style:font-charset="x-symbol" fo:font-size="100%"/>
      </text:list-level-style-bullet>
      <text:list-level-style-bullet text:level="6" text:bullet-char="">
        <style:list-level-properties text:space-before="2.33in" text:min-label-width="0.375in"/>
        <style:text-properties fo:font-family="Symbol" style:font-family-generic="roman" style:font-pitch="variable" style:font-charset="x-symbol" fo:font-size="100%"/>
      </text:list-level-style-bullet>
      <text:list-level-style-bullet text:level="7" text:bullet-char="">
        <style:list-level-properties text:space-before="2.83in" text:min-label-width="0.375in"/>
        <style:text-properties fo:font-family="Symbol" style:font-family-generic="roman" style:font-pitch="variable" style:font-charset="x-symbol" fo:font-size="100%"/>
      </text:list-level-style-bullet>
      <text:list-level-style-bullet text:level="8" text:bullet-char="">
        <style:list-level-properties text:space-before="3.33in" text:min-label-width="0.375in"/>
        <style:text-properties fo:font-family="Symbol" style:font-family-generic="roman" style:font-pitch="variable" style:font-charset="x-symbol" fo:font-size="100%"/>
      </text:list-level-style-bullet>
      <text:list-level-style-bullet text:level="9" text:bullet-char="">
        <style:list-level-properties text:space-before="3.83in" text:min-label-width="0.375in"/>
        <style:text-properties fo:font-family="Symbol" style:font-family-generic="roman" style:font-pitch="variable" style:font-charset="x-symbol" fo:font-size="100%"/>
      </text:list-level-style-bullet>
    </text:list-style>
    <text:list-style style:name="a9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1026">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9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29">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text:list-style style:name="a848">
      <text:list-level-style-number text:level="1" style:num-format="" style:num-list-format-name="">
        <style:list-level-properties text:space-before="0.50833in"/>
      </text:list-level-style-number>
      <text:list-level-style-number text:level="2" style:num-format="" style:num-list-format-name="">
        <style:list-level-properties text:space-before="1.08833in"/>
      </text:list-level-style-number>
      <text:list-level-style-number text:level="3" style:num-format="" style:num-list-format-name="">
        <style:list-level-properties text:space-before="1.58833in"/>
      </text:list-level-style-number>
      <text:list-level-style-number text:level="4" style:num-format="" style:num-list-format-name="">
        <style:list-level-properties text:space-before="2.08833in"/>
      </text:list-level-style-number>
      <text:list-level-style-number text:level="5" style:num-format="" style:num-list-format-name="">
        <style:list-level-properties text:space-before="2.58833in"/>
      </text:list-level-style-number>
      <text:list-level-style-number text:level="6" style:num-format="" style:num-list-format-name="">
        <style:list-level-properties text:space-before="2.83833in"/>
      </text:list-level-style-number>
      <text:list-level-style-number text:level="7" style:num-format="" style:num-list-format-name="">
        <style:list-level-properties text:space-before="3.33833in"/>
      </text:list-level-style-number>
      <text:list-level-style-number text:level="8" style:num-format="" style:num-list-format-name="">
        <style:list-level-properties text:space-before="3.83833in"/>
      </text:list-level-style-number>
      <text:list-level-style-number text:level="9" style:num-format="" style:num-list-format-name="">
        <style:list-level-properties text:space-before="4.33833in"/>
      </text:list-level-style-number>
    </text:list-style>
    <text:list-style style:name="a1161">
      <text:list-level-style-number text:level="1" style:num-format="" style:num-list-format-name="">
        <style:list-level-properties text:space-before="0in"/>
      </text:list-level-style-number>
      <text:list-level-style-number text:level="2" style:num-format="" style:num-list-format-name="">
        <style:list-level-properties text:space-before="0.58in"/>
      </text:list-level-style-number>
      <text:list-level-style-number text:level="3" style:num-format="" style:num-list-format-name="">
        <style:list-level-properties text:space-before="1.08in"/>
      </text:list-level-style-number>
      <text:list-level-style-number text:level="4" style:num-format="" style:num-list-format-name="">
        <style:list-level-properties text:space-before="1.58in"/>
      </text:list-level-style-number>
      <text:list-level-style-number text:level="5" style:num-format="" style:num-list-format-name="">
        <style:list-level-properties text:space-before="2.08in"/>
      </text:list-level-style-number>
      <text:list-level-style-number text:level="6" style:num-format="" style:num-list-format-name="">
        <style:list-level-properties text:space-before="2.33in"/>
      </text:list-level-style-number>
      <text:list-level-style-number text:level="7" style:num-format="" style:num-list-format-name="">
        <style:list-level-properties text:space-before="2.83in"/>
      </text:list-level-style-number>
      <text:list-level-style-number text:level="8" style:num-format="" style:num-list-format-name="">
        <style:list-level-properties text:space-before="3.33in"/>
      </text:list-level-style-number>
      <text:list-level-style-number text:level="9" style:num-format="" style:num-list-format-name="">
        <style:list-level-properties text:space-before="3.83in"/>
      </text:list-level-style-number>
    </text:list-style>
  </office:automatic-styles>
  <office:body>
    <office:presentation>
      <draw:page draw:name="Slide1" draw:style-name="a762" draw:master-page-name="Master1-Layout1-title-Diapositive-de-titre" presentation:presentation-page-layout-name="Master1-PPL1" draw:id="Slide-256">
        <draw:frame draw:id="id86" presentation:style-name="a765" draw:name="Titre 1" svg:x="2.09441in" svg:y="1.85333in" svg:width="9.14395in" svg:height="1.09333in" presentation:class="title" presentation:placeholder="false">
          <draw:text-box>
            <text:p text:style-name="a764" text:class-names="" text:cond-style-name="" text:id="id85"><text:span text:style-name="a763" text:class-names="">Jour 1</text:span></text:p>
          </draw:text-box>
          <svg:title/>
          <svg:desc/>
        </draw:frame>
        <draw:frame draw:id="id88" presentation:style-name="a769" draw:name="Sous-titre 2" svg:x="2.57078in" svg:y="4.11583in" svg:width="7.47121in" svg:height="0.875in" presentation:class="subtitle" presentation:placeholder="false">
          <draw:text-box>
            <text:p text:style-name="a768" text:class-names="" text:cond-style-name="" text:id="id87"><text:span text:style-name="a766" text:class-names="">Introduction et bases</text:span><text:span text:style-name="a76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presentation:group-id="0" smil:begin="0.0s" smil:fill="hold">
                  <anim:set smil:targetElement="id86" smil:attributeName="visibility" smil:to="visible" smil:begin="0.0s" smil:dur="0.00100000004749745s" smil:fill="hold"/>
                  <anim:animate smil:targetElement="id86" smil:attributeName="width" smil:values="0;width" smil:keyTimes="0.0;1.0" smil:dur="1.0s" smil:fill="hold"/>
                  <anim:animate smil:targetElement="id86" smil:attributeName="height" smil:values="0;height" smil:keyTimes="0.0;1.0" smil:dur="1.0s" smil:fill="hold"/>
                  <anim:animate smil:targetElement="id86" smil:attributeName="rotate" smil:values="90;0" smil:keyTimes="0.0;1.0" smil:dur="1.0s" smil:fill="hold"/>
                  <anim:transitionFilter smil:targetElement="id86" smil:type="fade" smil:subtype="crossfade" smil:dur="1.0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87" smil:attributeName="visibility" smil:to="visible" smil:begin="0.0s" smil:dur="0.00100000004749745s" smil:fill="hold"/>
                  <anim:transitionFilter smil:targetElement="id87" smil:type="fade" smil:subtype="crossfade" smil:dur="1.0s"/>
                  <anim:animate smil:targetElement="id87" smil:attributeName="x" smil:values="x;x" smil:keyTimes="0.0;1.0" smil:dur="1.0s" smil:fill="hold"/>
                  <anim:animate smil:targetElement="id87" smil:attributeName="y" smil:values="y+.1;y" smil:keyTimes="0.0;1.0" smil:dur="1.0s" smil:fill="hold"/>
                </anim:par>
              </anim:par>
            </anim:par>
          </anim:seq>
        </anim:par>
        <presentation:notes draw:style-name="a775">
          <draw:page-thumbnail draw:page-number="1" svg:x="0.75in" svg:y="1.25in" svg:width="6in" svg:height="3.375in" presentation:class="page" draw:id="id89" presentation:style-name="a770" draw:name="Espace réservé de l'image des diapositives 1">
            <svg:title/>
            <svg:desc/>
          </draw:page-thumbnail>
          <draw:frame draw:id="id90" presentation:style-name="a771" draw:name="Espace réservé des notes 2" svg:x="0.75in" svg:y="4.8125in" svg:width="6in" svg:height="3.9375in" presentation:class="notes" presentation:placeholder="true">
            <draw:text-box/>
            <svg:title/>
            <svg:desc/>
          </draw:frame>
          <draw:frame draw:id="id91" draw:style-name="a774" draw:name="Espace réservé du numéro de diapositive 3" svg:x="4.24826in" svg:y="9.49826in" svg:width="3.25in" svg:height="0.50174in">
            <draw:text-box>
              <text:p text:style-name="a773" text:class-names="" text:cond-style-name=""><text:span text:style-name="a772" text:class-names=""><text:page-number style:num-format="1" text:fixed="false"/></text:span></text:p>
            </draw:text-box>
            <svg:title/>
            <svg:desc/>
          </draw:frame>
        </presentation:notes>
      </draw:page>
      <draw:page draw:name="Slide2" draw:style-name="a776" draw:master-page-name="Master1-Layout2-obj-Titre-et-contenu" presentation:presentation-page-layout-name="Master1-PPL2" draw:id="Slide-257">
        <draw:frame draw:id="id92" presentation:style-name="a780" draw:name="Titre 1" svg:x="1.5in" svg:y="0.75in" svg:width="10.5in" svg:height="0.85938in" presentation:class="title" presentation:placeholder="false">
          <draw:text-box>
            <text:list text:style-name="a779">
              <text:list-item>
                <text:p text:style-name="a778" text:class-names="" text:cond-style-name=""><text:span text:style-name="a777" text:class-names="">Prérequis indispensables</text:span></text:p>
              </text:list-item>
            </text:list>
          </draw:text-box>
          <svg:title/>
          <svg:desc/>
        </draw:frame>
        <draw:frame draw:id="id93" presentation:style-name="a817" draw:name="Espace réservé du contenu 2" svg:x="1.5in" svg:y="2.10937in" svg:width="10.5in" svg:height="4.64063in" presentation:class="outline" presentation:placeholder="false">
          <draw:text-box>
            <text:list text:style-name="a783">
              <text:list-item>
                <text:p text:style-name="a782" text:class-names="" text:cond-style-name=""><text:span text:style-name="a781" text:class-names="">Python :</text:span></text:p>
              </text:list-item>
            </text:list>
            <text:list text:style-name="a787">
              <text:list-item>
                <text:p text:style-name="a786" text:class-names="" text:cond-style-name=""><text:span text:style-name="a784" text:class-names=""><text:tab/><text:tab/>*Installer Python*</text:span><text:span text:style-name="a785" text:class-names=""/></text:p>
              </text:list-item>
            </text:list>
            <text:list text:style-name="a791">
              <text:list-item>
                <text:list text:style-name="a791">
                  <text:list-item>
                    <text:p text:style-name="a790" text:class-names="" text:cond-style-name=""><text:span text:style-name="a788" text:class-names="">Variables, type de données (nombre, chaînes, listes, dictionnaires).</text:span><text:span text:style-name="a789" text:class-names=""/></text:p>
                  </text:list-item>
                </text:list>
              </text:list-item>
            </text:list>
            <text:list text:style-name="a801">
              <text:list-item>
                <text:list text:style-name="a801">
                  <text:list-item>
                    <text:p text:style-name="a800" text:class-names="" text:cond-style-name=""><text:span text:style-name="a792" text:class-names="">Structure de contrôle (if/</text:span><text:span text:style-name="a793" text:class-names="">else</text:span><text:span text:style-name="a794" text:class-names="">, boucles<text:s text:c="1"/></text:span><text:span text:style-name="a795" text:class-names="">fo</text:span><text:span text:style-name="a796" text:class-names="">r<text:s text:c="1"/></text:span><text:span text:style-name="a797" text:class-names="">while</text:span><text:span text:style-name="a798" text:class-names="">).</text:span><text:span text:style-name="a799" text:class-names=""/></text:p>
                  </text:list-item>
                </text:list>
              </text:list-item>
            </text:list>
            <text:list text:style-name="a805">
              <text:list-item>
                <text:list text:style-name="a805">
                  <text:list-item>
                    <text:p text:style-name="a804" text:class-names="" text:cond-style-name=""><text:span text:style-name="a802" text:class-names="">Fonctions (définition, appel, arguments).</text:span><text:span text:style-name="a803" text:class-names=""/></text:p>
                  </text:list-item>
                </text:list>
              </text:list-item>
            </text:list>
            <text:list text:style-name="a809">
              <text:list-item>
                <text:list text:style-name="a809">
                  <text:list-item>
                    <text:p text:style-name="a808" text:class-names="" text:cond-style-name=""><text:span text:style-name="a806" text:class-names="">Notions de base de la programmation orientée objet (classes, objets).</text:span><text:span text:style-name="a807" text:class-names=""/></text:p>
                  </text:list-item>
                </text:list>
              </text:list-item>
            </text:list>
            <text:list text:style-name="a812">
              <text:list-item>
                <text:list text:style-name="a812">
                  <text:list-item>
                    <text:p text:style-name="a811" text:class-names="" text:cond-style-name=""><text:span text:style-name="a810" text:class-names=""/></text:p>
                  </text:list-item>
                </text:list>
              </text:list-item>
            </text:list>
            <text:list text:style-name="a816">
              <text:list-item>
                <text:list text:style-name="a816">
                  <text:list-item>
                    <text:p text:style-name="a815" text:class-names="" text:cond-style-name=""><text:span text:style-name="a813" text:class-names="">Pas besoin d'être un expert, mais une compréhension des fondamentaux est nécessaire.</text:span><text:span text:style-name="a814" text:class-names=""/></text:p>
                  </text:list-item>
                </text:list>
              </text:list-item>
            </text:list>
          </draw:text-box>
          <svg:title/>
          <svg:desc/>
        </draw:frame>
      </draw:page>
      <draw:page draw:name="Slide3" draw:style-name="a818" draw:master-page-name="Master1-Layout2-obj-Titre-et-contenu" presentation:presentation-page-layout-name="Master1-PPL2" draw:id="Slide-258">
        <draw:frame draw:id="id94" presentation:style-name="a885" draw:name="Espace réservé du contenu 2" svg:x="1.41667in" svg:y="0.24479in" svg:width="11.75in" svg:height="7.02605in" presentation:class="outline" presentation:placeholder="false">
          <draw:text-box>
            <text:list text:style-name="a823">
              <text:list-item>
                <text:p text:style-name="a822" text:class-names="" text:cond-style-name=""><text:span text:style-name="a819" text:class-names="">2.<text:s text:c="1"/></text:span><text:span text:style-name="a820" text:class-names="">HTML/CSS :</text:span><text:span text:style-name="a821" text:class-names=""/></text:p>
              </text:list-item>
            </text:list>
            <text:list text:style-name="a833">
              <text:list-item>
                <text:list text:style-name="a833">
                  <text:list-item>
                    <text:p text:style-name="a832" text:class-names="" text:cond-style-name=""><text:span text:style-name="a824" text:class-names="">Comprendre la structure de base d'une page HTML (balises &lt;html&gt;, &lt;</text:span><text:span text:style-name="a825" text:class-names="">head</text:span><text:span text:style-name="a826" text:class-names="">&gt;, &lt;body&gt;, titres &lt;h1&gt;, paragraphes &lt;p&gt;, liens &lt;a&gt;, listes &lt;</text:span><text:span text:style-name="a827" text:class-names="">ul</text:span><text:span text:style-name="a828" text:class-names="">&gt;/&lt;</text:span><text:span text:style-name="a829" text:class-names="">ol</text:span><text:span text:style-name="a830" text:class-names="">&gt;, etc.).</text:span><text:span text:style-name="a831" text:class-names=""/></text:p>
                  </text:list-item>
                </text:list>
              </text:list-item>
            </text:list>
            <text:list text:style-name="a843">
              <text:list-item>
                <text:list text:style-name="a843">
                  <text:list-item>
                    <text:p text:style-name="a842" text:class-names="" text:cond-style-name=""><text:span text:style-name="a834" text:class-names="">Savoir comment appliquer des styles simples avec CSS (sélecteurs, propriétés de base comme<text:s text:c="1"/></text:span><text:span text:style-name="a835" text:class-names="">color</text:span><text:span text:style-name="a836" text:class-names="">, font-size,<text:s text:c="1"/></text:span><text:span text:style-name="a837" text:class-names="">margin</text:span><text:span text:style-name="a838" text:class-names="">,<text:s text:c="1"/></text:span><text:span text:style-name="a839" text:class-names="">padding</text:span><text:span text:style-name="a840" text:class-names="">).</text:span><text:span text:style-name="a841" text:class-names=""/></text:p>
                  </text:list-item>
                </text:list>
              </text:list-item>
            </text:list>
            <text:list text:style-name="a848">
              <text:list-item>
                <text:list text:style-name="a848">
                  <text:list-item>
                    <text:p text:style-name="a847" text:class-names="" text:cond-style-name=""><text:span text:style-name="a844" text:class-names="">Des bases suffisent pour débuter avec les<text:s text:c="1"/></text:span><text:span text:style-name="a845" text:class-names="">templates</text:span><text:span text:style-name="a846" text:class-names=""><text:s text:c="1"/>Django.</text:span></text:p>
                  </text:list-item>
                </text:list>
              </text:list-item>
            </text:list>
            <text:list text:style-name="a852">
              <text:list-item>
                <text:p text:style-name="a851" text:class-names="" text:cond-style-name=""><text:span text:style-name="a849" text:class-names="">3. Ligne de Commande (Terminal/Console) :</text:span><text:span text:style-name="a850" text:class-names=""/></text:p>
              </text:list-item>
            </text:list>
            <text:list text:style-name="a856">
              <text:list-item>
                <text:list text:style-name="a856">
                  <text:list-item>
                    <text:p text:style-name="a855" text:class-names="" text:cond-style-name=""><text:span text:style-name="a853" text:class-names="">Ouvrir un terminal.</text:span><text:span text:style-name="a854" text:class-names=""/></text:p>
                  </text:list-item>
                </text:list>
              </text:list-item>
            </text:list>
            <text:list text:style-name="a860">
              <text:list-item>
                <text:list text:style-name="a860">
                  <text:list-item>
                    <text:p text:style-name="a859" text:class-names="" text:cond-style-name=""><text:span text:style-name="a857" text:class-names="">Naviguer entre les dossiers (cd).</text:span><text:span text:style-name="a858" text:class-names=""/></text:p>
                  </text:list-item>
                </text:list>
              </text:list-item>
            </text:list>
            <text:list text:style-name="a868">
              <text:list-item>
                <text:list text:style-name="a868">
                  <text:list-item>
                    <text:p text:style-name="a867" text:class-names="" text:cond-style-name=""><text:span text:style-name="a861" text:class-names="">Lister le contenu d'un dossier (ls sur<text:s text:c="1"/></text:span><text:span text:style-name="a862" text:class-names="">macOS</text:span><text:span text:style-name="a863" text:class-names="">/Linux,<text:s text:c="1"/></text:span><text:span text:style-name="a864" text:class-names="">dir</text:span><text:span text:style-name="a865" text:class-names=""><text:s text:c="1"/>sur Windows).</text:span><text:span text:style-name="a866" text:class-names=""/></text:p>
                  </text:list-item>
                </text:list>
              </text:list-item>
            </text:list>
            <text:list text:style-name="a874">
              <text:list-item>
                <text:list text:style-name="a874">
                  <text:list-item>
                    <text:p text:style-name="a873" text:class-names="" text:cond-style-name=""><text:span text:style-name="a869" text:class-names="">Créer un dossier (</text:span><text:span text:style-name="a870" text:class-names="">mkdir</text:span><text:span text:style-name="a871" text:class-names="">).</text:span><text:span text:style-name="a872" text:class-names=""/></text:p>
                  </text:list-item>
                </text:list>
              </text:list-item>
            </text:list>
            <text:list text:style-name="a878">
              <text:list-item>
                <text:list text:style-name="a878">
                  <text:list-item>
                    <text:p text:style-name="a877" text:class-names="" text:cond-style-name=""><text:span text:style-name="a875" text:class-names="">Exécuter des commandes (comme python).</text:span><text:span text:style-name="a876" text:class-names=""/></text:p>
                  </text:list-item>
                </text:list>
              </text:list-item>
            </text:list>
            <text:list text:style-name="a881">
              <text:list-item>
                <text:p text:style-name="a880" text:class-names="" text:cond-style-name=""><text:span text:style-name="a879" text:class-names=""/></text:p>
              </text:list-item>
            </text:list>
            <text:list text:style-name="a884">
              <text:list-item>
                <text:p text:style-name="a883" text:class-names="" text:cond-style-name=""><text:span text:style-name="a882" text:class-names=""/></text:p>
              </text:list-item>
            </text:list>
          </draw:text-box>
          <svg:title/>
          <svg:desc/>
        </draw:frame>
      </draw:page>
      <draw:page draw:name="Slide4" draw:style-name="a886" draw:master-page-name="Master1-Layout2-obj-Titre-et-contenu" presentation:presentation-page-layout-name="Master1-PPL2" draw:id="Slide-259">
        <draw:frame draw:id="id95" presentation:style-name="a889" draw:name="Titre 1" svg:x="1.5in" svg:y="0.75in" svg:width="10.5in" svg:height="0.85938in" presentation:class="title" presentation:placeholder="false">
          <draw:text-box>
            <text:p text:style-name="a888" text:class-names="" text:cond-style-name=""><text:span text:style-name="a887" text:class-names="">II.<text:tab/>Introduction au Framework Django</text:span></text:p>
          </draw:text-box>
          <svg:title/>
          <svg:desc/>
        </draw:frame>
        <draw:frame draw:id="id96" presentation:style-name="a930" draw:name="Espace réservé du contenu 2" svg:x="1.5in" svg:y="1.60938in" svg:width="10.5in" svg:height="5.14062in" presentation:class="outline" presentation:placeholder="false">
          <draw:text-box>
            <text:list text:style-name="a892">
              <text:list-item>
                <text:p text:style-name="a891" text:class-names="" text:cond-style-name=""><text:span text:style-name="a890" text:class-names="">Qu’est-ce que Django et pourquoi l’utiliser ?</text:span></text:p>
              </text:list-item>
            </text:list>
            <text:list text:style-name="a895">
              <text:list-item>
                <text:p text:style-name="a894" text:class-names="" text:cond-style-name=""><text:span text:style-name="a893" text:class-names=""/></text:p>
              </text:list-item>
            </text:list>
            <text:list text:style-name="a902">
              <text:list-item>
                <text:list text:style-name="a902">
                  <text:list-item>
                    <text:p text:style-name="a901" text:class-names="" text:cond-style-name=""><text:span text:style-name="a896" text:class-names="">Django est un<text:s text:c="1"/></text:span><text:span text:style-name="a897" text:class-names="">framework web open source en Python</text:span><text:span text:style-name="a898" text:class-names="">, conçu pour faciliter le développement rapide, sécurisé et maintenable d’applications web dynamiques. (Instagram, sportify ou encore Youtube ils étaient tous en partie basé sur le langage python car ils ont un outil en commun qui s’appelle:<text:s text:c="1"/></text:span><text:span text:style-name="a899" text:class-names="">Django</text:span><text:span text:style-name="a900" text:class-names="">).</text:span></text:p>
                  </text:list-item>
                </text:list>
              </text:list-item>
            </text:list>
            <text:list text:style-name="a906">
              <text:list-item>
                <text:list text:style-name="a906">
                  <text:list-item>
                    <text:p text:style-name="a905" text:class-names="" text:cond-style-name=""><text:span text:style-name="a903" text:class-names="">Pourquoi utiliser un Framework Web comme Django ?</text:span><text:span text:style-name="a904" text:class-names=""/></text:p>
                  </text:list-item>
                </text:list>
              </text:list-item>
            </text:list>
            <text:list text:style-name="a910">
              <text:list-item>
                <text:list text:style-name="a910">
                  <text:list-item>
                    <text:list text:style-name="a910">
                      <text:list-item>
                        <text:p text:style-name="a909" text:class-names="" text:cond-style-name=""><text:span text:style-name="a907" text:class-names="">Créer une application web moderne à partir de zéro est complexe. Il faut gérer :</text:span><text:span text:style-name="a908" text:class-names=""/></text:p>
                      </text:list-item>
                    </text:list>
                  </text:list-item>
                </text:list>
              </text:list-item>
            </text:list>
            <text:list text:style-name="a914">
              <text:list-item>
                <text:list text:style-name="a914">
                  <text:list-item>
                    <text:list text:style-name="a914">
                      <text:list-item>
                        <text:p text:style-name="a913" text:class-names="" text:cond-style-name=""><text:span text:style-name="a911" text:class-names="">Les requêtes et les réponses HTTP.</text:span><text:span text:style-name="a912" text:class-names=""/></text:p>
                      </text:list-item>
                    </text:list>
                  </text:list-item>
                </text:list>
              </text:list-item>
            </text:list>
            <text:list text:style-name="a918">
              <text:list-item>
                <text:list text:style-name="a918">
                  <text:list-item>
                    <text:list text:style-name="a918">
                      <text:list-item>
                        <text:p text:style-name="a917" text:class-names="" text:cond-style-name=""><text:span text:style-name="a915" text:class-names="">L'interaction avec les bases de données (stocker, récupérer des informations).</text:span><text:span text:style-name="a916" text:class-names=""/></text:p>
                      </text:list-item>
                    </text:list>
                  </text:list-item>
                </text:list>
              </text:list-item>
            </text:list>
            <text:list text:style-name="a921">
              <text:list-item>
                <text:list text:style-name="a921">
                  <text:list-item>
                    <text:list text:style-name="a921">
                      <text:list-item>
                        <text:p text:style-name="a920" text:class-names="" text:cond-style-name=""><text:span text:style-name="a919" text:class-names="">La gestion des utilisateurs (connexion, inscription).</text:span></text:p>
                      </text:list-item>
                    </text:list>
                  </text:list-item>
                </text:list>
              </text:list-item>
            </text:list>
            <text:list text:style-name="a926">
              <text:list-item>
                <text:list text:style-name="a926">
                  <text:list-item>
                    <text:list text:style-name="a926">
                      <text:list-item>
                        <text:p text:style-name="a925" text:class-names="" text:cond-style-name=""><text:span text:style-name="a922" text:class-names="">La sécurité (protéger contre les attaques).</text:span><text:span text:style-name="a923" text:class-names=""><text:s text:c="1"/></text:span><text:span text:style-name="a924" text:class-names=""> </text:span></text:p>
                      </text:list-item>
                    </text:list>
                  </text:list-item>
                </text:list>
              </text:list-item>
            </text:list>
            <text:list text:style-name="a929">
              <text:list-item>
                <text:list text:style-name="a929">
                  <text:list-item>
                    <text:p text:style-name="a928" text:class-names="" text:cond-style-name=""><text:span text:style-name="a927" text:class-names=""/></text:p>
                  </text:list-item>
                </text:list>
              </text:list-item>
            </text:list>
          </draw:text-box>
          <svg:title/>
          <svg:desc/>
        </draw:frame>
      </draw:page>
      <draw:page draw:name="Slide5" draw:style-name="a931" draw:master-page-name="Master1-Layout2-obj-Titre-et-contenu" presentation:presentation-page-layout-name="Master1-PPL2" draw:id="Slide-260">
        <draw:frame draw:id="id97" presentation:style-name="a974" draw:name="Espace réservé du contenu 2" svg:x="1.41667in" svg:y="0.24479in" svg:width="11.75in" svg:height="7.02605in" presentation:class="outline" presentation:placeholder="false">
          <draw:text-box>
            <text:list text:style-name="a934">
              <text:list-item>
                <text:list text:style-name="a934">
                  <text:list-item>
                    <text:list text:style-name="a934">
                      <text:list-item>
                        <text:p text:style-name="a933" text:class-names="" text:cond-style-name=""><text:span text:style-name="a932" text:class-names=""/></text:p>
                      </text:list-item>
                    </text:list>
                  </text:list-item>
                </text:list>
              </text:list-item>
            </text:list>
            <text:list text:style-name="a938">
              <text:list-item>
                <text:list text:style-name="a938">
                  <text:list-item>
                    <text:list text:style-name="a938">
                      <text:list-item>
                        <text:p text:style-name="a937" text:class-names="" text:cond-style-name=""><text:span text:style-name="a935" text:class-names="">La génération de HTML dynamique.</text:span><text:span text:style-name="a936" text:class-names=""/></text:p>
                      </text:list-item>
                    </text:list>
                  </text:list-item>
                </text:list>
              </text:list-item>
            </text:list>
            <text:list text:style-name="a942">
              <text:list-item>
                <text:list text:style-name="a942">
                  <text:list-item>
                    <text:list text:style-name="a942">
                      <text:list-item>
                        <text:p text:style-name="a941" text:class-names="" text:cond-style-name=""><text:span text:style-name="a939" text:class-names="">Et bien plus encore...</text:span><text:span text:style-name="a940" text:class-names=""/></text:p>
                      </text:list-item>
                    </text:list>
                  </text:list-item>
                </text:list>
              </text:list-item>
            </text:list>
            <text:list text:style-name="a945">
              <text:list-item>
                <text:list text:style-name="a945">
                  <text:list-item>
                    <text:list text:style-name="a945">
                      <text:list-item>
                        <text:p text:style-name="a944" text:class-names="" text:cond-style-name=""><text:span text:style-name="a943" text:class-names=""/></text:p>
                      </text:list-item>
                    </text:list>
                  </text:list-item>
                </text:list>
              </text:list-item>
            </text:list>
            <text:list text:style-name="a948">
              <text:list-item>
                <text:p text:style-name="a947" text:class-names="" text:cond-style-name=""><text:span text:style-name="a946" text:class-names="">Pourquoi choisir Django ?</text:span></text:p>
              </text:list-item>
            </text:list>
            <text:list text:style-name="a953">
              <text:list-item>
                <text:list text:style-name="a953">
                  <text:list-item>
                    <text:p text:style-name="a952" text:class-names="" text:cond-style-name=""><text:span text:style-name="a949" text:class-names="">Django est un<text:s text:c="1"/></text:span><text:span text:style-name="a950" text:class-names="">framework</text:span><text:span text:style-name="a951" text:class-names=""><text:s text:c="1"/>Python "haut niveau" qui encourage le développement rapide et une conception propre et pragmatique. Ses points forts :</text:span></text:p>
                  </text:list-item>
                </text:list>
              </text:list-item>
            </text:list>
            <text:list text:style-name="a956">
              <text:list-item>
                <text:list text:style-name="a956">
                  <text:list-item>
                    <text:list text:style-name="a956">
                      <text:list-item>
                        <text:p text:style-name="a955" text:class-names="" text:cond-style-name=""><text:span text:style-name="a954" text:class-names="">• ORM intégré : Tu manipules ta base de données sans écrire de SQL</text:span></text:p>
                      </text:list-item>
                    </text:list>
                  </text:list-item>
                </text:list>
              </text:list-item>
            </text:list>
            <text:list text:style-name="a959">
              <text:list-item>
                <text:list text:style-name="a959">
                  <text:list-item>
                    <text:list text:style-name="a959">
                      <text:list-item>
                        <text:p text:style-name="a958" text:class-names="" text:cond-style-name=""><text:span text:style-name="a957" text:class-names="">• Interface d’administration automatique : Générée à partir de tes modèles</text:span></text:p>
                      </text:list-item>
                    </text:list>
                  </text:list-item>
                </text:list>
              </text:list-item>
            </text:list>
            <text:list text:style-name="a962">
              <text:list-item>
                <text:list text:style-name="a962">
                  <text:list-item>
                    <text:list text:style-name="a962">
                      <text:list-item>
                        <text:p text:style-name="a961" text:class-names="" text:cond-style-name=""><text:span text:style-name="a960" text:class-names="">• Sécurité renforcée : Protection contre les failles courantes (XSS, CSRF, injection SQL…)</text:span></text:p>
                      </text:list-item>
                    </text:list>
                  </text:list-item>
                </text:list>
              </text:list-item>
            </text:list>
            <text:list text:style-name="a967">
              <text:list-item>
                <text:list text:style-name="a967">
                  <text:list-item>
                    <text:list text:style-name="a967">
                      <text:list-item>
                        <text:p text:style-name="a966" text:class-names="" text:cond-style-name=""><text:span text:style-name="a963" text:class-names="">•<text:s text:c="1"/></text:span><text:span text:style-name="a964" text:class-names="">Routing</text:span><text:span text:style-name="a965" text:class-names=""><text:s text:c="1"/>d’URL puissant : Basé sur des expressions régulières ou des chemins clairs</text:span></text:p>
                      </text:list-item>
                    </text:list>
                  </text:list-item>
                </text:list>
              </text:list-item>
            </text:list>
            <text:list text:style-name="a970">
              <text:list-item>
                <text:list text:style-name="a970">
                  <text:list-item>
                    <text:list text:style-name="a970">
                      <text:list-item>
                        <text:p text:style-name="a969" text:class-names="" text:cond-style-name=""><text:span text:style-name="a968" text:class-names="">• Communauté Active : Une large communauté signifie beaucoup d'aide, de documentation et de paquets tiers disponibles.</text:span></text:p>
                      </text:list-item>
                    </text:list>
                  </text:list-item>
                </text:list>
              </text:list-item>
            </text:list>
            <text:list text:style-name="a973">
              <text:list-item>
                <text:p text:style-name="a972" text:class-names="" text:cond-style-name=""><text:span text:style-name="a971" text:class-names=""/></text:p>
              </text:list-item>
            </text:list>
          </draw:text-box>
          <svg:title/>
          <svg:desc/>
        </draw:frame>
      </draw:page>
      <draw:page draw:name="Slide7" draw:style-name="a975" draw:master-page-name="Master1-Layout2-obj-Titre-et-contenu" presentation:presentation-page-layout-name="Master1-PPL2" draw:id="Slide-262">
        <draw:frame draw:id="id98" presentation:style-name="a1042" draw:name="Espace réservé du contenu 2" svg:x="1.55263in" svg:y="0.4427in" svg:width="10.99123in" svg:height="6.838in" presentation:class="outline" presentation:placeholder="false">
          <draw:text-box>
            <text:list text:style-name="a979">
              <text:list-item>
                <text:p text:style-name="a978" text:class-names="" text:cond-style-name=""><text:span text:style-name="a976" text:class-names="">Installation de l'environnement de Développement</text:span><text:span text:style-name="a977" text:class-names=""/></text:p>
              </text:list-item>
            </text:list>
            <text:list text:style-name="a983">
              <text:list-item>
                <text:p text:style-name="a982" text:class-names="" text:cond-style-name=""><text:span text:style-name="a980" text:class-names=""><text:tab/></text:span><text:span text:style-name="a981" text:class-names="">Nous allons maintenant installer les outils nécessaires.</text:span></text:p>
              </text:list-item>
            </text:list>
            <text:list text:style-name="a988">
              <text:list-item>
                <text:list text:style-name="a988">
                  <text:list-item>
                    <text:list text:style-name="a988">
                      <text:list-item>
                        <text:p text:style-name="a987" text:class-names="" text:cond-style-name=""><text:span text:style-name="a984" text:class-names="">Installer Python et<text:s text:c="1"/></text:span><text:span text:style-name="a985" text:class-names="">pip</text:span><text:span text:style-name="a986" text:class-names=""><text:s text:c="1"/></text:span></text:p>
                      </text:list-item>
                    </text:list>
                  </text:list-item>
                </text:list>
              </text:list-item>
            </text:list>
            <text:list text:style-name="a995">
              <text:list-item>
                <text:list text:style-name="a995">
                  <text:list-item>
                    <text:list text:style-name="a995">
                      <text:list-item>
                        <text:list text:style-name="a995">
                          <text:list-item>
                            <text:p text:style-name="a994" text:class-names="" text:cond-style-name=""><text:span text:style-name="a989" text:class-names=""><text:tab/>Django est un<text:s text:c="1"/></text:span><text:span text:style-name="a990" text:class-names="">framework</text:span><text:span text:style-name="a991" text:class-names=""><text:s text:c="1"/>Python, il faut donc que Python soit installé sur votre machine.<text:s text:c="1"/></text:span><text:span text:style-name="a992" text:class-names="">pip</text:span><text:span text:style-name="a993" text:class-names=""><text:s text:c="1"/>est le gestionnaire de paquets de Python, utilisé pour installer Django et d'autres bibliothèques.</text:span></text:p>
                          </text:list-item>
                        </text:list>
                      </text:list-item>
                    </text:list>
                  </text:list-item>
                </text:list>
              </text:list-item>
            </text:list>
            <text:list text:style-name="a998">
              <text:list-item>
                <text:list text:style-name="a998">
                  <text:list-item>
                    <text:list text:style-name="a998">
                      <text:list-item>
                        <text:p text:style-name="a997" text:class-names="" text:cond-style-name=""><text:span text:style-name="a996" text:class-names="">Vérifier l'installation : Ouvrez votre terminal et tapez :</text:span></text:p>
                      </text:list-item>
                    </text:list>
                  </text:list-item>
                </text:list>
              </text:list-item>
            </text:list>
            <text:list text:style-name="a1003">
              <text:list-item>
                <text:list text:style-name="a1003">
                  <text:list-item>
                    <text:list text:style-name="a1003">
                      <text:list-item>
                        <text:list text:style-name="a1003">
                          <text:list-item>
                            <text:p text:style-name="a1002" text:class-names="" text:cond-style-name=""><text:span text:style-name="a999" text:class-names=""><text:tab/></text:span><text:span text:style-name="a1000" text:class-names="">python –version<text:s text:c="1"/></text:span><text:span text:style-name="a1001" text:class-names=""><text:tab/># ou parfois python3 --version</text:span></text:p>
                          </text:list-item>
                        </text:list>
                      </text:list-item>
                    </text:list>
                  </text:list-item>
                </text:list>
              </text:list-item>
            </text:list>
            <text:list text:style-name="a1009">
              <text:list-item>
                <text:list text:style-name="a1009">
                  <text:list-item>
                    <text:list text:style-name="a1009">
                      <text:list-item>
                        <text:list text:style-name="a1009">
                          <text:list-item>
                            <text:p text:style-name="a1008" text:class-names="" text:cond-style-name=""><text:span text:style-name="a1004" text:class-names=""><text:tab/></text:span><text:span text:style-name="a1005" text:class-names="">pip</text:span><text:span text:style-name="a1006" text:class-names=""><text:s text:c="1"/>–version</text:span><text:span text:style-name="a1007" text:class-names=""><text:tab/><text:tab/># ou parfois pip3 –version</text:span></text:p>
                          </text:list-item>
                        </text:list>
                      </text:list-item>
                    </text:list>
                  </text:list-item>
                </text:list>
              </text:list-item>
            </text:list>
            <text:list text:style-name="a1015">
              <text:list-item>
                <text:list text:style-name="a1015">
                  <text:list-item>
                    <text:list text:style-name="a1015">
                      <text:list-item>
                        <text:list text:style-name="a1015">
                          <text:list-item>
                            <text:p text:style-name="a1014" text:class-names="" text:cond-style-name=""><text:span text:style-name="a1010" text:class-names=""><text:tab/></text:span><text:span text:style-name="a1011" text:class-names="">Si Python n'est pas installé ou si la version est trop ancienne: téléchargez-le depuis le site officiel de Python (python.org) et suivez les instructions d'installation. Assurez-vous de cocher l'option "</text:span><text:span text:style-name="a1012" text:class-names="">Add</text:span><text:span text:style-name="a1013" text:class-names=""><text:s text:c="1"/>Python to PATH" (ou équivalent) lors de l'installation sous Windows</text:span></text:p>
                          </text:list-item>
                        </text:list>
                      </text:list-item>
                    </text:list>
                  </text:list-item>
                </text:list>
              </text:list-item>
            </text:list>
            <text:list text:style-name="a1018">
              <text:list-item>
                <text:list text:style-name="a1018">
                  <text:list-item>
                    <text:list text:style-name="a1018">
                      <text:list-item>
                        <text:p text:style-name="a1017" text:class-names="" text:cond-style-name=""><text:span text:style-name="a1016" text:class-names="">Installez Django :</text:span></text:p>
                      </text:list-item>
                    </text:list>
                  </text:list-item>
                </text:list>
              </text:list-item>
            </text:list>
            <text:list text:style-name="a1026">
              <text:list-item>
                <text:list text:style-name="a1026">
                  <text:list-item>
                    <text:list text:style-name="a1026">
                      <text:list-item>
                        <text:list text:style-name="a1026">
                          <text:list-item>
                            <text:p text:style-name="a1025" text:class-names="" text:cond-style-name=""><text:span text:style-name="a1019" text:class-names="">pip</text:span><text:span text:style-name="a1020" text:class-names=""><text:s text:c="1"/></text:span><text:span text:style-name="a1021" text:class-names="">install</text:span><text:span text:style-name="a1022" text:class-names=""><text:s text:c="1"/></text:span><text:span text:style-name="a1023" text:class-names="">django</text:span><text:span text:style-name="a1024" text:class-names=""/></text:p>
                          </text:list-item>
                        </text:list>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Vérifiez l'installation :</text:span></text:p>
                          </text:list-item>
                        </text:list>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0" text:class-names=""><text:tab/></text:span><text:span text:style-name="a1031" text:class-names="">python -m<text:s text:c="1"/></text:span><text:span text:style-name="a1032" text:class-names="">django</text:span><text:span text:style-name="a1033" text:class-names=""><text:s text:c="1"/>–version</text:span></text:p>
                          </text:list-item>
                        </text:list>
                      </text:list-item>
                    </text:list>
                  </text:list-item>
                </text:list>
              </text:list-item>
            </text:list>
            <text:list text:style-name="a1038">
              <text:list-item>
                <text:list text:style-name="a1038">
                  <text:list-item>
                    <text:list text:style-name="a1038">
                      <text:list-item>
                        <text:p text:style-name="a1037" text:class-names="" text:cond-style-name=""><text:span text:style-name="a1036" text:class-names=""/></text:p>
                      </text:list-item>
                    </text:list>
                  </text:list-item>
                </text:list>
              </text:list-item>
            </text:list>
            <text:list text:style-name="a1041">
              <text:list-item>
                <text:p text:style-name="a1040" text:class-names="" text:cond-style-name=""><text:span text:style-name="a1039" text:class-names=""/></text:p>
              </text:list-item>
            </text:list>
          </draw:text-box>
          <svg:title/>
          <svg:desc/>
        </draw:frame>
      </draw:page>
      <draw:page draw:name="Slide8" draw:style-name="a1043" draw:master-page-name="Master1-Layout2-obj-Titre-et-contenu" presentation:presentation-page-layout-name="Master1-PPL2" draw:id="Slide-263">
        <draw:frame draw:id="id99" presentation:style-name="a1112" draw:name="Espace réservé du contenu 2" svg:x="1.55263in" svg:y="0.4427in" svg:width="10.99123in" svg:height="6.838in" presentation:class="outline" presentation:placeholder="false">
          <draw:text-box>
            <text:list text:style-name="a1047">
              <text:list-item>
                <text:p text:style-name="a1046" text:class-names="" text:cond-style-name=""><text:span text:style-name="a1044" text:class-names="">Création du Premier Projet Django</text:span><text:span text:style-name="a1045" text:class-names=""/></text:p>
              </text:list-item>
            </text:list>
            <text:list text:style-name="a1052">
              <text:list-item>
                <text:p text:style-name="a1051" text:class-names="" text:cond-style-name=""><text:span text:style-name="a1048" text:class-names=""><text:tab/></text:span><text:span text:style-name="a1049" text:class-names="">Un projet Django est une collection de configurations et d'applications pour un site web donné.</text:span><text:span text:style-name="a1050" text:class-names=""/></text:p>
              </text:list-item>
            </text:list>
            <text:list text:style-name="a1058">
              <text:list-item>
                <text:p text:style-name="a1057" text:class-names="" text:cond-style-name=""><text:span text:style-name="a1053" text:class-names="">1.<text:tab/>Utilisez la commande<text:s text:c="1"/></text:span><text:span text:style-name="a1054" text:class-names="">django</text:span><text:span text:style-name="a1055" text:class-names="">-admin pour créer le projet :</text:span><text:span text:style-name="a1056" text:class-names=""/></text:p>
              </text:list-item>
            </text:list>
            <text:list text:style-name="a1068">
              <text:list-item>
                <text:p text:style-name="a1067" text:class-names="" text:cond-style-name=""><text:span text:style-name="a1059" text:class-names=""><text:tab/></text:span><text:span text:style-name="a1060" text:class-names="">django</text:span><text:span text:style-name="a1061" text:class-names="">-admin<text:s text:c="1"/></text:span><text:span text:style-name="a1062" text:class-names="">startproject</text:span><text:span text:style-name="a1063" text:class-names=""><text:s text:c="1"/></text:span><text:span text:style-name="a1064" text:class-names="">nomProjet</text:span><text:span text:style-name="a1065" text:class-names="">.</text:span><text:span text:style-name="a1066" text:class-names=""/></text:p>
              </text:list-item>
            </text:list>
            <text:list text:style-name="a1072">
              <text:list-item>
                <text:p text:style-name="a1071" text:class-names="" text:cond-style-name=""><text:span text:style-name="a1069" text:class-names="">2.<text:tab/>Explorez la Structure Créée :</text:span><text:span text:style-name="a1070" text:class-names=""/></text:p>
              </text:list-item>
            </text:list>
            <text:list text:style-name="a1076">
              <text:list-item>
                <text:p text:style-name="a1075" text:class-names="" text:cond-style-name=""><text:span text:style-name="a1073" text:class-names="">Votre dossier devrait maintenant ressembler à ceci :</text:span><text:span text:style-name="a1074" text:class-names=""/></text:p>
              </text:list-item>
            </text:list>
            <text:list text:style-name="a1081">
              <text:list-item>
                <text:p text:style-name="a1080" text:class-names="" text:cond-style-name=""><text:span text:style-name="a1077" text:class-names="">nom_projet_django</text:span><text:span text:style-name="a1078" text:class-names="">/<text:s text:c="1"/></text:span><text:span text:style-name="a1079" text:class-names=""/></text:p>
              </text:list-item>
            </text:list>
            <text:list text:style-name="a1085">
              <text:list-item>
                <text:p text:style-name="a1084" text:class-names="" text:cond-style-name=""><text:span text:style-name="a1082" text:class-names="">│ <text:s text:c="2"/>├── __init__.py</text:span><text:span text:style-name="a1083" text:class-names=""/></text:p>
              </text:list-item>
            </text:list>
            <text:list text:style-name="a1089">
              <text:list-item>
                <text:p text:style-name="a1088" text:class-names="" text:cond-style-name=""><text:span text:style-name="a1086" text:class-names="">│ <text:s text:c="2"/>├── asgi.py <text:s text:c="7"/>&lt;-- Pour serveurs asynchrones (déploiement)</text:span><text:span text:style-name="a1087" text:class-names=""/></text:p>
              </text:list-item>
            </text:list>
            <text:list text:style-name="a1093">
              <text:list-item>
                <text:p text:style-name="a1092" text:class-names="" text:cond-style-name=""><text:span text:style-name="a1090" text:class-names="">│ <text:s text:c="2"/>├── settings.py <text:s text:c="3"/>&lt;-- TOUS les réglages du projet !</text:span><text:span text:style-name="a1091" text:class-names=""/></text:p>
              </text:list-item>
            </text:list>
            <text:list text:style-name="a1097">
              <text:list-item>
                <text:p text:style-name="a1096" text:class-names="" text:cond-style-name=""><text:span text:style-name="a1094" text:class-names="">│ <text:s text:c="2"/>├── urls.py <text:s text:c="7"/>&lt;-- Table des matières des URLs du projet</text:span><text:span text:style-name="a1095" text:class-names=""/></text:p>
              </text:list-item>
            </text:list>
            <text:list text:style-name="a1101">
              <text:list-item>
                <text:p text:style-name="a1100" text:class-names="" text:cond-style-name=""><text:span text:style-name="a1098" text:class-names="">│ <text:s text:c="2"/>└── wsgi.py <text:s text:c="7"/>&lt;-- Pour serveurs synchrones (déploiement)</text:span><text:span text:style-name="a1099" text:class-names=""/></text:p>
              </text:list-item>
            </text:list>
            <text:list text:style-name="a1105">
              <text:list-item>
                <text:p text:style-name="a1104" text:class-names="" text:cond-style-name=""><text:span text:style-name="a1102" text:class-names="">└── manage.py <text:s text:c="9"/>&lt;-- Utilitaire principal pour gérer votre projet</text:span><text:span text:style-name="a1103" text:class-names=""/></text:p>
              </text:list-item>
            </text:list>
            <text:list text:style-name="a1108">
              <text:list-item>
                <text:p text:style-name="a1107" text:class-names="" text:cond-style-name=""><text:span text:style-name="a1106" text:class-names=""/></text:p>
              </text:list-item>
            </text:list>
            <text:list text:style-name="a1111">
              <text:list-item>
                <text:p text:style-name="a1110" text:class-names="" text:cond-style-name=""><text:span text:style-name="a1109" text:class-names=""/></text:p>
              </text:list-item>
            </text:list>
          </draw:text-box>
          <svg:title/>
          <svg:desc/>
        </draw:frame>
      </draw:page>
      <draw:page draw:name="Slide9" draw:style-name="a1113" draw:master-page-name="Master1-Layout2-obj-Titre-et-contenu" presentation:presentation-page-layout-name="Master1-PPL2" draw:id="Slide-264">
        <draw:frame draw:id="id100" presentation:style-name="a1152" draw:name="Espace réservé du contenu 2" svg:x="1.55263in" svg:y="0.4427in" svg:width="10.99123in" svg:height="6.838in" presentation:class="outline" presentation:placeholder="false">
          <draw:text-box>
            <text:list text:style-name="a1116">
              <text:list-item>
                <text:p text:style-name="a1115" text:class-names="" text:cond-style-name=""><text:span text:style-name="a1114" text:class-names="">3. Lancez le Serveur de Développement :</text:span></text:p>
              </text:list-item>
            </text:list>
            <text:list text:style-name="a1120">
              <text:list-item>
                <text:p text:style-name="a1119" text:class-names="" text:cond-style-name=""><text:span text:style-name="a1117" text:class-names=""><text:tab/>C'est le moment de vérifier que tout fonctionne !</text:span><text:span text:style-name="a1118" text:class-names=""/></text:p>
              </text:list-item>
            </text:list>
            <text:list text:style-name="a1125">
              <text:list-item>
                <text:p text:style-name="a1124" text:class-names="" text:cond-style-name=""><text:span text:style-name="a1121" text:class-names="">python manage.py<text:s text:c="1"/></text:span><text:span text:style-name="a1122" text:class-names="">runserver</text:span><text:span text:style-name="a1123" text:class-names=""><text:tab/></text:span></text:p>
              </text:list-item>
            </text:list>
            <text:list text:style-name="a1131">
              <text:list-item>
                <text:list text:style-name="a1131">
                  <text:list-item>
                    <text:list text:style-name="a1131">
                      <text:list-item>
                        <text:p text:style-name="a1130" text:class-names="" text:cond-style-name=""><text:span text:style-name="a1126" text:class-names="">Important :</text:span><text:span text:style-name="a1127" text:class-names=""> Ce serveur est </text:span><text:span text:style-name="a1128" text:class-names="">uniquement pour le développement</text:span><text:span text:style-name="a1129" text:class-names="">. Il n'est ni assez performant ni assez sécurisé pour être utilisé en production (pour un site public).</text:span></text:p>
                      </text:list-item>
                    </text:list>
                  </text:list-item>
                </text:list>
              </text:list-item>
            </text:list>
            <text:list text:style-name="a1134">
              <text:list-item>
                <text:list text:style-name="a1134">
                  <text:list-item>
                    <text:list text:style-name="a1134">
                      <text:list-item>
                        <text:p text:style-name="a1133" text:class-names="" text:cond-style-name=""><text:span text:style-name="a1132" text:class-names=""/></text:p>
                      </text:list-item>
                    </text:list>
                  </text:list-item>
                </text:list>
              </text:list-item>
            </text:list>
            <text:list text:style-name="a1140">
              <text:list-item>
                <text:list text:style-name="a1140">
                  <text:list-item>
                    <text:list text:style-name="a1140">
                      <text:list-item>
                        <text:p text:style-name="a1139" text:class-names="" text:cond-style-name=""><text:span text:style-name="a1135" text:class-names="">Pour arrêter le serveur, retournez dans votre terminal et appuyez sur </text:span><text:span text:style-name="a1136" text:class-names="">Ctrl + C</text:span><text:span text:style-name="a1137" text:class-names="">.</text:span><text:span text:style-name="a1138" text:class-names=""/></text:p>
                      </text:list-item>
                    </text:list>
                  </text:list-item>
                </text:list>
              </text:list-item>
            </text:list>
            <text:list text:style-name="a1144">
              <text:list-item>
                <text:p text:style-name="a1143" text:class-names="" text:cond-style-name=""><text:span text:style-name="a1141" text:class-names=""><text:line-break/></text:span><text:span text:style-name="a1142" text:class-names=""/></text:p>
              </text:list-item>
            </text:list>
            <text:list text:style-name="a1148">
              <text:list-item>
                <text:p text:style-name="a1147" text:class-names="" text:cond-style-name=""><text:span text:style-name="a1145" text:class-names=""> </text:span><text:span text:style-name="a1146" text:class-names=""/></text:p>
              </text:list-item>
            </text:list>
            <text:list text:style-name="a1151">
              <text:list-item>
                <text:p text:style-name="a1150" text:class-names="" text:cond-style-name=""><text:span text:style-name="a1149" text:class-names=""/></text:p>
              </text:list-item>
            </text:list>
          </draw:text-box>
          <svg:title/>
          <svg:desc/>
        </draw:frame>
      </draw:page>
      <draw:page draw:name="Slide10" draw:style-name="a1153" draw:master-page-name="Master1-Layout2-obj-Titre-et-contenu" presentation:presentation-page-layout-name="Master1-PPL2" draw:id="Slide-265">
        <draw:frame draw:id="id101" presentation:style-name="a1158" draw:name="Titre 1" svg:x="1.5in" svg:y="0.75in" svg:width="10.5in" svg:height="0.85938in" presentation:class="title" presentation:placeholder="false">
          <draw:text-box>
            <text:p text:style-name="a1157" text:class-names="" text:cond-style-name=""><text:span text:style-name="a1154" text:class-names="">III.<text:tab/></text:span><text:span text:style-name="a1155" text:class-names="">Les Bases de Django - Requête et Réponse</text:span><text:span text:style-name="a1156" text:class-names=""/></text:p>
          </draw:text-box>
          <svg:title/>
          <svg:desc/>
        </draw:frame>
        <draw:frame draw:id="id102" presentation:style-name="a1185" draw:name="Espace réservé du contenu 2" svg:x="1.5in" svg:y="1.60938in" svg:width="10.5in" svg:height="5.4608in" presentation:class="outline" presentation:placeholder="false">
          <draw:text-box>
            <text:list text:style-name="a1161">
              <text:list-item>
                <text:p text:style-name="a1160" text:class-names="" text:cond-style-name=""><text:span text:style-name="a1159" text:class-names=""><text:tab/>Une application est un composant web qui fait quelque chose de spécifique : un blog, un système de sondage, une galerie de photos, ou simplement un ensemble de pages statiques.</text:span></text:p>
              </text:list-item>
            </text:list>
            <text:list text:style-name="a1164">
              <text:list-item>
                <text:p text:style-name="a1163" text:class-names="" text:cond-style-name=""><text:span text:style-name="a1162" text:class-names=""><text:tab/>Un projet peut contenir plusieurs "applications".<text:s text:c="1"/></text:span></text:p>
              </text:list-item>
            </text:list>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text:s text:c="6"/>Projet vs Application : La Distinction</text:span></text:p>
              </text:list-item>
            </text:list>
            <text:list text:style-name="a1176">
              <text:list-item>
                <text:list text:style-name="a1176">
                  <text:list-item>
                    <text:p text:style-name="a1175" text:class-names="" text:cond-style-name=""><text:span text:style-name="a1171" text:class-names="">Projet Django : C'est l'ensemble de la configuration et des applications qui constituent votre site<text:s text:c="1"/></text:span><text:span text:style-name="a1172" text:class-names="">ou app<text:s text:c="1"/></text:span><text:span text:style-name="a1173" text:class-names="">web</text:span><text:span text:style-name="a1174" text:class-names="">. Pensez-y comme à une maison. Il contient les réglages globaux (settings.py) et la table des matières principale des URLs (urls.py).<text:s text:c="1"/></text:span></text:p>
                  </text:list-item>
                </text:list>
              </text:list-item>
            </text:list>
            <text:list text:style-name="a1181">
              <text:list-item>
                <text:list text:style-name="a1181">
                  <text:list-item>
                    <text:p text:style-name="a1180" text:class-names="" text:cond-style-name=""><text:span text:style-name="a1177" text:class-names="">Application Django : C'est un module Python qui s'occupe d'une fonctionnalité spécifique. Pensez-y comme à une pièce de la maison (la cuisine, la chambre...). Une application contient généralement ses propres modèles, vues,<text:s text:c="1"/></text:span><text:span text:style-name="a1178" text:class-names="">templates</text:span><text:span text:style-name="a1179" text:class-names=""><text:s text:c="1"/>et URLs. On peut réutiliser des applications dans différents projets.</text:span></text:p>
                  </text:list-item>
                </text:list>
              </text:list-item>
            </text:list>
            <text:list text:style-name="a1184">
              <text:list-item>
                <text:p text:style-name="a1183" text:class-names="" text:cond-style-name=""><text:span text:style-name="a1182" text:class-names=""/></text:p>
              </text:list-item>
            </text:list>
          </draw:text-box>
          <svg:title/>
          <svg:desc/>
        </draw:frame>
      </draw:page>
      <draw:page draw:name="Slide11" draw:style-name="a1186" draw:master-page-name="Master1-Layout2-obj-Titre-et-contenu" presentation:presentation-page-layout-name="Master1-PPL2" draw:id="Slide-266">
        <draw:frame draw:id="id103" presentation:style-name="a1271" draw:name="Espace réservé du contenu 2" svg:x="1.55263in" svg:y="0.4427in" svg:width="10.99123in" svg:height="6.838in" presentation:class="outline" presentation:placeholder="false">
          <draw:text-box>
            <text:list text:style-name="a1190">
              <text:list-item>
                <text:p text:style-name="a1189" text:class-names="" text:cond-style-name=""><text:span text:style-name="a1187" text:class-names="">Création d'une Application</text:span><text:span text:style-name="a1188" text:class-names=""><text:tab/></text:span></text:p>
              </text:list-item>
            </text:list>
            <text:list text:style-name="a1196">
              <text:list-item>
                <text:list text:style-name="a1196">
                  <text:list-item>
                    <text:p text:style-name="a1195" text:class-names="" text:cond-style-name=""><text:span text:style-name="a1191" text:class-names="">Lancez la commande<text:s text:c="1"/></text:span><text:span text:style-name="a1192" text:class-names="">startapp</text:span><text:span text:style-name="a1193" text:class-names=""><text:s text:c="1"/>:</text:span><text:span text:style-name="a1194" text:class-names=""/></text:p>
                  </text:list-item>
                </text:list>
              </text:list-item>
            </text:list>
            <text:list text:style-name="a1204">
              <text:list-item>
                <text:p text:style-name="a1203" text:class-names="" text:cond-style-name=""><text:span text:style-name="a1197" text:class-names=""><text:tab/><text:tab/></text:span><text:span text:style-name="a1198" text:class-names="">python manage.py<text:s text:c="1"/></text:span><text:span text:style-name="a1199" text:class-names="">startapp</text:span><text:span text:style-name="a1200" text:class-names=""><text:s text:c="1"/></text:span><text:span text:style-name="a1201" text:class-names="">nomAppli</text:span><text:span text:style-name="a1202" text:class-names=""/></text:p>
              </text:list-item>
            </text:list>
            <text:list text:style-name="a1207">
              <text:list-item>
                <text:list text:style-name="a1207">
                  <text:list-item>
                    <text:p text:style-name="a1206" text:class-names="" text:cond-style-name=""><text:span text:style-name="a1205" text:class-names="">2.<text:tab/>Enregistrer l'Application dans le Projet</text:span></text:p>
                  </text:list-item>
                </text:list>
              </text:list-item>
            </text:list>
            <text:list text:style-name="a1216">
              <text:list-item>
                <text:p text:style-name="a1215" text:class-names="" text:cond-style-name=""><text:span text:style-name="a1208" text:class-names="">Même si le dossier  existe, Django ne sait pas encore qu'il<text:s text:c="1"/></text:span><text:span text:style-name="a1209" text:class-names="">doit</text:span><text:span text:style-name="a1210" text:class-names=""><text:s text:c="1"/>l'utiliser</text:span><text:span text:style-name="a1211" text:class-names="">.<text:s text:c="1"/></text:span><text:span text:style-name="a1212" text:class-names="">Nous devons l'enregistrer dans la configuration du projet</text:span><text:span text:style-name="a1213" text:class-names="">.</text:span><text:span text:style-name="a1214" text:class-names=""/></text:p>
              </text:list-item>
            </text:list>
            <text:list text:style-name="a1219">
              <text:list-item>
                <text:p text:style-name="a1218" text:class-names="" text:cond-style-name=""><text:span text:style-name="a1217" text:class-names="">Créer Votre Première Vue (views.py)</text:span></text:p>
              </text:list-item>
            </text:list>
            <text:list text:style-name="a1223">
              <text:list-item>
                <text:p text:style-name="a1222" text:class-names="" text:cond-style-name=""><text:span text:style-name="a1220" text:class-names="">Une "vue" est une fonction (ou une classe) Python qui prend une requête web en entrée et renvoie une réponse web en sortie.<text:s text:c="1"/></text:span><text:span text:style-name="a1221" text:class-names=""/></text:p>
              </text:list-item>
            </text:list>
            <text:list text:style-name="a1232">
              <text:list-item>
                <text:p text:style-name="a1231" text:class-names="" text:cond-style-name=""><text:span text:style-name="a1224" text:class-names="">Ouvrez<text:s text:c="1"/></text:span><text:span text:style-name="a1225" text:class-names="">le fichier<text:s text:c="1"/></text:span><text:span text:style-name="a1226" text:class-names="">app</text:span><text:span text:style-name="a1227" text:class-names="">/</text:span><text:span text:style-name="a1228" text:class-names="">views.</text:span><text:span text:style-name="a1229" text:class-names="">py.</text:span><text:span text:style-name="a1230" text:class-names=""/></text:p>
              </text:list-item>
            </text:list>
            <text:list text:style-name="a1248">
              <text:list-item>
                <text:p text:style-name="a1247" text:class-names="" text:cond-style-name=""><text:span text:style-name="a1233" text:class-names="">Importez<text:s text:c="1"/></text:span><text:span text:style-name="a1234" text:class-names="">HttpResponse</text:span><text:span text:style-name="a1235" text:class-names=""> depuis </text:span><text:span text:style-name="a1236" text:class-names="">django.http</text:span><text:span text:style-name="a1237" text:class-names="">. </text:span><text:span text:style-name="a1238" text:class-names="">HttpResponse</text:span><text:span text:style-name="a1239" text:class-names=""> permet de renvoyer une réponse simple (du texte, du HTML</text:span><text:span text:style-name="a1240" text:class-names="">...).</text:span><text:span text:style-name="a1241" text:class-names=""><text:s text:c="3"/></text:span><text:span text:style-name="a1242" text:class-names="">from<text:s text:c="1"/></text:span><text:span text:style-name="a1243" text:class-names="">django.http</text:span><text:span text:style-name="a1244" text:class-names=""><text:s text:c="1"/>import<text:s text:c="1"/></text:span><text:span text:style-name="a1245" text:class-names="">HttpResponse</text:span><text:span text:style-name="a1246" text:class-names=""/></text:p>
              </text:list-item>
            </text:list>
            <text:list text:style-name="a1255">
              <text:list-item>
                <text:p text:style-name="a1254" text:class-names="" text:cond-style-name=""><text:span text:style-name="a1249" text:class-names="">Écrivez une fonction simple qui prend un argument </text:span><text:span text:style-name="a1250" text:class-names="">request</text:span><text:span text:style-name="a1251" text:class-names=""> (qui représente la requête de l'utilisateur) et renvoie une </text:span><text:span text:style-name="a1252" text:class-names="">HttpResponse</text:span><text:span text:style-name="a1253" text:class-names=""> avec un peu de HTML :</text:span></text:p>
              </text:list-item>
            </text:list>
            <text:list text:style-name="a1261">
              <text:list-item>
                <text:p text:style-name="a1260" text:class-names="" text:cond-style-name=""><text:span text:style-name="a1256" text:class-names="">Notre vue est prête, mais personne ne peut encore y accéder. Il faut dire à Django quelle URL doit déclencher cette fonction<text:s text:c="1"/></text:span><text:span text:style-name="a1257" text:class-names="">home_page_view</text:span><text:span text:style-name="a1258" text:class-names="">.</text:span><text:span text:style-name="a1259" text:class-names=""/></text:p>
              </text:list-item>
            </text:list>
            <text:list text:style-name="a1264">
              <text:list-item>
                <text:p text:style-name="a1263" text:class-names="" text:cond-style-name=""><text:span text:style-name="a1262" text:class-names=""/></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text:p>
              </text:list-item>
            </text:list>
          </draw:text-box>
          <svg:title/>
          <svg:desc/>
        </draw:frame>
      </draw:page>
      <draw:page draw:name="Slide12" draw:style-name="a1272" draw:master-page-name="Master1-Layout2-obj-Titre-et-contenu" presentation:presentation-page-layout-name="Master1-PPL2" draw:id="Slide-267">
        <draw:frame draw:id="id104" presentation:style-name="a1356" draw:name="Espace réservé du contenu 2" svg:x="1.55263in" svg:y="0.4427in" svg:width="10.99123in" svg:height="6.838in" presentation:class="outline" presentation:placeholder="false">
          <draw:text-box>
            <text:list text:style-name="a1277">
              <text:list-item>
                <text:p text:style-name="a1276" text:class-names="" text:cond-style-name=""><text:span text:style-name="a1273" text:class-names="">Créer et Rendre un Premier<text:s text:c="1"/></text:span><text:span text:style-name="a1274" text:class-names="">Template</text:span><text:span text:style-name="a1275" text:class-names=""/></text:p>
              </text:list-item>
            </text:list>
            <text:list text:style-name="a1288">
              <text:list-item>
                <text:p text:style-name="a1287" text:class-names="" text:cond-style-name=""><text:span text:style-name="a1278" text:class-names=""><text:tab/>Créez un dossier<text:s text:c="1"/></text:span><text:span text:style-name="a1279" text:class-names="">templates</text:span><text:span text:style-name="a1280" text:class-names=""><text:s text:c="1"/>dans le dossier de l’application,<text:s text:c="1"/></text:span><text:span text:style-name="a1281" text:class-names="">créez un fichier nommé accueil.html par exemple à l’intérieur du sous-répertoire<text:s text:c="1"/></text:span><text:span text:style-name="a1282" text:class-names="">templates</text:span><text:span text:style-name="a1283" text:class-names="">.</text:span><text:span text:style-name="a1284" text:class-names=""><text:s text:c="1"/></text:span><text:span text:style-name="a1285" text:class-names=""><text:tab/></text:span><text:span text:style-name="a1286" text:class-names=""/></text:p>
              </text:list-item>
            </text:list>
            <text:list text:style-name="a1294">
              <text:list-item>
                <text:p text:style-name="a1293" text:class-names="" text:cond-style-name=""><text:span text:style-name="a1289" text:class-names="">Ajoutez<text:s text:c="1"/></text:span><text:span text:style-name="a1290" text:class-names="">du contenu HTML simple dans<text:s text:c="1"/></text:span><text:span text:style-name="a1291" text:class-names="">templates</text:span><text:span text:style-name="a1292" text:class-names="">/accueil.html.</text:span></text:p>
              </text:list-item>
            </text:list>
            <text:list text:style-name="a1300">
              <text:list-item>
                <text:p text:style-name="a1299" text:class-names="" text:cond-style-name=""><text:span text:style-name="a1295" text:class-names=""><text:tab/>Modifiez la vue pour utiliser ce<text:s text:c="1"/></text:span><text:span text:style-name="a1296" text:class-names="">template</text:span><text:span text:style-name="a1297" text:class-names=""><text:s text:c="1"/>:</text:span><text:span text:style-name="a1298" text:class-names=""/></text:p>
              </text:list-item>
            </text:list>
            <text:list text:style-name="a1307">
              <text:list-item>
                <text:list text:style-name="a1307">
                  <text:list-item>
                    <text:list text:style-name="a1307">
                      <text:list-item>
                        <text:p text:style-name="a1306" text:class-names="" text:cond-style-name=""><text:span text:style-name="a1301" text:class-names="">Importez la fonction </text:span><text:span text:style-name="a1302" text:class-names="">render</text:span><text:span text:style-name="a1303" text:class-names=""> depuis </text:span><text:span text:style-name="a1304" text:class-names="">django.shortcuts</text:span><text:span text:style-name="a1305" text:class-names="">.</text:span></text:p>
                      </text:list-item>
                    </text:list>
                  </text:list-item>
                </text:list>
              </text:list-item>
            </text:list>
            <text:list text:style-name="a1322">
              <text:list-item>
                <text:list text:style-name="a1322">
                  <text:list-item>
                    <text:list text:style-name="a1322">
                      <text:list-item>
                        <text:p text:style-name="a1321" text:class-names="" text:cond-style-name=""><text:span text:style-name="a1308" text:class-names="">Modifiez la fonction de la<text:s text:c="1"/></text:span><text:span text:style-name="a1309" text:class-names="">view</text:span><text:span text:style-name="a1310" text:class-names=""> pour qu'elle utilise </text:span><text:span text:style-name="a1311" text:class-names="">render</text:span><text:span text:style-name="a1312" text:class-names=""> au lieu de </text:span><text:span text:style-name="a1313" text:class-names="">HttpResponse</text:span><text:span text:style-name="a1314" text:class-names="">. </text:span><text:span text:style-name="a1315" text:class-names="">render</text:span><text:span text:style-name="a1316" text:class-names=""> prend au minimum la requête (</text:span><text:span text:style-name="a1317" text:class-names="">request</text:span><text:span text:style-name="a1318" text:class-names="">) et le nom du fichier<text:s text:c="1"/></text:span><text:span text:style-name="a1319" text:class-names="">template</text:span><text:span text:style-name="a1320" text:class-names=""><text:s text:c="1"/>en argument.</text:span></text:p>
                      </text:list-item>
                    </text:list>
                  </text:list-item>
                </text:list>
              </text:list-item>
            </text:list>
            <text:list text:style-name="a1325">
              <text:list-item>
                <text:p text:style-name="a1324" text:class-names="" text:cond-style-name=""><text:span text:style-name="a1323" text:class-names=""><text:tab/><text:tab/>Testez<text:s text:c="1"/></text:span></text:p>
              </text:list-item>
            </text:list>
            <text:list text:style-name="a1332">
              <text:list-item>
                <text:p text:style-name="a1331" text:class-names="" text:cond-style-name=""><text:span text:style-name="a1326" text:class-names="">Passer des Données (Contexte) de la Vue au Template, l'intérêt des<text:s text:c="1"/></text:span><text:span text:style-name="a1327" text:class-names="">templates</text:span><text:span text:style-name="a1328" text:class-names=""><text:s text:c="1"/>est d'afficher des données dynamiques venant de votre application. On passe ces données de la vue au<text:s text:c="1"/></text:span><text:span text:style-name="a1329" text:class-names="">template</text:span><text:span text:style-name="a1330" text:class-names=""><text:s text:c="1"/>via un dictionnaire appelé contexte.</text:span></text:p>
              </text:list-item>
            </text:list>
            <text:list text:style-name="a1337">
              <text:list-item>
                <text:p text:style-name="a1336" text:class-names="" text:cond-style-name=""><text:span text:style-name="a1333" text:class-names="">Modifiez la vue (views.py) pour créer un dictionnaire de contexte et le passer à<text:s text:c="1"/></text:span><text:span text:style-name="a1334" text:class-names="">render</text:span><text:span text:style-name="a1335" text:class-names=""> :</text:span></text:p>
              </text:list-item>
            </text:list>
            <text:list text:style-name="a1346">
              <text:list-item>
                <text:list text:style-name="a1346">
                  <text:list-item>
                    <text:p text:style-name="a1345" text:class-names="" text:cond-style-name=""><text:span text:style-name="a1338" text:class-names="">Modifiez le<text:s text:c="1"/></text:span><text:span text:style-name="a1339" text:class-names="">template</text:span><text:span text:style-name="a1340" text:class-names=""><text:s text:c="1"/>(</text:span><text:span text:style-name="a1341" text:class-names="">templates</text:span><text:span text:style-name="a1342" text:class-names="">/accueil.html) pour afficher ces données en utilisant la syntaxe {{<text:s text:c="1"/></text:span><text:span text:style-name="a1343" text:class-names="">nom_variable</text:span><text:span text:style-name="a1344" text:class-names=""><text:s text:c="1"/>}} :</text:span></text:p>
                  </text:list-item>
                </text:list>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draw:text-box>
          <svg:title/>
          <svg:desc/>
        </draw:frame>
      </draw:page>
      <draw:page draw:name="Slide13" draw:style-name="a1357" draw:master-page-name="Master1-Layout2-obj-Titre-et-contenu" presentation:presentation-page-layout-name="Master1-PPL2" draw:id="Slide-268">
        <draw:frame draw:id="id105" presentation:style-name="a1418" draw:name="Espace réservé du contenu 2" svg:x="1.55263in" svg:y="0.4427in" svg:width="10.99123in" svg:height="6.838in" presentation:class="outline" presentation:placeholder="false">
          <draw:text-box>
            <text:list text:style-name="a1360">
              <text:list-item>
                <text:p text:style-name="a1359" text:class-names="" text:cond-style-name=""><text:span text:style-name="a1358" text:class-names=""><text:tab/><text:tab/><text:tab/></text:span></text:p>
              </text:list-item>
            </text:list>
            <text:list text:style-name="a1363">
              <text:list-item>
                <text:p text:style-name="a1362" text:class-names="" text:cond-style-name=""><text:span text:style-name="a1361" text:class-names=""/></text:p>
              </text:list-item>
            </text:list>
            <text:list text:style-name="a1366">
              <text:list-item>
                <text:p text:style-name="a1365" text:class-names="" text:cond-style-name=""><text:span text:style-name="a1364" text:class-names="">CHALLENCE:<text:s text:c="1"/></text:span></text:p>
              </text:list-item>
            </text:list>
            <text:list text:style-name="a1381">
              <text:list-item>
                <text:p text:style-name="a1380" text:class-names="" text:cond-style-name=""><text:span text:style-name="a1367" text:class-names=""><text:tab/></text:span><text:span text:style-name="a1368" text:class-names="">Créer</text:span><text:span text:style-name="a1369" text:class-names=""><text:s text:c="1"/></text:span><text:span text:style-name="a1370" text:class-names="">un projet Django, une application et un fichier<text:s text:c="1"/></text:span><text:span text:style-name="a1371" text:class-names="">accueil</text:span><text:span text:style-name="a1372" text:class-names="">.html</text:span><text:span text:style-name="a1373" text:class-names=""><text:s text:c="1"/></text:span><text:span text:style-name="a1374" text:class-names="">dans le répertoire<text:s text:c="1"/></text:span><text:span text:style-name="a1375" text:class-names="">t</text:span><text:span text:style-name="a1376" text:class-names="">emplate</text:span><text:span text:style-name="a1377" text:class-names="">s</text:span><text:span text:style-name="a1378" text:class-names=""><text:s text:c="1"/></text:span><text:span text:style-name="a1379" text:class-names="">de votre application Django.</text:span></text:p>
              </text:list-item>
            </text:list>
            <text:list text:style-name="a1384">
              <text:list-item>
                <text:p text:style-name="a1383" text:class-names="" text:cond-style-name=""><text:span text:style-name="a1382" text:class-names=""/></text:p>
              </text:list-item>
            </text:list>
            <text:list text:style-name="a1387">
              <text:list-item>
                <text:p text:style-name="a1386" text:class-names="" text:cond-style-name=""><text:span text:style-name="a1385" text:class-names=""/></text:p>
              </text:list-item>
            </text:list>
            <text:list text:style-name="a1390">
              <text:list-item>
                <text:p text:style-name="a1389" text:class-names="" text:cond-style-name=""><text:span text:style-name="a1388" text:class-names=""/></text:p>
              </text:list-item>
            </text:list>
            <text:list text:style-name="a1393">
              <text:list-item>
                <text:p text:style-name="a1392" text:class-names="" text:cond-style-name=""><text:span text:style-name="a1391" text:class-names=""/></text:p>
              </text:list-item>
            </text:list>
            <text:list text:style-name="a1396">
              <text:list-item>
                <text:p text:style-name="a1395" text:class-names="" text:cond-style-name=""><text:span text:style-name="a1394" text:class-names=""/></text:p>
              </text:list-item>
            </text:list>
            <text:list text:style-name="a1399">
              <text:list-item>
                <text:p text:style-name="a1398" text:class-names="" text:cond-style-name=""><text:span text:style-name="a1397" text:class-names=""/></text:p>
              </text:list-item>
            </text:list>
            <text:list text:style-name="a1402">
              <text:list-item>
                <text:p text:style-name="a1401" text:class-names="" text:cond-style-name=""><text:span text:style-name="a1400" text:class-names=""/></text:p>
              </text:list-item>
            </text:list>
            <text:list text:style-name="a1405">
              <text:list-item>
                <text:p text:style-name="a1404" text:class-names="" text:cond-style-name=""><text:span text:style-name="a1403" text:class-names=""/></text:p>
              </text:list-item>
            </text:list>
            <text:list text:style-name="a1408">
              <text:list-item>
                <text:p text:style-name="a1407" text:class-names="" text:cond-style-name=""><text:span text:style-name="a1406" text:class-names=""/></text:p>
              </text:list-item>
            </text:list>
            <text:list text:style-name="a1411">
              <text:list-item>
                <text:p text:style-name="a1410" text:class-names="" text:cond-style-name=""><text:span text:style-name="a1409" text:class-names=""/></text:p>
              </text:list-item>
            </text:list>
            <text:list text:style-name="a1414">
              <text:list-item>
                <text:p text:style-name="a1413" text:class-names="" text:cond-style-name=""><text:span text:style-name="a1412" text:class-names=""/></text:p>
              </text:list-item>
            </text:list>
            <text:list text:style-name="a1417">
              <text:list-item>
                <text:p text:style-name="a1416" text:class-names="" text:cond-style-name=""><text:span text:style-name="a141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re et contenu">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Titre de section">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Deux contenus">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a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re seul">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Vide">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u avec légende">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Image avec légende">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re et texte vertical">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Titre vertical et texte">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solid" svg:stroke-width="0.01389in" svg:stroke-color="#000000" svg:stroke-opacity="100%"/>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none" draw:stroke="solid" svg:stroke-width="0.01389in" svg:stroke-color="#000000" svg:stroke-opacity="100%"/>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
      <style:graphic-properties draw:fill="none" draw:stroke="solid" svg:stroke-width="0.01389in" svg:stroke-color="#000000" svg:stroke-opacity="100%"/>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4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draw:fill="none" draw:stroke="solid" svg:stroke-width="0.01389in" svg:stroke-color="#000000" svg:stroke-opacity="100%"/>
    </style:style>
    <style:style style:family="graphic" style:name="a70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1">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fede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draw:fill="none" draw:stroke="solid" svg:stroke-width="0.01389in" svg:stroke-color="#000000" svg:stroke-opacity="100%"/>
    </style:style>
    <style:style style:family="text" style:name="a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389in" svg:stroke-color="#000000" svg:stroke-opacity="100%"/>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4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drawing-page" style:name="a31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2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draw:fill="none" draw:stroke="solid" svg:stroke-width="0.01389in" svg:stroke-color="#000000" svg:stroke-opacity="100%"/>
    </style:style>
    <style:style style:family="text" style:name="a327">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577">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12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draw:fill="none" draw:stroke="solid" svg:stroke-width="0.01389in" svg:stroke-color="#000000" svg:stroke-opacity="100%"/>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draw:fill="none" draw:stroke="solid" svg:stroke-width="0.01389in" svg:stroke-color="#000000" svg:stroke-opacity="100%"/>
    </style:style>
    <style:style style:family="paragraph" style:name="a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
      <style:graphic-properties draw:fill="none" draw:stroke="solid" svg:stroke-width="0.01389in" svg:stroke-color="#000000" svg:stroke-opacity="100%"/>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63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
      <style:drawing-page-properties draw:fill="solid" draw:fill-color="#191b0e"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2">
      <style:graphic-properties draw:fill="none" draw:stroke="solid" svg:stroke-width="0.01389in" svg:stroke-color="#000000" svg:stroke-opacity="100%"/>
    </style:style>
    <style:style style:family="text" style:name="a186">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1">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06">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drawing-page" style:name="a65">
      <style:drawing-page-properties draw:fill="solid" draw:fill-color="#efede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7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0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1in"/>
      </text:list-level-style-number>
      <text:list-level-style-number text:level="3" style:num-format="" style:num-list-format-name="">
        <style:list-level-properties text:space-before="1.5in"/>
      </text:list-level-style-number>
      <text:list-level-style-number text:level="4" style:num-format="" style:num-list-format-name="">
        <style:list-level-properties text:space-before="2in"/>
      </text:list-level-style-number>
      <text:list-level-style-number text:level="5" style:num-format="" style:num-list-format-name="">
        <style:list-level-properties text:space-before="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adrage" style:page-layout-name="pageLayout1" draw:style-name="a0">
      <draw:frame draw:id="id0" presentation:style-name="a4" draw:name="Title Placeholder 1" svg:x="1.5in" svg:y="0.75in" svg:width="10.5in" svg:height="1.62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5in" svg:y="2.5in" svg:width="10.5in" svg:height="3.91667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52083in" svg:y="7.05751in" svg:width="1.31734in" svg:height="0.44249in" presentation:class="date-time" presentation:placeholder="false">
        <draw:text-box>
          <text:p text:style-name="a24" text:class-names="" text:cond-style-name=""><text:span text:style-name="a22" text:class-names=""><text:date text:fixed="false" style:data-style-name="a23">9/21/2025</text:date></text:span></text:p>
        </draw:text-box>
        <svg:title/>
        <svg:desc/>
      </draw:frame>
      <draw:frame draw:id="id3" presentation:style-name="a28" draw:name="Footer Placeholder 4" svg:x="3.16444in" svg:y="7.05751in" svg:width="6.8688in" svg:height="0.44249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0.35951in" svg:y="7.05751in" svg:width="1.74573in" svg:height="0.44249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52285in" svg:y="0.00041in" svg:width="0.25in" svg:height="7.5in" draw:id="id5" draw:style-name="a34" draw:name="Rectangle 8">
        <svg:title>Side bar</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presentation:notes style:page-layout-name="pageLayout2" draw:style-name="a64">
        <draw:frame draw:id="id6" presentation:style-name="a37" draw:name="Espace réservé de l'en-tête 1" svg:x="0in" svg:y="0in" svg:width="3.25in" svg:height="0.50174in" presentation:class="header" presentation:placeholder="false">
          <draw:text-box>
            <text:p text:style-name="a36" text:class-names="" text:cond-style-name=""><text:span text:style-name="a35" text:class-names=""/></text:p>
          </draw:text-box>
          <svg:title/>
          <svg:desc/>
        </draw:frame>
        <draw:frame draw:id="id7" presentation:style-name="a41" draw:name="Espace réservé de la date 2" svg:x="4.24826in" svg:y="0in" svg:width="3.25in" svg:height="0.50174in" presentation:class="date-time" presentation:placeholder="false">
          <draw:text-box>
            <text:p text:style-name="a40" text:class-names="" text:cond-style-name=""><text:span text:style-name="a38" text:class-names=""><text:date text:fixed="false" style:data-style-name="a39">21/09/2025</text:date></text:span></text:p>
          </draw:text-box>
          <svg:title/>
          <svg:desc/>
        </draw:frame>
        <draw:page-thumbnail svg:x="0.75in" svg:y="1.25in" svg:width="6in" svg:height="3.375in" presentation:class="page" draw:id="id8" presentation:style-name="a42" draw:name="Espace réservé de l'image des diapositives 3">
          <svg:title/>
          <svg:desc/>
        </draw:page-thumbnail>
        <draw:frame draw:id="id9" presentation:style-name="a57" draw:name="Espace réservé des notes 4" svg:x="0.75in" svg:y="4.8125in" svg:width="6in" svg:height="3.9375in" presentation:class="notes" presentation:placeholder="false">
          <draw:text-box>
            <text:p text:style-name="a44" text:class-names="" text:cond-style-name=""><text:span text:style-name="a43" text:class-names="">Cliquez pour modifier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Cinquième niveau</text:span></text:p>
                              </text:list-item>
                            </text:list>
                          </text:list-item>
                        </text:list>
                      </text:list-item>
                    </text:list>
                  </text:list-item>
                </text:list>
              </text:list-item>
            </text:list>
          </draw:text-box>
          <svg:title/>
          <svg:desc/>
        </draw:frame>
        <draw:frame draw:id="id10" presentation:style-name="a60" draw:name="Espace réservé du pied de page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1" presentation:style-name="a63" draw:name="Espace réservé du numéro de diapositive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Diapositive-de-titre" style:page-layout-name="pageLayout1" draw:style-name="a65">
      <draw:frame draw:id="id12" presentation:style-name="a69" draw:name="Title 1" svg:x="2.09441in" svg:y="1.95588in" svg:width="9.14395in" svg:height="2.29465in" presentation:class="title" presentation:placeholder="false">
        <draw:text-box>
          <text:p text:style-name="a68" text:class-names="" text:cond-style-name=""><text:span text:style-name="a66" text:class-names="">Modifiez le style du titre</text:span><text:span text:style-name="a67" text:class-names=""/></text:p>
        </draw:text-box>
        <svg:title/>
        <svg:desc/>
      </draw:frame>
      <draw:frame draw:id="id13" presentation:style-name="a73" draw:name="Subtitle 2" svg:x="2.93078in" svg:y="4.32664in" svg:width="7.47121in" svg:height="1.18792in" presentation:class="subtitle" presentation:placeholder="false">
        <draw:text-box>
          <text:p text:style-name="a72" text:class-names="" text:cond-style-name=""><text:span text:style-name="a70" text:class-names="">Modifiez le style des sous-titres du masque</text:span><text:span text:style-name="a71" text:class-names=""/></text:p>
        </draw:text-box>
        <svg:title/>
        <svg:desc/>
      </draw:frame>
      <draw:frame draw:id="id14" presentation:style-name="a77" draw:name="Date Placeholder 3" svg:x="0.82334in" svg:y="7.05751in" svg:width="1.75847in" svg:height="0.44249in" presentation:class="date-time" presentation:placeholder="false">
        <draw:text-box>
          <text:p text:style-name="a76" text:class-names="" text:cond-style-name=""><text:span text:style-name="a74" text:class-names=""><text:date text:fixed="false" style:data-style-name="a75">9/21/2025</text:date></text:span></text:p>
        </draw:text-box>
        <svg:title/>
        <svg:desc/>
      </draw:frame>
      <draw:frame draw:id="id15" presentation:style-name="a80" draw:name="Footer Placeholder 4" svg:x="2.82596in" svg:y="7.05751in" svg:width="7.68086in" svg:height="0.44249in" presentation:class="footer" presentation:placeholder="false">
        <draw:text-box>
          <text:p text:style-name="a79" text:class-names="" text:cond-style-name=""><text:span text:style-name="a78" text:class-names=""/></text:p>
        </draw:text-box>
        <svg:title/>
        <svg:desc/>
      </draw:frame>
      <draw:frame draw:id="id16" presentation:style-name="a83" draw:name="Slide Number Placeholder 5" svg:x="10.75097in" svg:y="7.05751in" svg:width="1.74573in" svg:height="0.44249in" presentation:class="page-number" presentation:placeholder="false">
        <draw:text-box>
          <text:p text:style-name="a82" text:class-names="" text:cond-style-name=""><text:span text:style-name="a81" text:class-names=""><text:page-number style:num-format="1" text:fixed="false"/></text:span></text:p>
        </draw:text-box>
        <svg:title/>
        <svg:desc/>
      </draw:frame>
      <draw:g draw:name="Group 6" draw:id="id17">
        <svg:title/>
        <svg:desc/>
        <draw:custom-shape svg:x="8.91509in" svg:y="1.84345in" svg:width="3.5816in" svg:height="4.82118in" draw:id="id18" draw:style-name="a86" draw:name="Freeform 6">
          <svg:title/>
          <svg:desc/>
          <text:p text:style-name="a85" text:class-names="" text:cond-style-name=""><text:span text:style-name="a84"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9" draw:style-name="a89" draw:name="Freeform 6">
          <svg:title/>
          <svg:desc/>
          <text:p text:style-name="a88" text:class-names="" text:cond-style-name=""><text:span text:style-name="a87"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0 - 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presentation:notes style:page-layout-name="pageLayout2" draw:style-name="a119">
        <draw:frame draw:id="id6" presentation:style-name="a92" draw:name="Espace réservé de l'en-tête 1" svg:x="0in" svg:y="0in" svg:width="3.25in" svg:height="0.50174in" presentation:class="header" presentation:placeholder="false">
          <draw:text-box>
            <text:p text:style-name="a91" text:class-names="" text:cond-style-name=""><text:span text:style-name="a90" text:class-names=""/></text:p>
          </draw:text-box>
          <svg:title/>
          <svg:desc/>
        </draw:frame>
        <draw:frame draw:id="id7" presentation:style-name="a96" draw:name="Espace réservé de la date 2" svg:x="4.24826in" svg:y="0in" svg:width="3.25in" svg:height="0.50174in" presentation:class="date-time" presentation:placeholder="false">
          <draw:text-box>
            <text:p text:style-name="a95" text:class-names="" text:cond-style-name=""><text:span text:style-name="a93" text:class-names=""><text:date text:fixed="false" style:data-style-name="a94">21/09/2025</text:date></text:span></text:p>
          </draw:text-box>
          <svg:title/>
          <svg:desc/>
        </draw:frame>
        <draw:page-thumbnail svg:x="0.75in" svg:y="1.25in" svg:width="6in" svg:height="3.375in" presentation:class="page" draw:id="id8" presentation:style-name="a97" draw:name="Espace réservé de l'image des diapositives 3">
          <svg:title/>
          <svg:desc/>
        </draw:page-thumbnail>
        <draw:frame draw:id="id9" presentation:style-name="a112" draw:name="Espace réservé des notes 4" svg:x="0.75in" svg:y="4.8125in" svg:width="6in" svg:height="3.9375in" presentation:class="notes" presentation:placeholder="false">
          <draw:text-box>
            <text:p text:style-name="a99" text:class-names="" text:cond-style-name=""><text:span text:style-name="a98" text:class-names="">Cliquez pour modifier les styles du texte du masque</text:span></text:p>
            <text:list text:style-name="a102">
              <text:list-item>
                <text:list text:style-name="a102">
                  <text:list-item>
                    <text:p text:style-name="a101" text:class-names="" text:cond-style-name=""><text:span text:style-name="a100" text:class-names="">Deuxième niveau</text:span></text:p>
                  </text:list-item>
                </text:list>
              </text:list-item>
            </text:list>
            <text:list text:style-name="a105">
              <text:list-item>
                <text:list text:style-name="a105">
                  <text:list-item>
                    <text:list text:style-name="a105">
                      <text:list-item>
                        <text:p text:style-name="a104" text:class-names="" text:cond-style-name=""><text:span text:style-name="a103" text:class-names="">Troisième niveau</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Quatrième niveau</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Cinquième niveau</text:span></text:p>
                              </text:list-item>
                            </text:list>
                          </text:list-item>
                        </text:list>
                      </text:list-item>
                    </text:list>
                  </text:list-item>
                </text:list>
              </text:list-item>
            </text:list>
          </draw:text-box>
          <svg:title/>
          <svg:desc/>
        </draw:frame>
        <draw:frame draw:id="id10" presentation:style-name="a115" draw:name="Espace réservé du pied de page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1" presentation:style-name="a118" draw:name="Espace réservé du numéro de diapositive 6" svg:x="4.24826in" svg:y="9.49826in" svg:width="3.25in" svg:height="0.50174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re-et-contenu" style:page-layout-name="pageLayout1" draw:style-name="a120">
      <draw:custom-shape svg:x="0.52285in" svg:y="0.00041in" svg:width="0.25in" svg:height="7.5in" draw:id="id20" draw:layer="Master1-bg" draw:style-name="a123" draw:name="Rectangle 8">
        <svg:title>Side bar</svg:title>
        <svg:desc/>
        <text:p text:style-name="a122" text:class-names="" text:cond-style-name=""><text:span text:style-name="a121" text:class-names=""/></text:p>
        <draw:enhanced-geometry xmlns:dr3d="urn:oasis:names:tc:opendocument:xmlns:dr3d:1.0" draw:type="non-primitive" svg:viewBox="0 0 21600 21600" draw:enhanced-path="M 0 0 L 21600 0 21600 21600 0 21600 Z N"/>
      </draw:custom-shape>
      <draw:frame draw:id="id21" presentation:style-name="a127" draw:name="Title 1" svg:x="1.5in" svg:y="0.75in" svg:width="10.5in" svg:height="1.625in" presentation:class="title" presentation:placeholder="false">
        <draw:text-box>
          <text:p text:style-name="a126" text:class-names="" text:cond-style-name=""><text:span text:style-name="a124" text:class-names="">Modifiez le style du titre</text:span><text:span text:style-name="a125" text:class-names=""/></text:p>
        </draw:text-box>
        <svg:title/>
        <svg:desc/>
      </draw:frame>
      <draw:frame draw:id="id22" presentation:style-name="a144" draw:name="Content Placeholder 2" svg:x="1.5in" svg:y="2.5in" svg:width="10.5in" svg:height="3.91667in" presentation:class="object" presentation:placeholder="false">
        <draw:text-box>
          <text:list text:style-name="a130">
            <text:list-item>
              <text:p text:style-name="a129" text:class-names="" text:cond-style-name=""><text:span text:style-name="a128" text:class-names="">Cliquez pour modifier les styles du texte du masque</text:span></text:p>
            </text:list-item>
          </text:list>
          <text:list text:style-name="a133">
            <text:list-item>
              <text:list text:style-name="a133">
                <text:list-item>
                  <text:p text:style-name="a132" text:class-names="" text:cond-style-name=""><text:span text:style-name="a131" text:class-names="">Deuxième niveau</text:span></text:p>
                </text:list-item>
              </text:list>
            </text:list-item>
          </text:list>
          <text:list text:style-name="a136">
            <text:list-item>
              <text:list text:style-name="a136">
                <text:list-item>
                  <text:list text:style-name="a136">
                    <text:list-item>
                      <text:p text:style-name="a135" text:class-names="" text:cond-style-name=""><text:span text:style-name="a134" text:class-names="">Troisième niveau</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Quatrième niveau</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Cinquième niveau</text:span><text:span text:style-name="a141" text:class-names=""/></text:p>
                            </text:list-item>
                          </text:list>
                        </text:list-item>
                      </text:list>
                    </text:list-item>
                  </text:list>
                </text:list-item>
              </text:list>
            </text:list-item>
          </text:list>
        </draw:text-box>
        <svg:title/>
        <svg:desc/>
      </draw:frame>
      <draw:frame draw:id="id23" presentation:style-name="a148" draw:name="Date Placeholder 3" svg:x="1.52083in" svg:y="7.05751in" svg:width="1.31734in" svg:height="0.44249in" presentation:class="date-time" presentation:placeholder="false">
        <draw:text-box>
          <text:p text:style-name="a147" text:class-names="" text:cond-style-name=""><text:span text:style-name="a145" text:class-names=""><text:date text:fixed="false" style:data-style-name="a146">9/21/2025</text:date></text:span></text:p>
        </draw:text-box>
        <svg:title/>
        <svg:desc/>
      </draw:frame>
      <draw:frame draw:id="id24" presentation:style-name="a151" draw:name="Footer Placeholder 4" svg:x="3.16444in" svg:y="7.05751in" svg:width="6.8688in" svg:height="0.44249in" presentation:class="footer" presentation:placeholder="false">
        <draw:text-box>
          <text:p text:style-name="a150" text:class-names="" text:cond-style-name=""><text:span text:style-name="a149" text:class-names=""/></text:p>
        </draw:text-box>
        <svg:title/>
        <svg:desc/>
      </draw:frame>
      <draw:frame draw:id="id25" presentation:style-name="a154" draw:name="Slide Number Placeholder 5" svg:x="10.35951in" svg:y="7.05751in" svg:width="1.74573in" svg:height="0.44249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page-layout-name="pageLayout2" draw:style-name="a184">
        <draw:frame draw:id="id6" presentation:style-name="a157" draw:name="Espace réservé de l'en-tête 1" svg:x="0in" svg:y="0in" svg:width="3.25in" svg:height="0.50174in" presentation:class="header" presentation:placeholder="false">
          <draw:text-box>
            <text:p text:style-name="a156" text:class-names="" text:cond-style-name=""><text:span text:style-name="a155" text:class-names=""/></text:p>
          </draw:text-box>
          <svg:title/>
          <svg:desc/>
        </draw:frame>
        <draw:frame draw:id="id7" presentation:style-name="a161" draw:name="Espace réservé de la date 2" svg:x="4.24826in" svg:y="0in" svg:width="3.25in" svg:height="0.50174in" presentation:class="date-time" presentation:placeholder="false">
          <draw:text-box>
            <text:p text:style-name="a160" text:class-names="" text:cond-style-name=""><text:span text:style-name="a158" text:class-names=""><text:date text:fixed="false" style:data-style-name="a159">21/09/2025</text:date></text:span></text:p>
          </draw:text-box>
          <svg:title/>
          <svg:desc/>
        </draw:frame>
        <draw:page-thumbnail svg:x="0.75in" svg:y="1.25in" svg:width="6in" svg:height="3.375in" presentation:class="page" draw:id="id8" presentation:style-name="a162" draw:name="Espace réservé de l'image des diapositives 3">
          <svg:title/>
          <svg:desc/>
        </draw:page-thumbnail>
        <draw:frame draw:id="id9" presentation:style-name="a177" draw:name="Espace réservé des notes 4" svg:x="0.75in" svg:y="4.8125in" svg:width="6in" svg:height="3.9375in" presentation:class="notes" presentation:placeholder="false">
          <draw:text-box>
            <text:p text:style-name="a164" text:class-names="" text:cond-style-name=""><text:span text:style-name="a163" text:class-names="">Cliquez pour modifier les styles du texte du masque</text:span></text:p>
            <text:list text:style-name="a167">
              <text:list-item>
                <text:list text:style-name="a167">
                  <text:list-item>
                    <text:p text:style-name="a166" text:class-names="" text:cond-style-name=""><text:span text:style-name="a165" text:class-names="">Deuxième niveau</text:span></text:p>
                  </text:list-item>
                </text:list>
              </text:list-item>
            </text:list>
            <text:list text:style-name="a170">
              <text:list-item>
                <text:list text:style-name="a170">
                  <text:list-item>
                    <text:list text:style-name="a170">
                      <text:list-item>
                        <text:p text:style-name="a169" text:class-names="" text:cond-style-name=""><text:span text:style-name="a168" text:class-names="">Troisième niveau</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Quatrième niveau</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Cinquième niveau</text:span></text:p>
                              </text:list-item>
                            </text:list>
                          </text:list-item>
                        </text:list>
                      </text:list-item>
                    </text:list>
                  </text:list-item>
                </text:list>
              </text:list-item>
            </text:list>
          </draw:text-box>
          <svg:title/>
          <svg:desc/>
        </draw:frame>
        <draw:frame draw:id="id10" presentation:style-name="a180" draw:name="Espace réservé du pied de page 5" svg:x="0in" svg:y="9.49826in" svg:width="3.25in" svg:height="0.50174in" presentation:class="footer" presentation:placeholder="false">
          <draw:text-box>
            <text:p text:style-name="a179" text:class-names="" text:cond-style-name=""><text:span text:style-name="a178" text:class-names=""/></text:p>
          </draw:text-box>
          <svg:title/>
          <svg:desc/>
        </draw:frame>
        <draw:frame draw:id="id11" presentation:style-name="a183" draw:name="Espace réservé du numéro de diapositive 6" svg:x="4.24826in" svg:y="9.49826in" svg:width="3.25in" svg:height="0.50174in" presentation:class="page-number" presentation:placeholder="false">
          <draw:text-box>
            <text:p text:style-name="a182" text:class-names="" text:cond-style-name=""><text:span text:style-name="a181" text:class-names=""><text:page-number style:num-format="1" text:fixed="false"/></text:span></text:p>
          </draw:text-box>
          <svg:title/>
          <svg:desc/>
        </draw:frame>
      </presentation:notes>
    </style:master-page>
    <style:master-page style:name="Master1-Layout3-secHead-Titre-de-section" style:page-layout-name="pageLayout1" draw:style-name="a185">
      <draw:frame draw:id="id26" presentation:style-name="a189" draw:name="Title 1" svg:x="0.83664in" svg:y="1.42318in" svg:width="10.51287in" svg:height="3.11979in" presentation:class="title" presentation:placeholder="false">
        <draw:text-box>
          <text:p text:style-name="a188" text:class-names="" text:cond-style-name=""><text:span text:style-name="a186" text:class-names="">Modifiez le style du titre</text:span><text:span text:style-name="a187" text:class-names=""/></text:p>
        </draw:text-box>
        <svg:title/>
        <svg:desc/>
      </draw:frame>
      <draw:frame draw:id="id27" presentation:style-name="a193" draw:name="Text Placeholder 2" svg:x="0.83664in" svg:y="4.61103in" svg:width="10.51287in" svg:height="1.25035in" presentation:class="outline" presentation:placeholder="false">
        <draw:text-box>
          <text:list text:style-name="a192">
            <text:list-item>
              <text:p text:style-name="a191" text:class-names="" text:cond-style-name=""><text:span text:style-name="a190" text:class-names="">Cliquez pour modifier les styles du texte du masque</text:span></text:p>
            </text:list-item>
          </text:list>
        </draw:text-box>
        <svg:title/>
        <svg:desc/>
      </draw:frame>
      <draw:frame draw:id="id28" presentation:style-name="a197" draw:name="Date Placeholder 3" svg:x="0.80808in" svg:y="7.05751in" svg:width="1.77429in" svg:height="0.44249in" presentation:class="date-time" presentation:placeholder="false">
        <draw:text-box>
          <text:p text:style-name="a196" text:class-names="" text:cond-style-name=""><text:span text:style-name="a194" text:class-names=""><text:date text:fixed="false" style:data-style-name="a195">9/21/2025</text:date></text:span></text:p>
        </draw:text-box>
        <svg:title/>
        <svg:desc/>
      </draw:frame>
      <draw:frame draw:id="id29" presentation:style-name="a200" draw:name="Footer Placeholder 4" svg:x="2.82624in" svg:y="7.05751in" svg:width="7.68086in" svg:height="0.44249in" presentation:class="footer" presentation:placeholder="false">
        <draw:text-box>
          <text:p text:style-name="a199" text:class-names="" text:cond-style-name=""><text:span text:style-name="a198" text:class-names=""/></text:p>
        </draw:text-box>
        <svg:title/>
        <svg:desc/>
      </draw:frame>
      <draw:frame draw:id="id30" presentation:style-name="a203" draw:name="Slide Number Placeholder 5" svg:x="10.75097in" svg:y="7.05751in" svg:width="1.74573in" svg:height="0.44249in" presentation:class="page-number" presentation:placeholder="false">
        <draw:text-box>
          <text:p text:style-name="a202" text:class-names="" text:cond-style-name=""><text:span text:style-name="a201" text:class-names=""><text:page-number style:num-format="1" text:fixed="false"/></text:span></text:p>
        </draw:text-box>
        <svg:title/>
        <svg:desc/>
      </draw:frame>
      <draw:custom-shape svg:x="8.91509in" svg:y="1.84345in" svg:width="3.5816in" svg:height="4.82118in" draw:id="id31" draw:style-name="a206" draw:name="Freeform 6">
        <svg:title>Crop Mark</svg:title>
        <svg:desc/>
        <text:p text:style-name="a205" text:class-names="" text:cond-style-name=""><text:span text:style-name="a204"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presentation:notes style:page-layout-name="pageLayout2" draw:style-name="a236">
        <draw:frame draw:id="id6" presentation:style-name="a209" draw:name="Espace réservé de l'en-tête 1" svg:x="0in" svg:y="0in" svg:width="3.25in" svg:height="0.50174in" presentation:class="header" presentation:placeholder="false">
          <draw:text-box>
            <text:p text:style-name="a208" text:class-names="" text:cond-style-name=""><text:span text:style-name="a207" text:class-names=""/></text:p>
          </draw:text-box>
          <svg:title/>
          <svg:desc/>
        </draw:frame>
        <draw:frame draw:id="id7" presentation:style-name="a213" draw:name="Espace réservé de la date 2" svg:x="4.24826in" svg:y="0in" svg:width="3.25in" svg:height="0.50174in" presentation:class="date-time" presentation:placeholder="false">
          <draw:text-box>
            <text:p text:style-name="a212" text:class-names="" text:cond-style-name=""><text:span text:style-name="a210" text:class-names=""><text:date text:fixed="false" style:data-style-name="a211">21/09/2025</text:date></text:span></text:p>
          </draw:text-box>
          <svg:title/>
          <svg:desc/>
        </draw:frame>
        <draw:page-thumbnail svg:x="0.75in" svg:y="1.25in" svg:width="6in" svg:height="3.375in" presentation:class="page" draw:id="id8" presentation:style-name="a214" draw:name="Espace réservé de l'image des diapositives 3">
          <svg:title/>
          <svg:desc/>
        </draw:page-thumbnail>
        <draw:frame draw:id="id9" presentation:style-name="a229" draw:name="Espace réservé des notes 4" svg:x="0.75in" svg:y="4.8125in" svg:width="6in" svg:height="3.9375in" presentation:class="notes" presentation:placeholder="false">
          <draw:text-box>
            <text:p text:style-name="a216" text:class-names="" text:cond-style-name=""><text:span text:style-name="a215" text:class-names="">Cliquez pour modifier les styles du texte du masque</text:span></text:p>
            <text:list text:style-name="a219">
              <text:list-item>
                <text:list text:style-name="a219">
                  <text:list-item>
                    <text:p text:style-name="a218" text:class-names="" text:cond-style-name=""><text:span text:style-name="a217" text:class-names="">Deuxième niveau</text:span></text:p>
                  </text:list-item>
                </text:list>
              </text:list-item>
            </text:list>
            <text:list text:style-name="a222">
              <text:list-item>
                <text:list text:style-name="a222">
                  <text:list-item>
                    <text:list text:style-name="a222">
                      <text:list-item>
                        <text:p text:style-name="a221" text:class-names="" text:cond-style-name=""><text:span text:style-name="a220" text:class-names="">Troisième niveau</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Quatrième niveau</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Cinquième niveau</text:span></text:p>
                              </text:list-item>
                            </text:list>
                          </text:list-item>
                        </text:list>
                      </text:list-item>
                    </text:list>
                  </text:list-item>
                </text:list>
              </text:list-item>
            </text:list>
          </draw:text-box>
          <svg:title/>
          <svg:desc/>
        </draw:frame>
        <draw:frame draw:id="id10" presentation:style-name="a232" draw:name="Espace réservé du pied de page 5" svg:x="0in" svg:y="9.49826in" svg:width="3.25in" svg:height="0.50174in" presentation:class="footer" presentation:placeholder="false">
          <draw:text-box>
            <text:p text:style-name="a231" text:class-names="" text:cond-style-name=""><text:span text:style-name="a230" text:class-names=""/></text:p>
          </draw:text-box>
          <svg:title/>
          <svg:desc/>
        </draw:frame>
        <draw:frame draw:id="id11" presentation:style-name="a235" draw:name="Espace réservé du numéro de diapositive 6" svg:x="4.24826in" svg:y="9.49826in" svg:width="3.25in" svg:height="0.50174in" presentation:class="page-number" presentation:placeholder="false">
          <draw:text-box>
            <text:p text:style-name="a234" text:class-names="" text:cond-style-name=""><text:span text:style-name="a233" text:class-names=""><text:page-number style:num-format="1" text:fixed="false"/></text:span></text:p>
          </draw:text-box>
          <svg:title/>
          <svg:desc/>
        </draw:frame>
      </presentation:notes>
    </style:master-page>
    <style:master-page style:name="Master1-Layout4-twoObj-Deux-contenus" style:page-layout-name="pageLayout1" draw:style-name="a237">
      <draw:custom-shape svg:x="0.52285in" svg:y="0.00041in" svg:width="0.25in" svg:height="7.5in" draw:id="id32" draw:layer="Master1-bg" draw:style-name="a240" draw:name="Rectangle 8">
        <svg:title>Side bar</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33" presentation:style-name="a244" draw:name="Title 1" svg:x="1.5in" svg:y="0.75in" svg:width="10.5in" svg:height="1.625in" presentation:class="title" presentation:placeholder="false">
        <draw:text-box>
          <text:p text:style-name="a243" text:class-names="" text:cond-style-name=""><text:span text:style-name="a241" text:class-names="">Modifiez le style du titre</text:span><text:span text:style-name="a242" text:class-names=""/></text:p>
        </draw:text-box>
        <svg:title/>
        <svg:desc/>
      </draw:frame>
      <draw:frame draw:id="id34" presentation:style-name="a261" draw:name="Content Placeholder 2" svg:x="1.5in" svg:y="2.5in" svg:width="4.86416in" svg:height="3.91667in" presentation:class="object" presentation:placeholder="false">
        <draw:text-box>
          <text:list text:style-name="a247">
            <text:list-item>
              <text:p text:style-name="a246" text:class-names="" text:cond-style-name=""><text:span text:style-name="a245" text:class-names="">Cliquez pour modifier les styles du texte du masque</text:span></text:p>
            </text:list-item>
          </text:list>
          <text:list text:style-name="a250">
            <text:list-item>
              <text:list text:style-name="a250">
                <text:list-item>
                  <text:p text:style-name="a249" text:class-names="" text:cond-style-name=""><text:span text:style-name="a248" text:class-names="">Deuxième niveau</text:span></text:p>
                </text:list-item>
              </text:list>
            </text:list-item>
          </text:list>
          <text:list text:style-name="a253">
            <text:list-item>
              <text:list text:style-name="a253">
                <text:list-item>
                  <text:list text:style-name="a253">
                    <text:list-item>
                      <text:p text:style-name="a252" text:class-names="" text:cond-style-name=""><text:span text:style-name="a251" text:class-names="">Troisième niveau</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Quatrième niveau</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Cinquième niveau</text:span><text:span text:style-name="a258" text:class-names=""/></text:p>
                            </text:list-item>
                          </text:list>
                        </text:list-item>
                      </text:list>
                    </text:list-item>
                  </text:list>
                </text:list-item>
              </text:list>
            </text:list-item>
          </text:list>
        </draw:text-box>
        <svg:title/>
        <svg:desc/>
      </draw:frame>
      <draw:frame draw:id="id35" presentation:style-name="a278" draw:name="Content Placeholder 3" svg:x="7.13627in" svg:y="2.5in" svg:width="4.86416in" svg:height="3.91667in" presentation:class="object" presentation:placeholder="false">
        <draw:text-box>
          <text:list text:style-name="a264">
            <text:list-item>
              <text:p text:style-name="a263" text:class-names="" text:cond-style-name=""><text:span text:style-name="a262" text:class-names="">Cliquez pour modifier les styles du texte du masque</text:span></text:p>
            </text:list-item>
          </text:list>
          <text:list text:style-name="a267">
            <text:list-item>
              <text:list text:style-name="a267">
                <text:list-item>
                  <text:p text:style-name="a266" text:class-names="" text:cond-style-name=""><text:span text:style-name="a265" text:class-names="">Deuxième niveau</text:span></text:p>
                </text:list-item>
              </text:list>
            </text:list-item>
          </text:list>
          <text:list text:style-name="a270">
            <text:list-item>
              <text:list text:style-name="a270">
                <text:list-item>
                  <text:list text:style-name="a270">
                    <text:list-item>
                      <text:p text:style-name="a269" text:class-names="" text:cond-style-name=""><text:span text:style-name="a268" text:class-names="">Troisième niveau</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Quatrième niveau</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Cinquième niveau</text:span><text:span text:style-name="a275" text:class-names=""/></text:p>
                            </text:list-item>
                          </text:list>
                        </text:list-item>
                      </text:list>
                    </text:list-item>
                  </text:list>
                </text:list-item>
              </text:list>
            </text:list-item>
          </text:list>
        </draw:text-box>
        <svg:title/>
        <svg:desc/>
      </draw:frame>
      <draw:frame draw:id="id36" presentation:style-name="a282" draw:name="Date Placeholder 4" svg:x="1.52083in" svg:y="7.05751in" svg:width="1.31734in" svg:height="0.44249in" presentation:class="date-time" presentation:placeholder="false">
        <draw:text-box>
          <text:p text:style-name="a281" text:class-names="" text:cond-style-name=""><text:span text:style-name="a279" text:class-names=""><text:date text:fixed="false" style:data-style-name="a280">9/21/2025</text:date></text:span></text:p>
        </draw:text-box>
        <svg:title/>
        <svg:desc/>
      </draw:frame>
      <draw:frame draw:id="id37" presentation:style-name="a285" draw:name="Footer Placeholder 5" svg:x="3.16444in" svg:y="7.05751in" svg:width="6.8688in" svg:height="0.44249in" presentation:class="footer" presentation:placeholder="false">
        <draw:text-box>
          <text:p text:style-name="a284" text:class-names="" text:cond-style-name=""><text:span text:style-name="a283" text:class-names=""/></text:p>
        </draw:text-box>
        <svg:title/>
        <svg:desc/>
      </draw:frame>
      <draw:frame draw:id="id38" presentation:style-name="a288" draw:name="Slide Number Placeholder 6" svg:x="10.35951in" svg:y="7.05751in" svg:width="1.74573in" svg:height="0.44249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page-layout-name="pageLayout2" draw:style-name="a318">
        <draw:frame draw:id="id6" presentation:style-name="a291" draw:name="Espace réservé de l'en-tête 1" svg:x="0in" svg:y="0in" svg:width="3.25in" svg:height="0.50174in" presentation:class="header" presentation:placeholder="false">
          <draw:text-box>
            <text:p text:style-name="a290" text:class-names="" text:cond-style-name=""><text:span text:style-name="a289" text:class-names=""/></text:p>
          </draw:text-box>
          <svg:title/>
          <svg:desc/>
        </draw:frame>
        <draw:frame draw:id="id7" presentation:style-name="a295" draw:name="Espace réservé de la date 2" svg:x="4.24826in" svg:y="0in" svg:width="3.25in" svg:height="0.50174in" presentation:class="date-time" presentation:placeholder="false">
          <draw:text-box>
            <text:p text:style-name="a294" text:class-names="" text:cond-style-name=""><text:span text:style-name="a292" text:class-names=""><text:date text:fixed="false" style:data-style-name="a293">21/09/2025</text:date></text:span></text:p>
          </draw:text-box>
          <svg:title/>
          <svg:desc/>
        </draw:frame>
        <draw:page-thumbnail svg:x="0.75in" svg:y="1.25in" svg:width="6in" svg:height="3.375in" presentation:class="page" draw:id="id8" presentation:style-name="a296" draw:name="Espace réservé de l'image des diapositives 3">
          <svg:title/>
          <svg:desc/>
        </draw:page-thumbnail>
        <draw:frame draw:id="id9" presentation:style-name="a311" draw:name="Espace réservé des notes 4" svg:x="0.75in" svg:y="4.8125in" svg:width="6in" svg:height="3.9375in" presentation:class="notes" presentation:placeholder="false">
          <draw:text-box>
            <text:p text:style-name="a298" text:class-names="" text:cond-style-name=""><text:span text:style-name="a297" text:class-names="">Cliquez pour modifier les styles du texte du masque</text:span></text:p>
            <text:list text:style-name="a301">
              <text:list-item>
                <text:list text:style-name="a301">
                  <text:list-item>
                    <text:p text:style-name="a300" text:class-names="" text:cond-style-name=""><text:span text:style-name="a299" text:class-names="">Deuxième niveau</text:span></text:p>
                  </text:list-item>
                </text:list>
              </text:list-item>
            </text:list>
            <text:list text:style-name="a304">
              <text:list-item>
                <text:list text:style-name="a304">
                  <text:list-item>
                    <text:list text:style-name="a304">
                      <text:list-item>
                        <text:p text:style-name="a303" text:class-names="" text:cond-style-name=""><text:span text:style-name="a302" text:class-names="">Troisième niveau</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Quatrième niveau</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Cinquième niveau</text:span></text:p>
                              </text:list-item>
                            </text:list>
                          </text:list-item>
                        </text:list>
                      </text:list-item>
                    </text:list>
                  </text:list-item>
                </text:list>
              </text:list-item>
            </text:list>
          </draw:text-box>
          <svg:title/>
          <svg:desc/>
        </draw:frame>
        <draw:frame draw:id="id10" presentation:style-name="a314" draw:name="Espace réservé du pied de page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11" presentation:style-name="a317" draw:name="Espace réservé du numéro de diapositive 6" svg:x="4.24826in" svg:y="9.49826in" svg:width="3.25in" svg:height="0.50174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5-twoTxTwoObj-Comparaison" style:page-layout-name="pageLayout1" draw:style-name="a319">
      <draw:custom-shape svg:x="0.52285in" svg:y="0.00041in" svg:width="0.25in" svg:height="7.5in" draw:id="id39" draw:layer="Master1-bg" draw:style-name="a322" draw:name="Rectangle 8">
        <svg:title>Side bar</svg:title>
        <svg:desc/>
        <text:p text:style-name="a321" text:class-names="" text:cond-style-name=""><text:span text:style-name="a320" text:class-names=""/></text:p>
        <draw:enhanced-geometry xmlns:dr3d="urn:oasis:names:tc:opendocument:xmlns:dr3d:1.0" draw:type="non-primitive" svg:viewBox="0 0 21600 21600" draw:enhanced-path="M 0 0 L 21600 0 21600 21600 0 21600 Z N"/>
      </draw:custom-shape>
      <draw:frame draw:id="id40" presentation:style-name="a326" draw:name="Title 1" svg:x="1.5in" svg:y="0.75in" svg:width="10.5in" svg:height="1.625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41" presentation:style-name="a330" draw:name="Text Placeholder 2" svg:x="1.5in" svg:y="2.56in" svg:width="4.86in" svg:height="0.90104in" presentation:class="outline" presentation:placeholder="false">
        <draw:text-box>
          <text:list text:style-name="a329">
            <text:list-item>
              <text:p text:style-name="a328" text:class-names="" text:cond-style-name=""><text:span text:style-name="a327" text:class-names="">Cliquez pour modifier les styles du texte du masque</text:span></text:p>
            </text:list-item>
          </text:list>
        </draw:text-box>
        <svg:title/>
        <svg:desc/>
      </draw:frame>
      <draw:frame draw:id="id42" presentation:style-name="a347" draw:name="Content Placeholder 3" svg:x="1.5in" svg:y="3.61462in" svg:width="4.86in" svg:height="2.80205in" presentation:class="object" presentation:placeholder="false">
        <draw:text-box>
          <text:list text:style-name="a333">
            <text:list-item>
              <text:p text:style-name="a332" text:class-names="" text:cond-style-name=""><text:span text:style-name="a331" text:class-names="">Cliquez pour modifier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Cinquième niveau</text:span><text:span text:style-name="a344" text:class-names=""/></text:p>
                            </text:list-item>
                          </text:list>
                        </text:list-item>
                      </text:list>
                    </text:list-item>
                  </text:list>
                </text:list-item>
              </text:list>
            </text:list-item>
          </text:list>
        </draw:text-box>
        <svg:title/>
        <svg:desc/>
      </draw:frame>
      <draw:frame draw:id="id43" presentation:style-name="a351" draw:name="Text Placeholder 4" svg:x="7.13584in" svg:y="2.56in" svg:width="4.86in" svg:height="0.90104in" presentation:class="outline" presentation:placeholder="false">
        <draw:text-box>
          <text:list text:style-name="a350">
            <text:list-item>
              <text:p text:style-name="a349" text:class-names="" text:cond-style-name=""><text:span text:style-name="a348" text:class-names="">Cliquez pour modifier les styles du texte du masque</text:span></text:p>
            </text:list-item>
          </text:list>
        </draw:text-box>
        <svg:title/>
        <svg:desc/>
      </draw:frame>
      <draw:frame draw:id="id44" presentation:style-name="a368" draw:name="Content Placeholder 5" svg:x="7.13584in" svg:y="3.61462in" svg:width="4.86in" svg:height="2.80205in" presentation:class="object" presentation:placeholder="false">
        <draw:text-box>
          <text:list text:style-name="a354">
            <text:list-item>
              <text:p text:style-name="a353" text:class-names="" text:cond-style-name=""><text:span text:style-name="a352" text:class-names="">Cliquez pour modifier les styles du texte du masque</text:span></text:p>
            </text:list-item>
          </text:list>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Cinquième niveau</text:span><text:span text:style-name="a365" text:class-names=""/></text:p>
                            </text:list-item>
                          </text:list>
                        </text:list-item>
                      </text:list>
                    </text:list-item>
                  </text:list>
                </text:list-item>
              </text:list>
            </text:list-item>
          </text:list>
        </draw:text-box>
        <svg:title/>
        <svg:desc/>
      </draw:frame>
      <draw:frame draw:id="id45" presentation:style-name="a372" draw:name="Date Placeholder 6" svg:x="1.52083in" svg:y="7.05751in" svg:width="1.31734in" svg:height="0.44249in" presentation:class="date-time" presentation:placeholder="false">
        <draw:text-box>
          <text:p text:style-name="a371" text:class-names="" text:cond-style-name=""><text:span text:style-name="a369" text:class-names=""><text:date text:fixed="false" style:data-style-name="a370">9/21/2025</text:date></text:span></text:p>
        </draw:text-box>
        <svg:title/>
        <svg:desc/>
      </draw:frame>
      <draw:frame draw:id="id46" presentation:style-name="a375" draw:name="Footer Placeholder 7" svg:x="3.16444in" svg:y="7.05751in" svg:width="6.8688in" svg:height="0.44249in" presentation:class="footer" presentation:placeholder="false">
        <draw:text-box>
          <text:p text:style-name="a374" text:class-names="" text:cond-style-name=""><text:span text:style-name="a373" text:class-names=""/></text:p>
        </draw:text-box>
        <svg:title/>
        <svg:desc/>
      </draw:frame>
      <draw:frame draw:id="id47" presentation:style-name="a378" draw:name="Slide Number Placeholder 8" svg:x="10.35951in" svg:y="7.05751in" svg:width="1.74573in" svg:height="0.44249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page-layout-name="pageLayout2" draw:style-name="a408">
        <draw:frame draw:id="id6" presentation:style-name="a381" draw:name="Espace réservé de l'en-tête 1" svg:x="0in" svg:y="0in" svg:width="3.25in" svg:height="0.50174in" presentation:class="header" presentation:placeholder="false">
          <draw:text-box>
            <text:p text:style-name="a380" text:class-names="" text:cond-style-name=""><text:span text:style-name="a379" text:class-names=""/></text:p>
          </draw:text-box>
          <svg:title/>
          <svg:desc/>
        </draw:frame>
        <draw:frame draw:id="id7" presentation:style-name="a385" draw:name="Espace réservé de la date 2" svg:x="4.24826in" svg:y="0in" svg:width="3.25in" svg:height="0.50174in" presentation:class="date-time" presentation:placeholder="false">
          <draw:text-box>
            <text:p text:style-name="a384" text:class-names="" text:cond-style-name=""><text:span text:style-name="a382" text:class-names=""><text:date text:fixed="false" style:data-style-name="a383">21/09/2025</text:date></text:span></text:p>
          </draw:text-box>
          <svg:title/>
          <svg:desc/>
        </draw:frame>
        <draw:page-thumbnail svg:x="0.75in" svg:y="1.25in" svg:width="6in" svg:height="3.375in" presentation:class="page" draw:id="id8" presentation:style-name="a386" draw:name="Espace réservé de l'image des diapositives 3">
          <svg:title/>
          <svg:desc/>
        </draw:page-thumbnail>
        <draw:frame draw:id="id9" presentation:style-name="a401" draw:name="Espace réservé des notes 4" svg:x="0.75in" svg:y="4.8125in" svg:width="6in" svg:height="3.9375in" presentation:class="notes" presentation:placeholder="false">
          <draw:text-box>
            <text:p text:style-name="a388" text:class-names="" text:cond-style-name=""><text:span text:style-name="a387" text:class-names="">Cliquez pour modifier les styles du texte du masque</text:span></text:p>
            <text:list text:style-name="a391">
              <text:list-item>
                <text:list text:style-name="a391">
                  <text:list-item>
                    <text:p text:style-name="a390" text:class-names="" text:cond-style-name=""><text:span text:style-name="a389" text:class-names="">Deuxième niveau</text:span></text:p>
                  </text:list-item>
                </text:list>
              </text:list-item>
            </text:list>
            <text:list text:style-name="a394">
              <text:list-item>
                <text:list text:style-name="a394">
                  <text:list-item>
                    <text:list text:style-name="a394">
                      <text:list-item>
                        <text:p text:style-name="a393" text:class-names="" text:cond-style-name=""><text:span text:style-name="a392" text:class-names="">Troisième niveau</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Quatrième niveau</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Cinquième niveau</text:span></text:p>
                              </text:list-item>
                            </text:list>
                          </text:list-item>
                        </text:list>
                      </text:list-item>
                    </text:list>
                  </text:list-item>
                </text:list>
              </text:list-item>
            </text:list>
          </draw:text-box>
          <svg:title/>
          <svg:desc/>
        </draw:frame>
        <draw:frame draw:id="id10" presentation:style-name="a404" draw:name="Espace réservé du pied de page 5" svg:x="0in" svg:y="9.49826in" svg:width="3.25in" svg:height="0.50174in" presentation:class="footer" presentation:placeholder="false">
          <draw:text-box>
            <text:p text:style-name="a403" text:class-names="" text:cond-style-name=""><text:span text:style-name="a402" text:class-names=""/></text:p>
          </draw:text-box>
          <svg:title/>
          <svg:desc/>
        </draw:frame>
        <draw:frame draw:id="id11" presentation:style-name="a407" draw:name="Espace réservé du numéro de diapositive 6" svg:x="4.24826in" svg:y="9.49826in" svg:width="3.25in" svg:height="0.50174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6-titleOnly-Titre-seul" style:page-layout-name="pageLayout1" draw:style-name="a409">
      <draw:custom-shape svg:x="0.52285in" svg:y="0.00041in" svg:width="0.25in" svg:height="7.5in" draw:id="id48" draw:layer="Master1-bg" draw:style-name="a412" draw:name="Rectangle 8">
        <svg:title>Side bar</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49" presentation:style-name="a416" draw:name="Title 1" svg:x="1.5in" svg:y="0.75in" svg:width="10.5in" svg:height="1.625in" presentation:class="title" presentation:placeholder="false">
        <draw:text-box>
          <text:p text:style-name="a415" text:class-names="" text:cond-style-name=""><text:span text:style-name="a413" text:class-names="">Modifiez le style du titre</text:span><text:span text:style-name="a414" text:class-names=""/></text:p>
        </draw:text-box>
        <svg:title/>
        <svg:desc/>
      </draw:frame>
      <draw:frame draw:id="id50" presentation:style-name="a420" draw:name="Date Placeholder 2" svg:x="1.52083in" svg:y="7.05751in" svg:width="1.31734in" svg:height="0.44249in" presentation:class="date-time" presentation:placeholder="false">
        <draw:text-box>
          <text:p text:style-name="a419" text:class-names="" text:cond-style-name=""><text:span text:style-name="a417" text:class-names=""><text:date text:fixed="false" style:data-style-name="a418">9/21/2025</text:date></text:span></text:p>
        </draw:text-box>
        <svg:title/>
        <svg:desc/>
      </draw:frame>
      <draw:frame draw:id="id51" presentation:style-name="a423" draw:name="Footer Placeholder 3" svg:x="3.16444in" svg:y="7.05751in" svg:width="6.8688in" svg:height="0.44249in" presentation:class="footer" presentation:placeholder="false">
        <draw:text-box>
          <text:p text:style-name="a422" text:class-names="" text:cond-style-name=""><text:span text:style-name="a421" text:class-names=""/></text:p>
        </draw:text-box>
        <svg:title/>
        <svg:desc/>
      </draw:frame>
      <draw:frame draw:id="id52" presentation:style-name="a426" draw:name="Slide Number Placeholder 4" svg:x="10.35951in" svg:y="7.05751in" svg:width="1.74573in" svg:height="0.44249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6" presentation:style-name="a429" draw:name="Espace réservé de l'en-tête 1" svg:x="0in" svg:y="0in" svg:width="3.25in" svg:height="0.50174in" presentation:class="header" presentation:placeholder="false">
          <draw:text-box>
            <text:p text:style-name="a428" text:class-names="" text:cond-style-name=""><text:span text:style-name="a427" text:class-names=""/></text:p>
          </draw:text-box>
          <svg:title/>
          <svg:desc/>
        </draw:frame>
        <draw:frame draw:id="id7" presentation:style-name="a433" draw:name="Espace réservé de la date 2" svg:x="4.24826in" svg:y="0in" svg:width="3.25in" svg:height="0.50174in" presentation:class="date-time" presentation:placeholder="false">
          <draw:text-box>
            <text:p text:style-name="a432" text:class-names="" text:cond-style-name=""><text:span text:style-name="a430" text:class-names=""><text:date text:fixed="false" style:data-style-name="a431">21/09/2025</text:date></text:span></text:p>
          </draw:text-box>
          <svg:title/>
          <svg:desc/>
        </draw:frame>
        <draw:page-thumbnail svg:x="0.75in" svg:y="1.25in" svg:width="6in" svg:height="3.375in" presentation:class="page" draw:id="id8" presentation:style-name="a434" draw:name="Espace réservé de l'image des diapositives 3">
          <svg:title/>
          <svg:desc/>
        </draw:page-thumbnail>
        <draw:frame draw:id="id9" presentation:style-name="a449" draw:name="Espace réservé des notes 4" svg:x="0.75in" svg:y="4.8125in" svg:width="6in" svg:height="3.9375in" presentation:class="notes" presentation:placeholder="false">
          <draw:text-box>
            <text:p text:style-name="a436" text:class-names="" text:cond-style-name=""><text:span text:style-name="a435" text:class-names="">Cliquez pour modifier les styles du texte du masque</text:span></text:p>
            <text:list text:style-name="a439">
              <text:list-item>
                <text:list text:style-name="a439">
                  <text:list-item>
                    <text:p text:style-name="a438" text:class-names="" text:cond-style-name=""><text:span text:style-name="a437" text:class-names="">Deuxième niveau</text:span></text:p>
                  </text:list-item>
                </text:list>
              </text:list-item>
            </text:list>
            <text:list text:style-name="a442">
              <text:list-item>
                <text:list text:style-name="a442">
                  <text:list-item>
                    <text:list text:style-name="a442">
                      <text:list-item>
                        <text:p text:style-name="a441" text:class-names="" text:cond-style-name=""><text:span text:style-name="a440" text:class-names="">Troisième niveau</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trième niveau</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Cinquième niveau</text:span></text:p>
                              </text:list-item>
                            </text:list>
                          </text:list-item>
                        </text:list>
                      </text:list-item>
                    </text:list>
                  </text:list-item>
                </text:list>
              </text:list-item>
            </text:list>
          </draw:text-box>
          <svg:title/>
          <svg:desc/>
        </draw:frame>
        <draw:frame draw:id="id10" presentation:style-name="a452" draw:name="Espace réservé du pied de page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1" presentation:style-name="a455" draw:name="Espace réservé du numéro de diapositive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7-blank-Vide" style:page-layout-name="pageLayout1" draw:style-name="a457">
      <draw:custom-shape svg:x="0.52285in" svg:y="0.00041in" svg:width="0.25in" svg:height="7.5in" draw:id="id53" draw:layer="Master1-bg" draw:style-name="a460" draw:name="Rectangle 8">
        <svg:title>Side bar</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frame draw:id="id54" presentation:style-name="a464" draw:name="Date Placeholder 1" svg:x="1.52083in" svg:y="7.05751in" svg:width="1.31734in" svg:height="0.44249in" presentation:class="date-time" presentation:placeholder="false">
        <draw:text-box>
          <text:p text:style-name="a463" text:class-names="" text:cond-style-name=""><text:span text:style-name="a461" text:class-names=""><text:date text:fixed="false" style:data-style-name="a462">9/21/2025</text:date></text:span></text:p>
        </draw:text-box>
        <svg:title/>
        <svg:desc/>
      </draw:frame>
      <draw:frame draw:id="id55" presentation:style-name="a467" draw:name="Footer Placeholder 2" svg:x="3.16444in" svg:y="7.05751in" svg:width="6.8688in" svg:height="0.44249in" presentation:class="footer" presentation:placeholder="false">
        <draw:text-box>
          <text:p text:style-name="a466" text:class-names="" text:cond-style-name=""><text:span text:style-name="a465" text:class-names=""/></text:p>
        </draw:text-box>
        <svg:title/>
        <svg:desc/>
      </draw:frame>
      <draw:frame draw:id="id56" presentation:style-name="a470" draw:name="Slide Number Placeholder 3" svg:x="10.35951in" svg:y="7.05751in" svg:width="1.74573in" svg:height="0.44249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page-layout-name="pageLayout2" draw:style-name="a500">
        <draw:frame draw:id="id6" presentation:style-name="a473" draw:name="Espace réservé de l'en-tête 1" svg:x="0in" svg:y="0in" svg:width="3.25in" svg:height="0.50174in" presentation:class="header" presentation:placeholder="false">
          <draw:text-box>
            <text:p text:style-name="a472" text:class-names="" text:cond-style-name=""><text:span text:style-name="a471" text:class-names=""/></text:p>
          </draw:text-box>
          <svg:title/>
          <svg:desc/>
        </draw:frame>
        <draw:frame draw:id="id7" presentation:style-name="a477" draw:name="Espace réservé de la date 2" svg:x="4.24826in" svg:y="0in" svg:width="3.25in" svg:height="0.50174in" presentation:class="date-time" presentation:placeholder="false">
          <draw:text-box>
            <text:p text:style-name="a476" text:class-names="" text:cond-style-name=""><text:span text:style-name="a474" text:class-names=""><text:date text:fixed="false" style:data-style-name="a475">21/09/2025</text:date></text:span></text:p>
          </draw:text-box>
          <svg:title/>
          <svg:desc/>
        </draw:frame>
        <draw:page-thumbnail svg:x="0.75in" svg:y="1.25in" svg:width="6in" svg:height="3.375in" presentation:class="page" draw:id="id8" presentation:style-name="a478" draw:name="Espace réservé de l'image des diapositives 3">
          <svg:title/>
          <svg:desc/>
        </draw:page-thumbnail>
        <draw:frame draw:id="id9" presentation:style-name="a493" draw:name="Espace réservé des notes 4" svg:x="0.75in" svg:y="4.8125in" svg:width="6in" svg:height="3.9375in" presentation:class="notes" presentation:placeholder="false">
          <draw:text-box>
            <text:p text:style-name="a480" text:class-names="" text:cond-style-name=""><text:span text:style-name="a479" text:class-names="">Cliquez pour modifier les styles du texte du masque</text:span></text:p>
            <text:list text:style-name="a483">
              <text:list-item>
                <text:list text:style-name="a483">
                  <text:list-item>
                    <text:p text:style-name="a482" text:class-names="" text:cond-style-name=""><text:span text:style-name="a481" text:class-names="">Deuxième niveau</text:span></text:p>
                  </text:list-item>
                </text:list>
              </text:list-item>
            </text:list>
            <text:list text:style-name="a486">
              <text:list-item>
                <text:list text:style-name="a486">
                  <text:list-item>
                    <text:list text:style-name="a486">
                      <text:list-item>
                        <text:p text:style-name="a485" text:class-names="" text:cond-style-name=""><text:span text:style-name="a484" text:class-names="">Troisième niveau</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Quatrième niveau</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Cinquième niveau</text:span></text:p>
                              </text:list-item>
                            </text:list>
                          </text:list-item>
                        </text:list>
                      </text:list-item>
                    </text:list>
                  </text:list-item>
                </text:list>
              </text:list-item>
            </text:list>
          </draw:text-box>
          <svg:title/>
          <svg:desc/>
        </draw:frame>
        <draw:frame draw:id="id10" presentation:style-name="a496" draw:name="Espace réservé du pied de page 5" svg:x="0in" svg:y="9.49826in" svg:width="3.25in" svg:height="0.50174in" presentation:class="footer" presentation:placeholder="false">
          <draw:text-box>
            <text:p text:style-name="a495" text:class-names="" text:cond-style-name=""><text:span text:style-name="a494" text:class-names=""/></text:p>
          </draw:text-box>
          <svg:title/>
          <svg:desc/>
        </draw:frame>
        <draw:frame draw:id="id11" presentation:style-name="a499" draw:name="Espace réservé du numéro de diapositive 6" svg:x="4.24826in" svg:y="9.49826in" svg:width="3.25in" svg:height="0.50174in" presentation:class="page-number" presentation:placeholder="false">
          <draw:text-box>
            <text:p text:style-name="a498" text:class-names="" text:cond-style-name=""><text:span text:style-name="a497" text:class-names=""><text:page-number style:num-format="1" text:fixed="false"/></text:span></text:p>
          </draw:text-box>
          <svg:title/>
          <svg:desc/>
        </draw:frame>
      </presentation:notes>
    </style:master-page>
    <style:master-page style:name="Master1-Layout8-objTx-Contenu-avec-légende" style:page-layout-name="pageLayout1" draw:style-name="a501">
      <draw:custom-shape svg:x="0in" svg:y="0.00041in" svg:width="5.8in" svg:height="7.49959in" draw:id="id57" draw:style-name="a504" draw:name="Rectangle 7">
        <svg:title>Background Shape</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frame draw:id="id58" presentation:style-name="a508" draw:name="Title 1" svg:x="0.79167in" svg:y="0.75in" svg:width="4.21667in" svg:height="2.35989in" presentation:class="title" presentation:placeholder="false">
        <draw:text-box>
          <text:p text:style-name="a507" text:class-names="" text:cond-style-name=""><text:span text:style-name="a505" text:class-names="">Modifiez le style du titre</text:span><text:span text:style-name="a506" text:class-names=""/></text:p>
        </draw:text-box>
        <svg:title/>
        <svg:desc/>
      </draw:frame>
      <draw:frame draw:id="id59" presentation:style-name="a525" draw:name="Content Placeholder 2" svg:x="6.84167in" svg:y="0.75in" svg:width="5.7in" svg:height="5.65972in" presentation:class="object" presentation:placeholder="false">
        <draw:text-box>
          <text:list text:style-name="a511">
            <text:list-item>
              <text:p text:style-name="a510" text:class-names="" text:cond-style-name=""><text:span text:style-name="a509" text:class-names="">Cliquez pour modifier les styles du texte du masque</text:span></text:p>
            </text:list-item>
          </text:list>
          <text:list text:style-name="a514">
            <text:list-item>
              <text:list text:style-name="a514">
                <text:list-item>
                  <text:p text:style-name="a513" text:class-names="" text:cond-style-name=""><text:span text:style-name="a512" text:class-names="">Deuxième niveau</text:span></text:p>
                </text:list-item>
              </text:list>
            </text:list-item>
          </text:list>
          <text:list text:style-name="a517">
            <text:list-item>
              <text:list text:style-name="a517">
                <text:list-item>
                  <text:list text:style-name="a517">
                    <text:list-item>
                      <text:p text:style-name="a516" text:class-names="" text:cond-style-name=""><text:span text:style-name="a515" text:class-names="">Troisième niveau</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Quatrième niveau</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Cinquième niveau</text:span><text:span text:style-name="a522" text:class-names=""/></text:p>
                            </text:list-item>
                          </text:list>
                        </text:list-item>
                      </text:list>
                    </text:list-item>
                  </text:list>
                </text:list-item>
              </text:list>
            </text:list-item>
          </text:list>
        </draw:text-box>
        <svg:title/>
        <svg:desc/>
      </draw:frame>
      <draw:frame draw:id="id60" presentation:style-name="a529" draw:name="Text Placeholder 3" svg:x="0.79167in" svg:y="3.12374in" svg:width="4.21667in" svg:height="3.29293in" presentation:class="outline" presentation:placeholder="false">
        <draw:text-box>
          <text:list text:style-name="a528">
            <text:list-item>
              <text:p text:style-name="a527" text:class-names="" text:cond-style-name=""><text:span text:style-name="a526" text:class-names="">Cliquez pour modifier les styles du texte du masque</text:span></text:p>
            </text:list-item>
          </text:list>
        </draw:text-box>
        <svg:title/>
        <svg:desc/>
      </draw:frame>
      <draw:frame draw:id="id61" presentation:style-name="a533" draw:name="Date Placeholder 4" svg:x="0.79167in" svg:y="7.05751in" svg:width="1.31734in" svg:height="0.44249in" presentation:class="date-time" presentation:placeholder="false">
        <draw:text-box>
          <text:p text:style-name="a532" text:class-names="" text:cond-style-name=""><text:span text:style-name="a530" text:class-names=""><text:date text:fixed="false" style:data-style-name="a531">9/21/2025</text:date></text:span></text:p>
        </draw:text-box>
        <svg:title/>
        <svg:desc/>
      </draw:frame>
      <draw:frame draw:id="id62" presentation:style-name="a536" draw:name="Footer Placeholder 5" svg:x="2.41245in" svg:y="7.05751in" svg:width="2.59588in" svg:height="0.44249in" presentation:class="footer" presentation:placeholder="false">
        <draw:text-box>
          <text:p text:style-name="a535" text:class-names="" text:cond-style-name=""><text:span text:style-name="a534" text:class-names=""/></text:p>
        </draw:text-box>
        <svg:title/>
        <svg:desc/>
      </draw:frame>
      <draw:frame draw:id="id63" presentation:style-name="a539" draw:name="Slide Number Placeholder 6" svg:x="10.80833in" svg:y="7.05751in" svg:width="1.74573in" svg:height="0.44249in" presentation:class="page-number" presentation:placeholder="false">
        <draw:text-box>
          <text:p text:style-name="a538" text:class-names="" text:cond-style-name=""><text:span text:style-name="a537" text:class-names=""><text:page-number style:num-format="1" text:fixed="false"/></text:span></text:p>
        </draw:text-box>
        <svg:title/>
        <svg:desc/>
      </draw:frame>
      <draw:custom-shape svg:x="5.8in" svg:y="0.00041in" svg:width="0.25in" svg:height="7.5in" draw:id="id64" draw:style-name="a542" draw:name="Rectangle 8">
        <svg:title>Divider Bar</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presentation:notes style:page-layout-name="pageLayout2" draw:style-name="a572">
        <draw:frame draw:id="id6" presentation:style-name="a545" draw:name="Espace réservé de l'en-tête 1" svg:x="0in" svg:y="0in" svg:width="3.25in" svg:height="0.50174in" presentation:class="header" presentation:placeholder="false">
          <draw:text-box>
            <text:p text:style-name="a544" text:class-names="" text:cond-style-name=""><text:span text:style-name="a543" text:class-names=""/></text:p>
          </draw:text-box>
          <svg:title/>
          <svg:desc/>
        </draw:frame>
        <draw:frame draw:id="id7" presentation:style-name="a549" draw:name="Espace réservé de la date 2" svg:x="4.24826in" svg:y="0in" svg:width="3.25in" svg:height="0.50174in" presentation:class="date-time" presentation:placeholder="false">
          <draw:text-box>
            <text:p text:style-name="a548" text:class-names="" text:cond-style-name=""><text:span text:style-name="a546" text:class-names=""><text:date text:fixed="false" style:data-style-name="a547">21/09/2025</text:date></text:span></text:p>
          </draw:text-box>
          <svg:title/>
          <svg:desc/>
        </draw:frame>
        <draw:page-thumbnail svg:x="0.75in" svg:y="1.25in" svg:width="6in" svg:height="3.375in" presentation:class="page" draw:id="id8" presentation:style-name="a550" draw:name="Espace réservé de l'image des diapositives 3">
          <svg:title/>
          <svg:desc/>
        </draw:page-thumbnail>
        <draw:frame draw:id="id9" presentation:style-name="a565" draw:name="Espace réservé des notes 4" svg:x="0.75in" svg:y="4.8125in" svg:width="6in" svg:height="3.9375in" presentation:class="notes" presentation:placeholder="false">
          <draw:text-box>
            <text:p text:style-name="a552" text:class-names="" text:cond-style-name=""><text:span text:style-name="a551" text:class-names="">Cliquez pour modifier les styles du texte du masque</text:span></text:p>
            <text:list text:style-name="a555">
              <text:list-item>
                <text:list text:style-name="a555">
                  <text:list-item>
                    <text:p text:style-name="a554" text:class-names="" text:cond-style-name=""><text:span text:style-name="a553" text:class-names="">Deuxième niveau</text:span></text:p>
                  </text:list-item>
                </text:list>
              </text:list-item>
            </text:list>
            <text:list text:style-name="a558">
              <text:list-item>
                <text:list text:style-name="a558">
                  <text:list-item>
                    <text:list text:style-name="a558">
                      <text:list-item>
                        <text:p text:style-name="a557" text:class-names="" text:cond-style-name=""><text:span text:style-name="a556" text:class-names="">Troisième niveau</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Quatrième niveau</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Cinquième niveau</text:span></text:p>
                              </text:list-item>
                            </text:list>
                          </text:list-item>
                        </text:list>
                      </text:list-item>
                    </text:list>
                  </text:list-item>
                </text:list>
              </text:list-item>
            </text:list>
          </draw:text-box>
          <svg:title/>
          <svg:desc/>
        </draw:frame>
        <draw:frame draw:id="id10" presentation:style-name="a568" draw:name="Espace réservé du pied de page 5" svg:x="0in" svg:y="9.49826in" svg:width="3.25in" svg:height="0.50174in" presentation:class="footer" presentation:placeholder="false">
          <draw:text-box>
            <text:p text:style-name="a567" text:class-names="" text:cond-style-name=""><text:span text:style-name="a566" text:class-names=""/></text:p>
          </draw:text-box>
          <svg:title/>
          <svg:desc/>
        </draw:frame>
        <draw:frame draw:id="id11" presentation:style-name="a571" draw:name="Espace réservé du numéro de diapositive 6" svg:x="4.24826in" svg:y="9.49826in" svg:width="3.25in" svg:height="0.50174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master-page>
    <style:master-page style:name="Master1-Layout9-picTx-Image-avec-légende" style:page-layout-name="pageLayout1" draw:style-name="a573">
      <draw:custom-shape svg:x="0in" svg:y="0.00041in" svg:width="5.8in" svg:height="7.49959in" draw:id="id65" draw:style-name="a576" draw:name="Rectangle 7">
        <svg:title>Background Shape</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66" presentation:style-name="a580" draw:name="Title 1" svg:x="0.79167in" svg:y="0.75in" svg:width="4.21667in" svg:height="2.35989in" presentation:class="title" presentation:placeholder="false">
        <draw:text-box>
          <text:p text:style-name="a579" text:class-names="" text:cond-style-name=""><text:span text:style-name="a577" text:class-names="">Modifiez le style du titre</text:span><text:span text:style-name="a578" text:class-names=""/></text:p>
        </draw:text-box>
        <svg:title/>
        <svg:desc/>
      </draw:frame>
      <draw:frame draw:id="id67" presentation:style-name="a584" draw:name="Picture Placeholder 2" svg:x="6.05in" svg:y="0in" svg:width="7.28333in" svg:height="7.5in" presentation:class="graphic" presentation:placeholder="false">
        <draw:text-box>
          <text:p text:style-name="a583" text:class-names="" text:cond-style-name=""><text:span text:style-name="a581" text:class-names="">Cliquez sur l'icône pour ajouter une image</text:span><text:span text:style-name="a582" text:class-names=""/></text:p>
        </draw:text-box>
        <svg:title/>
        <svg:desc/>
      </draw:frame>
      <draw:frame draw:id="id68" presentation:style-name="a588" draw:name="Text Placeholder 3" svg:x="0.79167in" svg:y="3.12332in" svg:width="4.21667in" svg:height="3.29334in" presentation:class="outline" presentation:placeholder="false">
        <draw:text-box>
          <text:list text:style-name="a587">
            <text:list-item>
              <text:p text:style-name="a586" text:class-names="" text:cond-style-name=""><text:span text:style-name="a585" text:class-names="">Cliquez pour modifier les styles du texte du masque</text:span></text:p>
            </text:list-item>
          </text:list>
        </draw:text-box>
        <svg:title/>
        <svg:desc/>
      </draw:frame>
      <draw:frame draw:id="id69" presentation:style-name="a592" draw:name="Date Placeholder 4" svg:x="0.79167in" svg:y="7.05751in" svg:width="1.31734in" svg:height="0.44249in" presentation:class="date-time" presentation:placeholder="false">
        <draw:text-box>
          <text:p text:style-name="a591" text:class-names="" text:cond-style-name=""><text:span text:style-name="a589" text:class-names=""><text:date text:fixed="false" style:data-style-name="a590">9/21/2025</text:date></text:span></text:p>
        </draw:text-box>
        <svg:title/>
        <svg:desc/>
      </draw:frame>
      <draw:frame draw:id="id70" presentation:style-name="a595" draw:name="Footer Placeholder 5" svg:x="2.41245in" svg:y="7.05751in" svg:width="2.59588in" svg:height="0.44249in" presentation:class="footer" presentation:placeholder="false">
        <draw:text-box>
          <text:p text:style-name="a594" text:class-names="" text:cond-style-name=""><text:span text:style-name="a593" text:class-names=""/></text:p>
        </draw:text-box>
        <svg:title/>
        <svg:desc/>
      </draw:frame>
      <draw:frame draw:id="id71" presentation:style-name="a598" draw:name="Slide Number Placeholder 6" svg:x="10.80833in" svg:y="7.05751in" svg:width="1.74573in" svg:height="0.44249in" presentation:class="page-number" presentation:placeholder="false">
        <draw:text-box>
          <text:p text:style-name="a597" text:class-names="" text:cond-style-name=""><text:span text:style-name="a596" text:class-names=""><text:page-number style:num-format="1" text:fixed="false"/></text:span></text:p>
        </draw:text-box>
        <svg:title/>
        <svg:desc/>
      </draw:frame>
      <draw:custom-shape svg:x="5.8in" svg:y="0.00041in" svg:width="0.25in" svg:height="7.5in" draw:id="id72" draw:style-name="a601" draw:name="Rectangle 8">
        <svg:title>Divider Bar</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presentation:notes style:page-layout-name="pageLayout2" draw:style-name="a631">
        <draw:frame draw:id="id6" presentation:style-name="a604" draw:name="Espace réservé de l'en-tête 1" svg:x="0in" svg:y="0in" svg:width="3.25in" svg:height="0.50174in" presentation:class="header" presentation:placeholder="false">
          <draw:text-box>
            <text:p text:style-name="a603" text:class-names="" text:cond-style-name=""><text:span text:style-name="a602" text:class-names=""/></text:p>
          </draw:text-box>
          <svg:title/>
          <svg:desc/>
        </draw:frame>
        <draw:frame draw:id="id7" presentation:style-name="a608" draw:name="Espace réservé de la date 2" svg:x="4.24826in" svg:y="0in" svg:width="3.25in" svg:height="0.50174in" presentation:class="date-time" presentation:placeholder="false">
          <draw:text-box>
            <text:p text:style-name="a607" text:class-names="" text:cond-style-name=""><text:span text:style-name="a605" text:class-names=""><text:date text:fixed="false" style:data-style-name="a606">21/09/2025</text:date></text:span></text:p>
          </draw:text-box>
          <svg:title/>
          <svg:desc/>
        </draw:frame>
        <draw:page-thumbnail svg:x="0.75in" svg:y="1.25in" svg:width="6in" svg:height="3.375in" presentation:class="page" draw:id="id8" presentation:style-name="a609" draw:name="Espace réservé de l'image des diapositives 3">
          <svg:title/>
          <svg:desc/>
        </draw:page-thumbnail>
        <draw:frame draw:id="id9" presentation:style-name="a624" draw:name="Espace réservé des notes 4" svg:x="0.75in" svg:y="4.8125in" svg:width="6in" svg:height="3.9375in" presentation:class="notes" presentation:placeholder="false">
          <draw:text-box>
            <text:p text:style-name="a611" text:class-names="" text:cond-style-name=""><text:span text:style-name="a610" text:class-names="">Cliquez pour modifier les styles du texte du masque</text:span></text:p>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10" presentation:style-name="a627" draw:name="Espace réservé du pied de page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1" presentation:style-name="a630" draw:name="Espace réservé du numéro de diapositive 6" svg:x="4.24826in" svg:y="9.49826in" svg:width="3.25in" svg:height="0.50174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master-page>
    <style:master-page style:name="Master1-Layout10-vertTx-Titre-et-texte-vertical" style:page-layout-name="pageLayout1" draw:style-name="a632">
      <draw:custom-shape svg:x="0.52285in" svg:y="0.00041in" svg:width="0.25in" svg:height="7.5in" draw:id="id73" draw:layer="Master1-bg" draw:style-name="a635" draw:name="Rectangle 8">
        <svg:title>Side bar</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frame draw:id="id74" presentation:style-name="a639" draw:name="Title 1" svg:x="1.5in" svg:y="0.75in" svg:width="10.5in" svg:height="1.625in" presentation:class="title" presentation:placeholder="false">
        <draw:text-box>
          <text:p text:style-name="a638" text:class-names="" text:cond-style-name=""><text:span text:style-name="a636" text:class-names="">Modifiez le style du titre</text:span><text:span text:style-name="a637" text:class-names=""/></text:p>
        </draw:text-box>
        <svg:title/>
        <svg:desc/>
      </draw:frame>
      <draw:frame draw:id="id75" presentation:style-name="a656" draw:name="Vertical Text Placeholder 2" svg:x="1.5in" svg:y="2.51042in" svg:width="10.5in" svg:height="3.90625in" presentation:class="outline" presentation:placeholder="false">
        <draw:text-box>
          <text:list text:style-name="a642">
            <text:list-item>
              <text:p text:style-name="a641" text:class-names="" text:cond-style-name=""><text:span text:style-name="a640" text:class-names="">Cliquez pour modifier les styles du texte du masque</text:span></text:p>
            </text:list-item>
          </text:list>
          <text:list text:style-name="a645">
            <text:list-item>
              <text:list text:style-name="a645">
                <text:list-item>
                  <text:p text:style-name="a644" text:class-names="" text:cond-style-name=""><text:span text:style-name="a643" text:class-names="">Deuxième niveau</text:span></text:p>
                </text:list-item>
              </text:list>
            </text:list-item>
          </text:list>
          <text:list text:style-name="a648">
            <text:list-item>
              <text:list text:style-name="a648">
                <text:list-item>
                  <text:list text:style-name="a648">
                    <text:list-item>
                      <text:p text:style-name="a647" text:class-names="" text:cond-style-name=""><text:span text:style-name="a646" text:class-names="">Troisième niveau</text:span></text:p>
                    </text:list-item>
                  </text:list>
                </text:list-item>
              </text:list>
            </text:list-item>
          </text:list>
          <text:list text:style-name="a651">
            <text:list-item>
              <text:list text:style-name="a651">
                <text:list-item>
                  <text:list text:style-name="a651">
                    <text:list-item>
                      <text:list text:style-name="a651">
                        <text:list-item>
                          <text:p text:style-name="a650" text:class-names="" text:cond-style-name=""><text:span text:style-name="a649" text:class-names="">Quatrième niveau</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2" text:class-names="">Cinquième niveau</text:span><text:span text:style-name="a653" text:class-names=""/></text:p>
                            </text:list-item>
                          </text:list>
                        </text:list-item>
                      </text:list>
                    </text:list-item>
                  </text:list>
                </text:list-item>
              </text:list>
            </text:list-item>
          </text:list>
        </draw:text-box>
        <svg:title/>
        <svg:desc/>
      </draw:frame>
      <draw:frame draw:id="id76" presentation:style-name="a660" draw:name="Date Placeholder 3" svg:x="1.52083in" svg:y="7.05751in" svg:width="1.31734in" svg:height="0.44249in" presentation:class="date-time" presentation:placeholder="false">
        <draw:text-box>
          <text:p text:style-name="a659" text:class-names="" text:cond-style-name=""><text:span text:style-name="a657" text:class-names=""><text:date text:fixed="false" style:data-style-name="a658">9/21/2025</text:date></text:span></text:p>
        </draw:text-box>
        <svg:title/>
        <svg:desc/>
      </draw:frame>
      <draw:frame draw:id="id77" presentation:style-name="a663" draw:name="Footer Placeholder 4" svg:x="3.16444in" svg:y="7.05751in" svg:width="6.8688in" svg:height="0.44249in" presentation:class="footer" presentation:placeholder="false">
        <draw:text-box>
          <text:p text:style-name="a662" text:class-names="" text:cond-style-name=""><text:span text:style-name="a661" text:class-names=""/></text:p>
        </draw:text-box>
        <svg:title/>
        <svg:desc/>
      </draw:frame>
      <draw:frame draw:id="id78" presentation:style-name="a666" draw:name="Slide Number Placeholder 5" svg:x="10.35951in" svg:y="7.05751in" svg:width="1.74573in" svg:height="0.44249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page-layout-name="pageLayout2" draw:style-name="a696">
        <draw:frame draw:id="id6" presentation:style-name="a669" draw:name="Espace réservé de l'en-tête 1" svg:x="0in" svg:y="0in" svg:width="3.25in" svg:height="0.50174in" presentation:class="header" presentation:placeholder="false">
          <draw:text-box>
            <text:p text:style-name="a668" text:class-names="" text:cond-style-name=""><text:span text:style-name="a667" text:class-names=""/></text:p>
          </draw:text-box>
          <svg:title/>
          <svg:desc/>
        </draw:frame>
        <draw:frame draw:id="id7" presentation:style-name="a673" draw:name="Espace réservé de la date 2" svg:x="4.24826in" svg:y="0in" svg:width="3.25in" svg:height="0.50174in" presentation:class="date-time" presentation:placeholder="false">
          <draw:text-box>
            <text:p text:style-name="a672" text:class-names="" text:cond-style-name=""><text:span text:style-name="a670" text:class-names=""><text:date text:fixed="false" style:data-style-name="a671">21/09/2025</text:date></text:span></text:p>
          </draw:text-box>
          <svg:title/>
          <svg:desc/>
        </draw:frame>
        <draw:page-thumbnail svg:x="0.75in" svg:y="1.25in" svg:width="6in" svg:height="3.375in" presentation:class="page" draw:id="id8" presentation:style-name="a674" draw:name="Espace réservé de l'image des diapositives 3">
          <svg:title/>
          <svg:desc/>
        </draw:page-thumbnail>
        <draw:frame draw:id="id9" presentation:style-name="a689" draw:name="Espace réservé des notes 4" svg:x="0.75in" svg:y="4.8125in" svg:width="6in" svg:height="3.9375in" presentation:class="notes" presentation:placeholder="false">
          <draw:text-box>
            <text:p text:style-name="a676" text:class-names="" text:cond-style-name=""><text:span text:style-name="a675" text:class-names="">Cliquez pour modifier les styles du texte du masque</text:span></text:p>
            <text:list text:style-name="a679">
              <text:list-item>
                <text:list text:style-name="a679">
                  <text:list-item>
                    <text:p text:style-name="a678" text:class-names="" text:cond-style-name=""><text:span text:style-name="a677" text:class-names="">Deuxième niveau</text:span></text:p>
                  </text:list-item>
                </text:list>
              </text:list-item>
            </text:list>
            <text:list text:style-name="a682">
              <text:list-item>
                <text:list text:style-name="a682">
                  <text:list-item>
                    <text:list text:style-name="a682">
                      <text:list-item>
                        <text:p text:style-name="a681" text:class-names="" text:cond-style-name=""><text:span text:style-name="a680" text:class-names="">Troisième niveau</text:span></text:p>
                      </text:list-item>
                    </text:list>
                  </text:list-item>
                </text:list>
              </text:list-item>
            </text:list>
            <text:list text:style-name="a685">
              <text:list-item>
                <text:list text:style-name="a685">
                  <text:list-item>
                    <text:list text:style-name="a685">
                      <text:list-item>
                        <text:list text:style-name="a685">
                          <text:list-item>
                            <text:p text:style-name="a684" text:class-names="" text:cond-style-name=""><text:span text:style-name="a683" text:class-names="">Quatrième niveau</text:span></text:p>
                          </text:list-item>
                        </text:list>
                      </text:list-item>
                    </text:list>
                  </text:list-item>
                </text:list>
              </text:list-item>
            </text:list>
            <text:list text:style-name="a688">
              <text:list-item>
                <text:list text:style-name="a688">
                  <text:list-item>
                    <text:list text:style-name="a688">
                      <text:list-item>
                        <text:list text:style-name="a688">
                          <text:list-item>
                            <text:list text:style-name="a688">
                              <text:list-item>
                                <text:p text:style-name="a687" text:class-names="" text:cond-style-name=""><text:span text:style-name="a686" text:class-names="">Cinquième niveau</text:span></text:p>
                              </text:list-item>
                            </text:list>
                          </text:list-item>
                        </text:list>
                      </text:list-item>
                    </text:list>
                  </text:list-item>
                </text:list>
              </text:list-item>
            </text:list>
          </draw:text-box>
          <svg:title/>
          <svg:desc/>
        </draw:frame>
        <draw:frame draw:id="id10" presentation:style-name="a692" draw:name="Espace réservé du pied de page 5" svg:x="0in" svg:y="9.49826in" svg:width="3.25in" svg:height="0.50174in" presentation:class="footer" presentation:placeholder="false">
          <draw:text-box>
            <text:p text:style-name="a691" text:class-names="" text:cond-style-name=""><text:span text:style-name="a690" text:class-names=""/></text:p>
          </draw:text-box>
          <svg:title/>
          <svg:desc/>
        </draw:frame>
        <draw:frame draw:id="id11" presentation:style-name="a695" draw:name="Espace réservé du numéro de diapositive 6" svg:x="4.24826in" svg:y="9.49826in" svg:width="3.25in" svg:height="0.50174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master-page>
    <style:master-page style:name="Master1-Layout11-vertTitleAndTx-Titre-vertical-et-texte" style:page-layout-name="pageLayout1" draw:style-name="a697">
      <draw:custom-shape svg:x="0.52285in" svg:y="0.00041in" svg:width="0.25in" svg:height="7.5in" draw:id="id79" draw:layer="Master1-bg" draw:style-name="a700" draw:name="Rectangle 8">
        <svg:title>Side bar</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frame draw:id="id80" presentation:style-name="a704" draw:name="Vertical Title 1" svg:x="10.49493in" svg:y="0.68259in" svg:width="1.71234in" svg:height="5.73408in" presentation:class="title" presentation:placeholder="false">
        <draw:text-box>
          <text:p text:style-name="a703" text:class-names="" text:cond-style-name=""><text:span text:style-name="a701" text:class-names="">Modifiez le style du titre</text:span><text:span text:style-name="a702" text:class-names=""/></text:p>
        </draw:text-box>
        <svg:title/>
        <svg:desc/>
      </draw:frame>
      <draw:frame draw:id="id81" presentation:style-name="a721" draw:name="Vertical Text Placeholder 2" svg:x="1.5in" svg:y="0.68259in" svg:width="8.94536in" svg:height="5.73408in" presentation:class="outline" presentation:placeholder="false">
        <draw:text-box>
          <text:list text:style-name="a707">
            <text:list-item>
              <text:p text:style-name="a706" text:class-names="" text:cond-style-name=""><text:span text:style-name="a705" text:class-names="">Cliquez pour modifier les styles du texte du masque</text:span></text:p>
            </text:list-item>
          </text:list>
          <text:list text:style-name="a710">
            <text:list-item>
              <text:list text:style-name="a710">
                <text:list-item>
                  <text:p text:style-name="a709" text:class-names="" text:cond-style-name=""><text:span text:style-name="a708" text:class-names="">Deuxième niveau</text:span></text:p>
                </text:list-item>
              </text:list>
            </text:list-item>
          </text:list>
          <text:list text:style-name="a713">
            <text:list-item>
              <text:list text:style-name="a713">
                <text:list-item>
                  <text:list text:style-name="a713">
                    <text:list-item>
                      <text:p text:style-name="a712" text:class-names="" text:cond-style-name=""><text:span text:style-name="a711" text:class-names="">Troisième niveau</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Quatrième niveau</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Cinquième niveau</text:span><text:span text:style-name="a718" text:class-names=""/></text:p>
                            </text:list-item>
                          </text:list>
                        </text:list-item>
                      </text:list>
                    </text:list-item>
                  </text:list>
                </text:list-item>
              </text:list>
            </text:list-item>
          </text:list>
        </draw:text-box>
        <svg:title/>
        <svg:desc/>
      </draw:frame>
      <draw:frame draw:id="id82" presentation:style-name="a725" draw:name="Date Placeholder 3" svg:x="1.52083in" svg:y="7.05751in" svg:width="1.31734in" svg:height="0.44249in" presentation:class="date-time" presentation:placeholder="false">
        <draw:text-box>
          <text:p text:style-name="a724" text:class-names="" text:cond-style-name=""><text:span text:style-name="a722" text:class-names=""><text:date text:fixed="false" style:data-style-name="a723">9/21/2025</text:date></text:span></text:p>
        </draw:text-box>
        <svg:title/>
        <svg:desc/>
      </draw:frame>
      <draw:frame draw:id="id83" presentation:style-name="a728" draw:name="Footer Placeholder 4" svg:x="3.16444in" svg:y="7.05751in" svg:width="6.8688in" svg:height="0.44249in" presentation:class="footer" presentation:placeholder="false">
        <draw:text-box>
          <text:p text:style-name="a727" text:class-names="" text:cond-style-name=""><text:span text:style-name="a726" text:class-names=""/></text:p>
        </draw:text-box>
        <svg:title/>
        <svg:desc/>
      </draw:frame>
      <draw:frame draw:id="id84" presentation:style-name="a731" draw:name="Slide Number Placeholder 5" svg:x="10.35951in" svg:y="7.05751in" svg:width="1.74573in" svg:height="0.44249in" presentation:class="page-number" presentation:placeholder="false">
        <draw:text-box>
          <text:p text:style-name="a730" text:class-names="" text:cond-style-name=""><text:span text:style-name="a729" text:class-names=""><text:page-number style:num-format="1" text:fixed="false"/></text:span></text:p>
        </draw:text-box>
        <svg:title/>
        <svg:desc/>
      </draw:frame>
      <presentation:notes style:page-layout-name="pageLayout2" draw:style-name="a761">
        <draw:frame draw:id="id6" presentation:style-name="a734" draw:name="Espace réservé de l'en-tête 1" svg:x="0in" svg:y="0in" svg:width="3.25in" svg:height="0.50174in" presentation:class="header" presentation:placeholder="false">
          <draw:text-box>
            <text:p text:style-name="a733" text:class-names="" text:cond-style-name=""><text:span text:style-name="a732" text:class-names=""/></text:p>
          </draw:text-box>
          <svg:title/>
          <svg:desc/>
        </draw:frame>
        <draw:frame draw:id="id7" presentation:style-name="a738" draw:name="Espace réservé de la date 2" svg:x="4.24826in" svg:y="0in" svg:width="3.25in" svg:height="0.50174in" presentation:class="date-time" presentation:placeholder="false">
          <draw:text-box>
            <text:p text:style-name="a737" text:class-names="" text:cond-style-name=""><text:span text:style-name="a735" text:class-names=""><text:date text:fixed="false" style:data-style-name="a736">21/09/2025</text:date></text:span></text:p>
          </draw:text-box>
          <svg:title/>
          <svg:desc/>
        </draw:frame>
        <draw:page-thumbnail svg:x="0.75in" svg:y="1.25in" svg:width="6in" svg:height="3.375in" presentation:class="page" draw:id="id8" presentation:style-name="a739" draw:name="Espace réservé de l'image des diapositives 3">
          <svg:title/>
          <svg:desc/>
        </draw:page-thumbnail>
        <draw:frame draw:id="id9" presentation:style-name="a754" draw:name="Espace réservé des notes 4" svg:x="0.75in" svg:y="4.8125in" svg:width="6in" svg:height="3.9375in" presentation:class="notes" presentation:placeholder="false">
          <draw:text-box>
            <text:p text:style-name="a741" text:class-names="" text:cond-style-name=""><text:span text:style-name="a740" text:class-names="">Cliquez pour modifier les styles du texte du masque</text:span></text:p>
            <text:list text:style-name="a744">
              <text:list-item>
                <text:list text:style-name="a744">
                  <text:list-item>
                    <text:p text:style-name="a743" text:class-names="" text:cond-style-name=""><text:span text:style-name="a742" text:class-names="">Deuxième niveau</text:span></text:p>
                  </text:list-item>
                </text:list>
              </text:list-item>
            </text:list>
            <text:list text:style-name="a747">
              <text:list-item>
                <text:list text:style-name="a747">
                  <text:list-item>
                    <text:list text:style-name="a747">
                      <text:list-item>
                        <text:p text:style-name="a746" text:class-names="" text:cond-style-name=""><text:span text:style-name="a745" text:class-names="">Troisième niveau</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Quatrième niveau</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Cinquième niveau</text:span></text:p>
                              </text:list-item>
                            </text:list>
                          </text:list-item>
                        </text:list>
                      </text:list-item>
                    </text:list>
                  </text:list-item>
                </text:list>
              </text:list-item>
            </text:list>
          </draw:text-box>
          <svg:title/>
          <svg:desc/>
        </draw:frame>
        <draw:frame draw:id="id10" presentation:style-name="a757" draw:name="Espace réservé du pied de page 5" svg:x="0in" svg:y="9.49826in" svg:width="3.25in" svg:height="0.50174in" presentation:class="footer" presentation:placeholder="false">
          <draw:text-box>
            <text:p text:style-name="a756" text:class-names="" text:cond-style-name=""><text:span text:style-name="a755" text:class-names=""/></text:p>
          </draw:text-box>
          <svg:title/>
          <svg:desc/>
        </draw:frame>
        <draw:frame draw:id="id11" presentation:style-name="a760" draw:name="Espace réservé du numéro de diapositive 6" svg:x="4.24826in" svg:y="9.49826in" svg:width="3.25in" svg:height="0.50174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PROFESSIONNEL Génie Logiciel</dc:title>
    <meta:initial-creator>Gnimdou Trésor BODJONA</meta:initial-creator>
    <dc:creator>Moussa Abakar  ALI</dc:creator>
    <meta:creation-date>2024-01-14T23:03:47Z</meta:creation-date>
    <dc:date>2025-09-22T00:40:14Z</dc:date>
    <meta:template xlink:href="TM10001105%5b%5bfn=Cadrage%5d%5d" xlink:type="simple"/>
    <meta:editing-cycles>78</meta:editing-cycles>
    <meta:editing-duration>PT198767S</meta:editing-duration>
    <meta:document-statistic meta:paragraph-count="120" meta:word-count="1350"/>
  </office:meta>
</office:document-meta>
</file>